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oogle Sans" svg:font-family="'Google Sans', Roboto,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Mono" svg:font-family="'Noto Mono'" style:font-pitch="fixed"/>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office:font-face-decls>
  <office:automatic-styles>
    <style:style style:name="P1" style:family="paragraph" style:parent-style-name="Text_20_body">
      <style:paragraph-properties fo:margin-left="0in" fo:margin-right="0in" fo:margin-top="0in" fo:margin-bottom="0in" style:contextual-spacing="false" fo:line-height="120%" fo:text-indent="0in" style:auto-text-indent="false" style:writing-mode="lr-tb"/>
      <style:text-properties fo:font-variant="normal" fo:text-transform="none" fo:color="#ffffff" loext:opacity="100%" style:text-line-through-style="none" style:text-line-through-type="none" style:font-name="Noto Sans Mono" fo:font-size="8pt" fo:font-style="normal" style:text-underline-style="none" fo:font-weight="normal" style:text-blinking="false" fo:background-color="transparent" style:font-size-asian="8pt" style:font-size-complex="8pt"/>
    </style:style>
    <style:style style:name="P2"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font-style="normal" style:text-underline-style="none" fo:font-weight="normal" style:text-blinking="false" fo:background-color="transparent" style:font-size-asian="8pt" style:font-size-complex="8pt"/>
    </style:style>
    <style:style style:name="P3" style:family="paragraph" style:parent-style-name="Standard">
      <style:text-properties fo:font-variant="normal" fo:text-transform="none" fo:color="#ffffff" loext:opacity="100%" style:text-line-through-style="none" style:text-line-through-type="none" style:font-name="Noto Sans Mono" fo:font-size="8pt" fo:font-style="normal" style:text-underline-style="none" fo:font-weight="normal" officeooo:paragraph-rsid="0013202e" style:text-blinking="false" fo:background-color="transparent" style:font-size-asian="8pt" style:font-size-complex="8pt"/>
    </style:style>
    <style:style style:name="P4" style:family="paragraph" style:parent-style-name="Text_20_body">
      <style:paragraph-properties fo:margin-left="0in" fo:margin-right="0in" fo:margin-top="0in" fo:margin-bottom="0in" style:contextual-spacing="false" fo:line-height="120%" fo:text-indent="0in" style:auto-text-indent="false" style:writing-mode="lr-tb"/>
      <style:text-properties fo:color="#ffffff" loext:opacity="100%" style:font-name="Noto Sans Mono" fo:font-size="8pt" officeooo:paragraph-rsid="001e45c5" style:font-size-asian="8pt" style:font-size-complex="8pt"/>
    </style:style>
    <style:style style:name="P5"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color="#ffffff" loext:opacity="100%" style:text-line-through-style="none" style:text-line-through-type="none" style:font-name="Noto Sans Mono" fo:font-size="8pt" fo:font-weight="bold" officeooo:rsid="001e45c5" officeooo:paragraph-rsid="001e45c5" style:font-size-asian="8pt" style:font-weight-asian="bold" style:font-size-complex="8pt" style:font-weight-complex="bold"/>
    </style:style>
    <style:style style:name="P6"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color="#ffffff" loext:opacity="100%" style:text-line-through-style="none" style:text-line-through-type="none" style:font-name="Noto Sans Mono" fo:font-size="8pt" fo:font-weight="bold" officeooo:paragraph-rsid="001e45c5" style:font-size-asian="8pt" style:font-weight-asian="bold" style:font-size-complex="8pt" style:font-weight-complex="bold"/>
    </style:style>
    <style:style style:name="P7"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bold" officeooo:rsid="002c8a76" officeooo:paragraph-rsid="002c8a76" style:font-weight-asian="bold" style:font-weight-complex="bold"/>
    </style:style>
    <style:style style:name="P8"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bold" officeooo:rsid="002c8a76" officeooo:paragraph-rsid="002d3a48" style:font-weight-asian="bold" style:font-weight-complex="bold"/>
    </style:style>
    <style:style style:name="P9"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bold" officeooo:rsid="002df81a" officeooo:paragraph-rsid="002df81a" style:font-weight-asian="bold" style:font-weight-complex="bold"/>
    </style:style>
    <style:style style:name="P10"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bold" officeooo:rsid="00377ef4" officeooo:paragraph-rsid="00377ef4" style:font-weight-asian="bold" style:font-weight-complex="bold"/>
    </style:style>
    <style:style style:name="P11"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bold" officeooo:paragraph-rsid="002df81a"/>
    </style:style>
    <style:style style:name="P12"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officeooo:paragraph-rsid="001e45c5"/>
    </style:style>
    <style:style style:name="P13"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officeooo:paragraph-rsid="0026b83e"/>
    </style:style>
    <style:style style:name="P14"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officeooo:rsid="0025284c" officeooo:paragraph-rsid="0025284c"/>
    </style:style>
    <style:style style:name="P15"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officeooo:rsid="0026b83e" officeooo:paragraph-rsid="0026b83e"/>
    </style:style>
    <style:style style:name="P16"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officeooo:rsid="002ad578" officeooo:paragraph-rsid="002ad578"/>
    </style:style>
    <style:style style:name="P17" style:family="paragraph" style:parent-style-name="Text_20_body">
      <style:paragraph-properties fo:margin-left="0in" fo:margin-right="0in" fo:margin-top="0in" fo:margin-bottom="0in" style:contextual-spacing="false" fo:line-height="120%" fo:text-align="end"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font-style="normal" style:text-underline-style="none" fo:font-weight="bold" officeooo:rsid="001e45c5" officeooo:paragraph-rsid="001e45c5" style:text-blinking="false" fo:background-color="transparent" style:font-size-asian="8pt" style:font-weight-asian="bold" style:font-size-complex="8pt" style:font-weight-complex="bold"/>
    </style:style>
    <style:style style:name="P18" style:family="paragraph" style:parent-style-name="Text_20_body">
      <style:paragraph-properties fo:margin-left="0in" fo:margin-right="0in" fo:margin-top="0in" fo:margin-bottom="0in" style:contextual-spacing="false" fo:line-height="120%" fo:text-align="end"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font-style="normal" style:text-underline-style="none" fo:font-weight="normal" officeooo:rsid="001e45c5" officeooo:paragraph-rsid="001e45c5" style:text-blinking="false" fo:background-color="transparent" style:font-size-asian="8pt" style:font-weight-asian="normal" style:font-size-complex="8pt" style:font-weight-complex="normal"/>
    </style:style>
    <style:style style:name="P19"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font-style="normal" style:text-underline-style="none" fo:font-weight="normal" officeooo:rsid="002421f5" officeooo:paragraph-rsid="001e45c5" style:text-blinking="false" fo:background-color="transparent" style:font-size-asian="8pt" style:font-weight-asian="normal" style:font-size-complex="8pt" style:font-weight-complex="normal"/>
    </style:style>
    <style:style style:name="P20"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font-style="normal" style:text-underline-style="none" fo:font-weight="normal" officeooo:rsid="0025284c" officeooo:paragraph-rsid="0025284c" style:text-blinking="false" fo:background-color="transparent" style:font-size-asian="8pt" style:font-weight-asian="normal" style:font-size-complex="8pt" style:font-weight-complex="normal"/>
    </style:style>
    <style:style style:name="P21"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font-style="normal" style:text-underline-style="none" fo:font-weight="normal" officeooo:rsid="0026b83e" officeooo:paragraph-rsid="0026b83e" style:text-blinking="false" fo:background-color="transparent" style:font-size-asian="8pt" style:font-weight-asian="normal" style:font-size-complex="8pt" style:font-weight-complex="normal"/>
    </style:style>
    <style:style style:name="P22"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83686" officeooo:paragraph-rsid="0026b83e" style:text-blinking="false" fo:background-color="transparent" style:font-size-asian="8pt" style:font-weight-asian="normal" style:font-size-complex="8pt" style:font-weight-complex="normal"/>
    </style:style>
    <style:style style:name="P23"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9c8e2" officeooo:paragraph-rsid="0026b83e" style:text-blinking="false" fo:background-color="transparent" style:font-size-asian="8pt" style:font-weight-asian="normal" style:font-size-complex="8pt" style:font-weight-complex="normal"/>
    </style:style>
    <style:style style:name="P24"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aefa3" officeooo:paragraph-rsid="002ad578" style:text-blinking="false" fo:background-color="transparent" style:font-size-asian="8pt" style:font-weight-asian="normal" style:font-size-complex="8pt" style:font-weight-complex="normal"/>
    </style:style>
    <style:style style:name="P25"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c8a76" officeooo:paragraph-rsid="002c8a76" style:text-blinking="false" fo:background-color="transparent" style:font-size-asian="8pt" style:font-style-asian="normal" style:font-weight-asian="normal" style:font-size-complex="8pt" style:font-style-complex="normal" style:font-weight-complex="normal"/>
    </style:style>
    <style:style style:name="P26"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df81a" officeooo:paragraph-rsid="002df81a" style:text-blinking="false" fo:background-color="transparent" style:font-size-asian="8pt" style:font-style-asian="normal" style:font-weight-asian="normal" style:font-size-complex="8pt" style:font-style-complex="normal" style:font-weight-complex="normal"/>
    </style:style>
    <style:style style:name="P27"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33ffc" officeooo:paragraph-rsid="002df81a" style:text-blinking="false" fo:background-color="transparent" style:font-size-asian="8pt" style:font-style-asian="normal" style:font-weight-asian="normal" style:font-size-complex="8pt" style:font-style-complex="normal" style:font-weight-complex="normal"/>
    </style:style>
    <style:style style:name="P28"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33ffc" officeooo:paragraph-rsid="002df81a" style:text-blinking="false" fo:background-color="transparent" style:font-size-asian="8pt" style:font-style-asian="normal" style:font-weight-asian="normal" style:font-size-complex="8pt" style:font-style-complex="normal" style:font-weight-complex="normal"/>
    </style:style>
    <style:style style:name="P29"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77ef4" officeooo:paragraph-rsid="00377ef4" style:text-blinking="false" fo:background-color="transparent" style:font-size-asian="8pt" style:font-style-asian="normal" style:font-weight-asian="normal" style:font-size-complex="8pt" style:font-style-complex="normal" style:font-weight-complex="normal"/>
    </style:style>
    <style:style style:name="P30"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77ef4" officeooo:paragraph-rsid="003a2bf5" style:text-blinking="false" fo:background-color="transparent" style:font-size-asian="8pt" style:font-style-asian="normal" style:font-weight-asian="normal" style:font-size-complex="8pt" style:font-style-complex="normal" style:font-weight-complex="normal"/>
    </style:style>
    <style:style style:name="P31"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2aefa3" officeooo:paragraph-rsid="002ad578" style:text-blinking="false" fo:background-color="transparent" style:font-size-asian="8pt" style:font-weight-asian="bold" style:font-size-complex="8pt" style:font-weight-complex="bold"/>
    </style:style>
    <style:style style:name="P32"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333ffc" officeooo:paragraph-rsid="002df81a" style:text-blinking="false" fo:background-color="transparent" style:font-size-asian="8pt" style:font-style-asian="normal" style:font-weight-asian="bold" style:font-size-complex="8pt" style:font-style-complex="normal" style:font-weight-complex="bold"/>
    </style:style>
    <style:style style:name="P33"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bold" officeooo:rsid="00377ef4" officeooo:paragraph-rsid="00377ef4" style:font-weight-asian="bold" style:font-weight-complex="bold"/>
    </style:style>
    <style:style style:name="P34"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bold" officeooo:rsid="003c83a0" officeooo:paragraph-rsid="003c83a0" style:font-weight-asian="bold" style:font-weight-complex="bold"/>
    </style:style>
    <style:style style:name="P35"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normal" officeooo:rsid="003c83a0" officeooo:paragraph-rsid="003da055" style:font-weight-asian="normal" style:font-weight-complex="normal"/>
    </style:style>
    <style:style style:name="P36"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normal" officeooo:rsid="00445db1" officeooo:paragraph-rsid="00466aa5" style:font-weight-asian="normal" style:font-weight-complex="normal"/>
    </style:style>
    <style:style style:name="P37"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normal" officeooo:rsid="00445db1" officeooo:paragraph-rsid="00488b42" style:font-weight-asian="normal" style:font-weight-complex="normal"/>
    </style:style>
    <style:style style:name="P38"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weight="normal" officeooo:rsid="00445db1" officeooo:paragraph-rsid="00466aa5" style:font-weight-asian="normal" style:font-weight-complex="normal"/>
    </style:style>
    <style:style style:name="P39"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normal" officeooo:rsid="004b3e80" officeooo:paragraph-rsid="004d7cf7" style:font-weight-asian="normal" style:font-weight-complex="normal"/>
    </style:style>
    <style:style style:name="P40" style:family="paragraph" style:parent-style-name="Text_20_body">
      <style:paragraph-properties fo:text-align="end" style:justify-single-word="false"/>
    </style:style>
    <style:style style:name="P41" style:family="paragraph" style:parent-style-name="Text_20_body">
      <style:paragraph-properties fo:margin-top="0in" fo:margin-bottom="0in" style:contextual-spacing="false" fo:text-align="end" style:justify-single-word="false"/>
      <style:text-properties officeooo:paragraph-rsid="00590c3a"/>
    </style:style>
    <style:style style:name="P42" style:family="paragraph" style:parent-style-name="Text_20_body">
      <style:paragraph-properties fo:margin-top="0in" fo:margin-bottom="0in" style:contextual-spacing="false" fo:text-align="end" style:justify-single-word="false"/>
      <style:text-properties officeooo:paragraph-rsid="00653741"/>
    </style:style>
    <style:style style:name="P43" style:family="paragraph" style:parent-style-name="Text_20_body">
      <style:paragraph-properties fo:text-align="start" style:justify-single-word="false"/>
    </style:style>
    <style:style style:name="P44" style:family="paragraph" style:parent-style-name="Text_20_body">
      <style:paragraph-properties fo:text-align="start" style:justify-single-word="false"/>
      <style:text-properties officeooo:paragraph-rsid="00556847"/>
    </style:style>
    <style:style style:name="P45" style:family="paragraph" style:parent-style-name="Text_20_body">
      <style:paragraph-properties fo:margin-top="0in" fo:margin-bottom="0in" style:contextual-spacing="false" fo:text-align="start" style:justify-single-word="false"/>
      <style:text-properties officeooo:paragraph-rsid="00568dab"/>
    </style:style>
    <style:style style:name="P46" style:family="paragraph" style:parent-style-name="Text_20_body" style:master-page-name="">
      <loext:graphic-properties draw:fill-gradient-name="gradient" draw:fill-hatch-name="hatch"/>
      <style:paragraph-properties fo:margin-top="0in" fo:margin-bottom="0in" style:contextual-spacing="false" fo:text-align="start" style:justify-single-word="false" style:page-number="auto" fo:keep-with-next="always"/>
      <style:text-properties officeooo:paragraph-rsid="00568dab"/>
    </style:style>
    <style:style style:name="P47" style:family="paragraph" style:parent-style-name="Text_20_body" style:master-page-name="">
      <loext:graphic-properties draw:fill-gradient-name="gradient" draw:fill-hatch-name="hatch"/>
      <style:paragraph-properties fo:margin-top="0in" fo:margin-bottom="0in" style:contextual-spacing="true" fo:text-align="start" style:justify-single-word="false" style:page-number="auto"/>
      <style:text-properties officeooo:paragraph-rsid="00568dab"/>
    </style:style>
    <style:style style:name="P48" style:family="paragraph" style:parent-style-name="Text_20_body">
      <style:paragraph-properties fo:text-align="start" style:justify-single-word="false"/>
      <style:text-properties officeooo:paragraph-rsid="0058516d"/>
    </style:style>
    <style:style style:name="P49" style:family="paragraph" style:parent-style-name="Text_20_body">
      <style:paragraph-properties fo:margin-top="0in" fo:margin-bottom="0in" style:contextual-spacing="false" fo:text-align="start" style:justify-single-word="false"/>
      <style:text-properties officeooo:paragraph-rsid="00590c3a"/>
    </style:style>
    <style:style style:name="P50" style:family="paragraph" style:parent-style-name="Text_20_body">
      <style:paragraph-properties fo:margin-top="0in" fo:margin-bottom="0in" style:contextual-spacing="false" fo:text-align="start" style:justify-single-word="false"/>
      <style:text-properties officeooo:paragraph-rsid="00626e40"/>
    </style:style>
    <style:style style:name="P51" style:family="paragraph" style:parent-style-name="Text_20_body">
      <style:paragraph-properties fo:margin-top="0in" fo:margin-bottom="0in" style:contextual-spacing="false" fo:text-align="start" style:justify-single-word="false"/>
      <style:text-properties officeooo:paragraph-rsid="00640f2e"/>
    </style:style>
    <style:style style:name="P52" style:family="paragraph" style:parent-style-name="Text_20_body">
      <style:paragraph-properties fo:margin-top="0in" fo:margin-bottom="0in" style:contextual-spacing="false" fo:text-align="start" style:justify-single-word="false"/>
      <style:text-properties officeooo:paragraph-rsid="00653741"/>
    </style:style>
    <style:style style:name="P53" style:family="paragraph" style:parent-style-name="Text_20_body">
      <style:paragraph-properties fo:text-align="center" style:justify-single-word="false"/>
    </style:style>
    <style:style style:name="P54" style:family="paragraph" style:parent-style-name="Text_20_body">
      <style:paragraph-properties fo:text-align="center" style:justify-single-word="false"/>
      <style:text-properties officeooo:paragraph-rsid="00568dab"/>
    </style:style>
    <style:style style:name="P55" style:family="paragraph" style:parent-style-name="Text_20_body">
      <style:paragraph-properties fo:margin-top="0in" fo:margin-bottom="0in" style:contextual-spacing="false" fo:text-align="center" style:justify-single-word="false"/>
      <style:text-properties officeooo:paragraph-rsid="00568dab"/>
    </style:style>
    <style:style style:name="P56" style:family="paragraph" style:parent-style-name="Text_20_body">
      <style:paragraph-properties fo:text-align="center" style:justify-single-word="false"/>
      <style:text-properties officeooo:paragraph-rsid="0058516d"/>
    </style:style>
    <style:style style:name="P57" style:family="paragraph" style:parent-style-name="Text_20_body">
      <style:paragraph-properties fo:margin-top="0in" fo:margin-bottom="0in" style:contextual-spacing="false" fo:text-align="center" style:justify-single-word="false"/>
      <style:text-properties officeooo:paragraph-rsid="00590c3a"/>
    </style:style>
    <style:style style:name="P58" style:family="paragraph" style:parent-style-name="Text_20_body">
      <style:paragraph-properties fo:margin-top="0in" fo:margin-bottom="0in" style:contextual-spacing="false" fo:text-align="center" style:justify-single-word="false"/>
      <style:text-properties officeooo:paragraph-rsid="00626e40"/>
    </style:style>
    <style:style style:name="P59" style:family="paragraph" style:parent-style-name="Text_20_body">
      <style:paragraph-properties fo:margin-top="0in" fo:margin-bottom="0in" style:contextual-spacing="false" fo:text-align="center" style:justify-single-word="false"/>
      <style:text-properties officeooo:paragraph-rsid="00640f2e"/>
    </style:style>
    <style:style style:name="P60" style:family="paragraph" style:parent-style-name="Text_20_body">
      <style:paragraph-properties fo:margin-top="0in" fo:margin-bottom="0in" style:contextual-spacing="false" fo:text-align="center" style:justify-single-word="false"/>
      <style:text-properties officeooo:paragraph-rsid="00653741"/>
    </style:style>
    <style:style style:name="T1" style:family="text">
      <style:text-properties officeooo:rsid="0013a5c5"/>
    </style:style>
    <style:style style:name="T2"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style>
    <style:style style:name="T3" style:family="text">
      <style:text-properties fo:font-variant="normal" fo:text-transform="none" style:text-line-through-style="none" style:text-line-through-type="none" fo:font-style="normal" style:text-underline-style="none" fo:font-weight="normal" officeooo:rsid="00165a84" style:text-blinking="false" fo:background-color="transparent" loext:char-shading-value="0"/>
    </style:style>
    <style:style style:name="T4" style:family="text">
      <style:text-properties fo:font-variant="normal" fo:text-transform="none" fo:font-style="normal" style:text-underline-style="none" fo:font-weight="normal" style:text-blinking="false" fo:background-color="transparent" loext:char-shading-value="0" style:font-weight-asian="normal" style:font-weight-complex="normal"/>
    </style:style>
    <style:style style:name="T5" style:family="text">
      <style:text-properties fo:font-variant="normal" fo:text-transform="none" fo:font-style="normal" style:text-underline-style="none" fo:font-weight="normal" officeooo:rsid="001e45c5" style:text-blinking="false" fo:background-color="transparent" loext:char-shading-value="0" style:font-weight-asian="normal" style:font-weight-complex="normal"/>
    </style:style>
    <style:style style:name="T6" style:family="text">
      <style:text-properties fo:font-variant="normal" fo:text-transform="none" fo:font-style="normal" style:text-underline-style="none" fo:font-weight="normal" officeooo:rsid="001e8908" style:text-blinking="false" fo:background-color="transparent" loext:char-shading-value="0" style:font-weight-asian="normal" style:font-weight-complex="normal"/>
    </style:style>
    <style:style style:name="T7" style:family="text">
      <style:text-properties fo:font-variant="normal" fo:text-transform="none" fo:font-style="normal" style:text-underline-style="none" fo:font-weight="normal" officeooo:rsid="002441e1" style:text-blinking="false" fo:background-color="transparent" loext:char-shading-value="0" style:font-weight-asian="normal" style:font-weight-complex="normal"/>
    </style:style>
    <style:style style:name="T8" style:family="text">
      <style:text-properties fo:font-variant="normal" fo:text-transform="none" fo:font-style="normal" style:text-underline-style="none" fo:font-weight="normal" style:text-blinking="false" fo:background-color="transparent" loext:char-shading-value="0" style:font-style-asian="normal" style:font-weight-asian="normal" style:font-style-complex="normal" style:font-weight-complex="normal"/>
    </style:style>
    <style:style style:name="T9" style:family="text">
      <style:text-properties fo:font-variant="normal" fo:text-transform="none" fo:color="#ffffff" loext:opacity="100%" style:text-line-through-style="none" style:text-line-through-type="none" style:font-name="Noto Sans Mono" fo:font-size="8pt" fo:font-style="normal" style:text-underline-style="none" fo:font-weight="normal" style:text-blinking="false" fo:background-color="transparent" loext:char-shading-value="0" style:font-size-asian="8pt" style:font-weight-asian="normal" style:font-size-complex="8pt" style:font-weight-complex="normal"/>
    </style:style>
    <style:style style:name="T10"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2421f5" style:text-blinking="false" fo:background-color="transparent" loext:char-shading-value="0" style:font-size-asian="8pt" style:font-weight-asian="normal" style:font-size-complex="8pt" style:font-weight-complex="normal"/>
    </style:style>
    <style:style style:name="T11"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1e8908" style:text-blinking="false" fo:background-color="transparent" loext:char-shading-value="0" style:font-size-asian="8pt" style:font-weight-asian="normal" style:font-size-complex="8pt" style:font-weight-complex="normal"/>
    </style:style>
    <style:style style:name="T12"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21d60b" style:text-blinking="false" fo:background-color="transparent" loext:char-shading-value="0" style:font-size-asian="8pt" style:font-weight-asian="normal" style:font-size-complex="8pt" style:font-weight-complex="normal"/>
    </style:style>
    <style:style style:name="T13"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22235d" style:text-blinking="false" fo:background-color="transparent" loext:char-shading-value="0" style:font-size-asian="8pt" style:font-weight-asian="normal" style:font-size-complex="8pt" style:font-weight-complex="normal"/>
    </style:style>
    <style:style style:name="T14"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26fad1" style:text-blinking="false" fo:background-color="transparent" loext:char-shading-value="0" style:font-size-asian="8pt" style:font-weight-asian="normal" style:font-size-complex="8pt" style:font-weight-complex="normal"/>
    </style:style>
    <style:style style:name="T15"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style:text-blinking="false" fo:background-color="transparent" loext:char-shading-value="0" style:font-size-asian="8pt" style:font-weight-asian="normal" style:font-size-complex="8pt" style:font-weight-complex="normal"/>
    </style:style>
    <style:style style:name="T16"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6fad1" style:text-blinking="false" fo:background-color="transparent" loext:char-shading-value="0" style:font-size-asian="8pt" style:font-weight-asian="normal" style:font-size-complex="8pt" style:font-weight-complex="normal"/>
    </style:style>
    <style:style style:name="T17"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83686" style:text-blinking="false" fo:background-color="transparent" loext:char-shading-value="0" style:font-size-asian="8pt" style:font-weight-asian="normal" style:font-size-complex="8pt" style:font-weight-complex="normal"/>
    </style:style>
    <style:style style:name="T18"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9c8e2" style:text-blinking="false" fo:background-color="transparent" loext:char-shading-value="0" style:font-size-asian="8pt" style:font-weight-asian="normal" style:font-size-complex="8pt" style:font-weight-complex="normal"/>
    </style:style>
    <style:style style:name="T19"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aefa3" style:text-blinking="false" fo:background-color="transparent" loext:char-shading-value="0" style:font-size-asian="8pt" style:font-weight-asian="normal" style:font-size-complex="8pt" style:font-weight-complex="normal"/>
    </style:style>
    <style:style style:name="T20"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d3a48" style:text-blinking="false" fo:background-color="transparent" loext:char-shading-value="0" style:font-size-asian="8pt" style:font-weight-asian="normal" style:font-size-complex="8pt" style:font-weight-complex="normal"/>
    </style:style>
    <style:style style:name="T21"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df81a" style:text-blinking="false" fo:background-color="transparent" loext:char-shading-value="0" style:font-size-asian="8pt" style:font-weight-asian="normal" style:font-size-complex="8pt" style:font-weight-complex="normal"/>
    </style:style>
    <style:style style:name="T22"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style:text-blinking="false"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83686" style:text-blinking="false"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d3a48" style:text-blinking="false"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df81a" style:text-blinking="false"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ff460" style:text-blinking="false"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11d11" style:text-blinking="false"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2ebf3" style:text-blinking="false"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30381" style:text-blinking="false"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33ffc" style:text-blinking="false"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517c4" style:text-blinking="false"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637c9" style:text-blinking="false"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67fb6" style:text-blinking="false"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89d48" style:text-blinking="false"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font-variant="normal" fo:text-transform="none" fo:color="#ffffff" loext:opacity="100%" style:text-line-through-style="none" style:text-line-through-type="none" style:font-name="Noto Sans Mono" fo:font-size="8pt" fo:letter-spacing="normal" fo:font-style="normal" style:text-underline-style="none" style:text-blinking="false" fo:background-color="transparent" loext:char-shading-value="0" style:font-size-asian="8pt" style:font-style-asian="normal" style:font-size-complex="8pt" style:font-style-complex="normal"/>
    </style:style>
    <style:style style:name="T36"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389d48" style:text-blinking="false" fo:background-color="transparent" loext:char-shading-value="0" style:font-size-asian="8pt" style:font-style-asian="normal" style:font-size-complex="8pt" style:font-style-complex="normal"/>
    </style:style>
    <style:style style:name="T37"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3da055" style:text-blinking="false" fo:background-color="transparent" loext:char-shading-value="0" style:font-size-asian="8pt" style:font-style-asian="normal" style:font-size-complex="8pt" style:font-style-complex="normal"/>
    </style:style>
    <style:style style:name="T38"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3e7ebe" style:text-blinking="false" fo:background-color="transparent" loext:char-shading-value="0" style:font-size-asian="8pt" style:font-style-asian="normal" style:font-size-complex="8pt" style:font-style-complex="normal"/>
    </style:style>
    <style:style style:name="T39"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410e73" style:text-blinking="false" fo:background-color="transparent" loext:char-shading-value="0" style:font-size-asian="8pt" style:font-style-asian="normal" style:font-size-complex="8pt" style:font-style-complex="normal"/>
    </style:style>
    <style:style style:name="T40"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42e9c8" style:text-blinking="false" fo:background-color="transparent" loext:char-shading-value="0" style:font-size-asian="8pt" style:font-style-asian="normal" style:font-size-complex="8pt" style:font-style-complex="normal"/>
    </style:style>
    <style:style style:name="T41"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466aa5" style:text-blinking="false" fo:background-color="transparent" loext:char-shading-value="0" style:font-size-asian="8pt" style:font-style-asian="normal" style:font-size-complex="8pt" style:font-style-complex="normal"/>
    </style:style>
    <style:style style:name="T42"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47b13e" style:text-blinking="false" fo:background-color="transparent" loext:char-shading-value="0" style:font-size-asian="8pt" style:font-style-asian="normal" style:font-size-complex="8pt" style:font-style-complex="normal"/>
    </style:style>
    <style:style style:name="T43"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488b42" style:text-blinking="false" fo:background-color="transparent" loext:char-shading-value="0" style:font-size-asian="8pt" style:font-style-asian="normal" style:font-size-complex="8pt" style:font-style-complex="normal"/>
    </style:style>
    <style:style style:name="T44"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499b78" style:text-blinking="false" fo:background-color="transparent" loext:char-shading-value="0" style:font-size-asian="8pt" style:font-style-asian="normal" style:font-size-complex="8pt" style:font-style-complex="normal"/>
    </style:style>
    <style:style style:name="T45"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4b22e6" style:text-blinking="false" fo:background-color="transparent" loext:char-shading-value="0" style:font-size-asian="8pt" style:font-style-asian="normal" style:font-size-complex="8pt" style:font-style-complex="normal"/>
    </style:style>
    <style:style style:name="T46"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4bd45f" style:text-blinking="false" fo:background-color="transparent" loext:char-shading-value="0" style:font-size-asian="8pt" style:font-style-asian="normal" style:font-size-complex="8pt" style:font-style-complex="normal"/>
    </style:style>
    <style:style style:name="T47"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4d7cf7" style:text-blinking="false" fo:background-color="transparent" loext:char-shading-value="0" style:font-size-asian="8pt" style:font-style-asian="normal" style:font-size-complex="8pt" style:font-style-complex="normal"/>
    </style:style>
    <style:style style:name="T48"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4f564a" style:text-blinking="false" fo:background-color="transparent" loext:char-shading-value="0" style:font-size-asian="8pt" style:font-style-asian="normal" style:font-size-complex="8pt" style:font-style-complex="normal"/>
    </style:style>
    <style:style style:name="T49"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50eda2" style:text-blinking="false" fo:background-color="transparent" loext:char-shading-value="0" style:font-size-asian="8pt" style:font-style-asian="normal" style:font-size-complex="8pt" style:font-style-complex="normal"/>
    </style:style>
    <style:style style:name="T50"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5185b6" style:text-blinking="false" fo:background-color="transparent" loext:char-shading-value="0" style:font-size-asian="8pt" style:font-style-asian="normal" style:font-size-complex="8pt" style:font-style-complex="normal"/>
    </style:style>
    <style:style style:name="T51"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530fe2" style:text-blinking="false" fo:background-color="transparent" loext:char-shading-value="0" style:font-size-asian="8pt" style:font-style-asian="normal" style:font-size-complex="8pt" style:font-style-complex="normal"/>
    </style:style>
    <style:style style:name="T52"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53eb0a" style:text-blinking="false" fo:background-color="transparent" loext:char-shading-value="0" style:font-size-asian="8pt" style:font-style-asian="normal" style:font-size-complex="8pt" style:font-style-complex="normal"/>
    </style:style>
    <style:style style:name="T53"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5479b2" style:text-blinking="false" fo:background-color="transparent" loext:char-shading-value="0" style:font-size-asian="8pt" style:font-style-asian="normal" style:font-size-complex="8pt" style:font-style-complex="normal"/>
    </style:style>
    <style:style style:name="T54"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bold" style:text-blinking="false" fo:background-color="transparent" loext:char-shading-value="0" style:font-size-asian="8pt" style:font-style-asian="normal" style:font-weight-asian="bold" style:font-size-complex="8pt" style:font-style-complex="normal" style:font-weight-complex="bold"/>
    </style:style>
    <style:style style:name="T55" style:family="text">
      <style:text-properties fo:font-variant="normal" fo:text-transform="none" fo:color="#ffffff" loext:opacity="100%" style:text-line-through-style="none" style:text-line-through-type="none" style:font-name="Noto Sans Mono" fo:font-size="8pt" fo:letter-spacing="normal" fo:font-style="italic" style:text-underline-style="none" fo:font-weight="normal" style:text-blinking="false" fo:background-color="transparent" loext:char-shading-value="0" style:font-size-asian="8pt" style:font-style-asian="italic" style:font-weight-asian="normal" style:font-size-complex="8pt" style:font-style-complex="italic" style:font-weight-complex="normal"/>
    </style:style>
    <style:style style:name="T56" style:family="text">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2d3a48" style:text-blinking="false" fo:background-color="transparent" loext:char-shading-value="0" style:font-size-asian="8pt" style:font-style-asian="italic" style:font-weight-asian="normal" style:font-size-complex="8pt" style:font-style-complex="italic" style:font-weight-complex="normal"/>
    </style:style>
    <style:style style:name="T57" style:family="text">
      <style:text-properties fo:font-variant="normal" fo:text-transform="none" fo:color="#e8eaed" loext:opacity="100%" style:font-name="Noto Sans Mono" fo:font-size="8pt" fo:letter-spacing="normal" fo:font-weight="bold" style:font-size-asian="8pt" style:font-weight-asian="bold" style:font-size-complex="8pt" style:font-weight-complex="bold"/>
    </style:style>
    <style:style style:name="T58" style:family="text">
      <style:text-properties fo:font-variant="normal" fo:text-transform="none" fo:color="#e8eaed" loext:opacity="100%" style:font-name="Noto Sans Mono" fo:font-size="8pt" fo:letter-spacing="normal" fo:font-style="normal" fo:font-weight="normal" style:font-size-asian="8pt" style:font-weight-asian="bold" style:font-size-complex="8pt" style:font-weight-complex="bold"/>
    </style:style>
    <style:style style:name="T59" style:family="text">
      <style:text-properties fo:font-variant="normal" fo:text-transform="none" fo:color="#e8eaed" loext:opacity="100%" style:font-name="Noto Sans Mono" fo:font-size="8pt" fo:letter-spacing="normal" fo:font-style="normal" fo:font-weight="normal" officeooo:rsid="00556847" style:font-size-asian="8pt" style:font-weight-asian="bold" style:font-size-complex="8pt" style:font-weight-complex="bold"/>
    </style:style>
    <style:style style:name="T60" style:family="text">
      <style:text-properties fo:font-variant="normal" fo:text-transform="none" fo:color="#e8eaed" loext:opacity="100%" style:font-name="Noto Sans Mono" fo:font-size="8pt" fo:letter-spacing="normal" fo:font-style="normal" fo:font-weight="normal" officeooo:rsid="00568dab" style:font-size-asian="8pt" style:font-weight-asian="normal" style:font-size-complex="8pt" style:font-weight-complex="normal"/>
    </style:style>
    <style:style style:name="T61" style:family="text">
      <style:text-properties fo:font-variant="normal" fo:text-transform="none" fo:color="#e8eaed" loext:opacity="100%" style:font-name="Noto Sans Mono" fo:font-size="8pt" fo:letter-spacing="normal" fo:font-style="normal" fo:font-weight="normal" officeooo:rsid="00556847" style:font-size-asian="8pt" style:font-weight-asian="normal" style:font-size-complex="8pt" style:font-weight-complex="normal"/>
    </style:style>
    <style:style style:name="T62" style:family="text">
      <style:text-properties fo:font-variant="normal" fo:text-transform="none" fo:color="#e8eaed" loext:opacity="100%" style:font-name="Noto Sans Mono" fo:font-size="8pt" fo:letter-spacing="normal" fo:font-style="normal" fo:font-weight="normal" officeooo:rsid="00590c3a" style:font-size-asian="8pt" style:font-weight-asian="normal" style:font-size-complex="8pt" style:font-weight-complex="normal"/>
    </style:style>
    <style:style style:name="T63" style:family="text">
      <style:text-properties fo:font-variant="normal" fo:text-transform="none" fo:color="#e8eaed" loext:opacity="100%" style:font-name="Noto Sans Mono" fo:font-size="8pt" fo:letter-spacing="normal" fo:font-style="normal" fo:font-weight="normal" officeooo:rsid="00600778" style:font-size-asian="8pt" style:font-weight-asian="normal" style:font-size-complex="8pt" style:font-weight-complex="normal"/>
    </style:style>
    <style:style style:name="T64" style:family="text">
      <style:text-properties fo:font-variant="normal" fo:text-transform="none" fo:color="#e8eaed" loext:opacity="100%" style:font-name="Noto Sans Mono" fo:font-size="8pt" fo:letter-spacing="normal" fo:font-style="normal" fo:font-weight="normal" officeooo:rsid="0061d06a" style:font-size-asian="8pt" style:font-weight-asian="normal" style:font-size-complex="8pt" style:font-weight-complex="normal"/>
    </style:style>
    <style:style style:name="T65" style:family="text">
      <style:text-properties fo:font-variant="normal" fo:text-transform="none" fo:color="#e8eaed" loext:opacity="100%" style:font-name="Noto Sans Mono" fo:font-size="8pt" fo:letter-spacing="normal" fo:font-style="normal" fo:font-weight="normal" officeooo:rsid="00626e40" style:font-size-asian="8pt" style:font-weight-asian="normal" style:font-size-complex="8pt" style:font-weight-complex="normal"/>
    </style:style>
    <style:style style:name="T66" style:family="text">
      <style:text-properties fo:font-variant="normal" fo:text-transform="none" fo:color="#e8eaed" loext:opacity="100%" style:font-name="Noto Sans Mono" fo:font-size="8pt" fo:letter-spacing="normal" fo:font-style="normal" fo:font-weight="normal" officeooo:rsid="00640f2e" style:font-size-asian="8pt" style:font-weight-asian="normal" style:font-size-complex="8pt" style:font-weight-complex="normal"/>
    </style:style>
    <style:style style:name="T67" style:family="text">
      <style:text-properties fo:font-variant="normal" fo:text-transform="none" fo:color="#e8eaed" loext:opacity="100%" style:font-name="Noto Sans Mono" fo:font-size="8pt" fo:letter-spacing="normal" fo:font-style="normal" fo:font-weight="normal" officeooo:rsid="00640f2e" style:font-size-asian="8pt" style:font-style-asian="normal" style:font-weight-asian="normal" style:font-size-complex="8pt" style:font-style-complex="normal" style:font-weight-complex="normal"/>
    </style:style>
    <style:style style:name="T68" style:family="text">
      <style:text-properties fo:font-variant="normal" fo:text-transform="none" fo:color="#e8eaed" loext:opacity="100%" style:font-name="Noto Sans Mono" fo:font-size="8pt" fo:letter-spacing="normal" fo:font-style="normal" officeooo:rsid="00640f2e" style:font-size-asian="8pt" style:font-size-complex="8pt"/>
    </style:style>
    <style:style style:name="T69" style:family="text">
      <style:text-properties fo:font-variant="normal" fo:text-transform="none" fo:color="#e8eaed" loext:opacity="100%" style:font-name="Noto Sans Mono" fo:font-size="8pt" fo:letter-spacing="normal" fo:font-style="normal" officeooo:rsid="00640f2e" style:font-size-asian="8pt" style:font-style-asian="normal" style:font-size-complex="8pt" style:font-style-complex="normal"/>
    </style:style>
    <style:style style:name="T70" style:family="text">
      <style:text-properties fo:font-variant="normal" fo:text-transform="none" fo:color="#e8eaed" loext:opacity="100%" style:font-name="Noto Sans Mono" fo:font-size="8pt" fo:letter-spacing="normal" fo:font-style="normal" fo:font-weight="bold" officeooo:rsid="00568dab" style:font-size-asian="8pt" style:font-weight-asian="bold" style:font-size-complex="8pt" style:font-weight-complex="bold"/>
    </style:style>
    <style:style style:name="T71" style:family="text">
      <style:text-properties fo:font-variant="normal" fo:text-transform="none" fo:color="#e8eaed" loext:opacity="100%" style:font-name="Noto Sans Mono" fo:font-size="8pt" fo:letter-spacing="normal" fo:font-style="normal" fo:font-weight="bold" officeooo:rsid="00556847" style:font-size-asian="8pt" style:font-weight-asian="bold" style:font-size-complex="8pt" style:font-weight-complex="bold"/>
    </style:style>
    <style:style style:name="T72" style:family="text">
      <style:text-properties fo:font-variant="normal" fo:text-transform="none" fo:color="#e8eaed" loext:opacity="100%" style:font-name="Noto Sans Mono" fo:font-size="8pt" fo:letter-spacing="normal" fo:font-style="normal" fo:font-weight="bold" officeooo:rsid="005e8f08" style:font-size-asian="8pt" style:font-weight-asian="bold" style:font-size-complex="8pt" style:font-weight-complex="bold"/>
    </style:style>
    <style:style style:name="T73" style:family="text">
      <style:text-properties fo:font-variant="normal" fo:text-transform="none" fo:color="#e8eaed" loext:opacity="100%" style:font-name="Noto Sans Mono" fo:font-size="8pt" fo:letter-spacing="normal" fo:font-style="normal" fo:font-weight="bold" officeooo:rsid="00590c3a" style:font-size-asian="8pt" style:font-weight-asian="bold" style:font-size-complex="8pt" style:font-weight-complex="bold"/>
    </style:style>
    <style:style style:name="T74" style:family="text">
      <style:text-properties fo:font-variant="normal" fo:text-transform="none" fo:color="#e8eaed" loext:opacity="100%" style:font-name="Noto Sans Mono" fo:font-size="8pt" fo:letter-spacing="normal" fo:font-style="normal" fo:font-weight="bold" officeooo:rsid="0061d06a" style:font-size-asian="8pt" style:font-weight-asian="bold" style:font-size-complex="8pt" style:font-weight-complex="bold"/>
    </style:style>
    <style:style style:name="T75" style:family="text">
      <style:text-properties fo:font-variant="normal" fo:text-transform="none" fo:color="#e8eaed" loext:opacity="100%" style:font-name="Noto Sans Mono" fo:font-size="8pt" fo:letter-spacing="normal" fo:font-style="normal" fo:font-weight="bold" officeooo:rsid="00626e40" style:font-size-asian="8pt" style:font-weight-asian="bold" style:font-size-complex="8pt" style:font-weight-complex="bold"/>
    </style:style>
    <style:style style:name="T76" style:family="text">
      <style:text-properties fo:font-variant="normal" fo:text-transform="none" fo:color="#e8eaed" loext:opacity="100%" style:font-name="Noto Sans Mono" fo:font-size="8pt" fo:letter-spacing="normal" fo:font-style="normal" fo:font-weight="bold" officeooo:rsid="00640f2e" style:font-size-asian="8pt" style:font-weight-asian="bold" style:font-size-complex="8pt" style:font-weight-complex="bold"/>
    </style:style>
    <style:style style:name="T77" style:family="text">
      <style:text-properties fo:font-variant="normal" fo:text-transform="none" fo:color="#e8eaed" loext:opacity="100%" style:font-name="Noto Sans Mono" fo:font-size="8pt" fo:letter-spacing="normal" fo:font-style="normal" fo:font-weight="bold" officeooo:rsid="00640f2e" style:font-size-asian="8pt" style:font-style-asian="normal" style:font-weight-asian="bold" style:font-size-complex="8pt" style:font-style-complex="normal" style:font-weight-complex="bold"/>
    </style:style>
    <style:style style:name="T78" style:family="text">
      <style:text-properties fo:font-variant="normal" fo:text-transform="none" fo:color="#e8eaed" loext:opacity="100%" style:font-name="Noto Sans Mono" fo:font-size="8pt" fo:letter-spacing="normal" fo:font-style="italic" fo:font-weight="normal" officeooo:rsid="00590c3a" style:font-size-asian="8pt" style:font-style-asian="italic" style:font-weight-asian="normal" style:font-size-complex="8pt" style:font-style-complex="italic" style:font-weight-complex="normal"/>
    </style:style>
    <style:style style:name="T79" style:family="text">
      <style:text-properties fo:font-variant="normal" fo:text-transform="none" fo:color="#e8eaed" loext:opacity="100%" style:font-name="Noto Sans Mono" fo:font-size="8pt" fo:letter-spacing="normal" fo:font-style="italic" fo:font-weight="normal" officeooo:rsid="00640f2e" style:font-size-asian="8pt" style:font-style-asian="italic" style:font-weight-asian="normal" style:font-size-complex="8pt" style:font-style-complex="italic" style:font-weight-complex="normal"/>
    </style:style>
    <style:style style:name="T80" style:family="text">
      <style:text-properties fo:font-variant="normal" fo:text-transform="none" fo:color="#e8eaed" loext:opacity="100%" style:font-name="Noto Sans Mono" fo:font-size="8pt" fo:letter-spacing="normal" fo:font-weight="normal" officeooo:rsid="00640f2e" style:font-size-asian="8pt" style:font-weight-asian="normal" style:font-size-complex="8pt" style:font-weight-complex="normal"/>
    </style:style>
    <style:style style:name="T81" style:family="text">
      <style:text-properties officeooo:rsid="0014cae5"/>
    </style:style>
    <style:style style:name="T82" style:family="text">
      <style:text-properties officeooo:rsid="00165a84"/>
    </style:style>
    <style:style style:name="T83" style:family="text">
      <style:text-properties officeooo:rsid="001c4d77"/>
    </style:style>
    <style:style style:name="T84" style:family="text">
      <style:text-properties style:font-name="Noto Sans Mono" fo:font-size="8pt" fo:font-weight="bold" style:font-size-asian="8pt" style:font-weight-asian="bold" style:font-size-complex="8pt" style:font-weight-complex="bold"/>
    </style:style>
    <style:style style:name="T85" style:family="text">
      <style:text-properties style:font-name="Noto Sans Mono" fo:font-size="8pt" fo:font-weight="bold" officeooo:rsid="00556847" style:font-size-asian="8pt" style:font-weight-asian="bold" style:font-size-complex="8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text:span text:style-name="T83">I</text:span> woke early, drank a coffee-and-a-half in the hammock, came upstairs and typed out four-and-a-half days worth of journal entries while trying to optimize my text editor… I had to revert back to plain text and fiddle with some custom printer margins, but I was finally able to print some pages to insert into my journal after dreaming about it for possibly a couple weeks. I think I should probably manually cut pages where they end with scissors in order to more easily transition between printed and hand-written entries.</text:p>
      <text:p text:style-name="P1"><text:s text:c="3"/>Or, maybe I could even just print over hand-written entries. It might look a little crazy, but I would end up with a nice heft and consistency.</text:p>
      <text:p text:style-name="P1"/>
      <text:p text:style-name="P2">. . .</text:p>
      <text:p text:style-name="P2"/>
      <text:p text:style-name="P1">I walked to Kota Kai, considering an iced latte, but checked my walk time to Hendrix while in line, and didn’t have time, so I went across the street to the Brew Pump, bought a six-pack of Trail Pass, walked down to Kev and Alyse’s and sat on the porch while they and Dulci partied inside.</text:p>
      <text:p text:style-name="P1"><text:s text:c="3"/>We loaded up the VW including Charlie the dog and drove down the mountain to Old Fort, where they had rented a pool using the app Swimply. We stocked the bar with seltzers, beers, sandwiches, fruit, tamales loaded up Jason’s playlist and started to swim. Ryan, Melissa and Max arrived at the same time, and we were soon joined by <text:span text:style-name="T1">Steve, Marissa, their friend Sarah, Scott, </text:span><text:span text:style-name="T81">his cousin Charlie,</text:span><text:span text:style-name="T1"> Leann, Evan, Amanda, Tuvi and Wes.</text:span></text:p>
      <text:p text:style-name="P1"><text:soft-page-break/><text:s text:c="3"/><text:span text:style-name="T81">We swam in the pool until 6PM and had a great time, packed our remaining belongings, got gas and drove up the mountain. Kev dropped me off at my house, where I changed clothes, got in the Mini and drove downtown to the Lazoom Room. I hung in the lot with Ether Scott while waiting for parking, loaded in my drums, set them up and walked to Asheville Club for a latte and an Americano. The drum circle was happening in Pritchard Park and downtown was very busy. I walked down Church Street, back to the venue where I drank my latte in the open window.</text:span></text:p>
      <text:p text:style-name="P1"><text:s text:c="3"/><text:span text:style-name="T81">We watched two lousy comedians, got into our black skin suits and made noises while Joe Carrol told some captivating stories, prompted by the word “cat.” </text:span><text:span text:style-name="T82">I got out of my suit, packed up my drums, put them in the Mini and drove home with the top down. Despite liking how my words looked the way they were printed, I tried several other methods, mainly due to wanting to be able to see when I had filled up a page, and also wanting to be able to center, bold, etc.</text:span></text:p>
      <text:p text:style-name="P4"><text:span text:style-name="T2"><text:s text:c="3"/></text:span><text:span text:style-name="T3">In other words, I typed in my journal and tweaked settings in the Mac Text editor (which I gave up on mainly due to it not being connected to the printer,) Google Docs (which doesn’t let you set a custom page size,) and LibreOffice Writer, which took some poking around, but I think I found a format and workflow I am happy with. I’m sure it will continue to evolve for a long while. My ultimate goal is to have something I’m totally happy with by the time I start my next journal.</text:span></text:p>
      <text:p text:style-name="P17"><text:soft-page-break/>—VI.XXII</text:p>
      <text:p text:style-name="P18"/>
      <text:p text:style-name="P5"><text:span text:style-name="T4">I woke and played Wordle with blurry eyes, </text:span><text:span text:style-name="T8">Edict</text:span><text:span text:style-name="T4"> in four. Hannah sent me a reel of a cat with a majestically fluffy tail and I had an appropriate one saved up with which to respond. She reacted with a laughing emoji but did not respond to my final texts from the day before, not that any response is necessary, especially between her sister’s bachelorette party and wedding.</text:span></text:p>
      <text:p text:style-name="P6"><text:span text:style-name="T5"><text:s text:c="3"/>Ryan texted me at 10:50 </text:span><text:span text:style-name="T6">asking if I wanted to bat book at 2. I said sure and walked up to Kota Kai, where I drank a cup of drip in the window </text:span><text:span text:style-name="T7">and scrolled around Amazon looking at journals that would be close to 4x6 in size. </text:span><text:span text:style-name="T6">I had planned on continuing to Aldi, but it was hot and I was tired. Instead, I walked home, sat at my computer and wrote in my journal.</text:span></text:p>
      <text:p text:style-name="P12"><text:span text:style-name="T11"><text:s text:c="3"/></text:span><text:span text:style-name="T12">Hannah texted me at noon with the Visible referral, asked how the pool hang went and gave a brief update about the girl house, which made me feel good. </text:span><text:span text:style-name="T13">I told her about the people and vittles of the pool party and went back to figuring out the best way to incorporate emdashes into LibreOffice Writer.</text:span></text:p>
      <text:p text:style-name="P19"/>
      <text:p text:style-name="P14"><text:span text:style-name="T10">I’</text:span><text:span text:style-name="T9">m not going to lie; I want to fill a whole page while I sit here because it is still so fun to print out entries and see them stuck into my journal. Plus, now I even have the use of bold and emdashes figured out, so here you have it, a full page!</text:span></text:p>
      <text:p text:style-name="P20"><text:soft-page-break/>. . .</text:p>
      <text:p text:style-name="P20"/>
      <text:p text:style-name="P21">At noon, I had texted Ryan, “Gwan give me a ride or should I drive?” He had not texted me by 1:06, so I decided to drive. I did about 10 laps around Battery Park before finding a spot, then unloaded the Fursty kit, paid for parking, set up, got a latte from Summit, waited for Fursty, played our first set, paid for more parking and played the second set.</text:p>
      <text:p text:style-name="P15"><text:span text:style-name="T9"><text:s text:c="3"/>I sat with my spine along the edge of the open door to the patio, played with mostly hot rods and thought about nothing. </text:span><text:span text:style-name="T14">Hannah texted saying, “We are staying just til Sunday and then on Monday I have a few days of work before everything starts on Thursday!”</text:span></text:p>
      <text:p text:style-name="P13"><text:span text:style-name="T14"><text:s text:c="3"/>I said, “</text:span><text:span text:style-name="T16">Ohhhhhh I thought the wedding was today!” and sent a picture of Ryan and I. He said, “Who you sending that to?” and I said, “I dunno!”</text:span></text:p>
      <text:p text:style-name="P13"><text:span text:style-name="T16"><text:s text:c="3"/></text:span><text:span text:style-name="T17">I packed up swiftly after the gig and walked to Burgerworx, where they were training a brand new employee. I was patient with him not wanting to ask me anything, but I could not tolerate the price, $26.98 for a double smash burger with two slices of cheese, fries and a GuinNA.</text:span></text:p>
      <text:p text:style-name="P22"><text:s text:c="3"/>I ate that, drove to High Five by the river, ordered another latte and drank it in front of the school under a tree. I was joined by Charlie the Human. We sat cross-legged and talked about the Greensboro show until Juan arrived. We had a rust-busting rehearsal during which I received a text from Scott:</text:p>
      <text:p text:style-name="P13"><text:soft-page-break/><text:span text:style-name="T17"><text:s text:c="3"/>“</text:span><text:span text:style-name="T23">Good day man! I hope this finds you well. A thought came to me and i wanted to run something by ya- we are heading to connecticut next thursday and coming back monday. Does any part of you find the motion of house/pet sitting at our place for those days? With payment involved too? No sweat if not, totally understand! Just wanted to run that prospect by you before we booked pur pet sitting peeps in case that sounded fun to you. Either way good vibes to ya!</text:span><text:span text:style-name="T17">”</text:span></text:p>
      <text:p text:style-name="P13"><text:span text:style-name="T17"><text:s text:c="3"/></text:span><text:span text:style-name="T18">I agreed, of course, finished rehearsal, said goodbye to Charlie &amp; Juan, drove to Ingles, bought two bananas, a can of peas, grape juice, grape popsicles and grapes. I drove home, pulled the truck forward, parked the Mini behind it and wrote in my journal. The neighbors at the top of the street are having a party, possibly their biggest since I’ve lived here, and it sounds like there’s a live band playing. I just may check it out.</text:span></text:p>
      <text:p text:style-name="P23"/>
      <text:p text:style-name="P16"><text:span text:style-name="T15">I grabbed a popsicle and walked out of the house. </text:span><text:span text:style-name="T18">I</text:span><text:span text:style-name="T15">f the gate had been open, I would have checked it out for sure, but something about having to go through the house was a dealbreaker. That’s something I’ve been noticing about myself a lot lately; I will avoid getting into a house or car unnecessarily at all reasonable costs when the weather is nice. Perhaps this is why the Brew Pump is my favorite bar ever———no need to go inside ever, not even to pee. </text:span><text:span text:style-name="T19">I think I will go there instead. If I write one more sentence, I can print this page too!</text:span></text:p>
      <text:p text:style-name="P31"><text:soft-page-break/>. . .</text:p>
      <text:p text:style-name="P24"/>
      <text:p text:style-name="P7"><text:span text:style-name="T15">When I walked into the Brew Pump, I saw Jackie, Amy, Annabelle and Eden sitting at the first table. Casey was at the second, </text:span><text:span text:style-name="T20">flipping</text:span><text:span text:style-name="T15"> me off. </text:span><text:span text:style-name="T20">He</text:span><text:span text:style-name="T15"> offered for me to sit, which I did, </text:span><text:span text:style-name="T20">and</text:span><text:span text:style-name="T15"> suggested I get a beer, so I went inside and bought a six-pack of Athletic IPA.</text:span></text:p>
      <text:p text:style-name="P7"><text:span text:style-name="T15"><text:s text:c="3"/>The girls were leaving by the time I went back outside. I sat down with Casey and realized he was very drunk. He eventually followed the girls across the street to the Pub, and I was left with JB, Chad, Fuckchop and Drunk Rob. JB left for tacos. Fuckchop went home to drink </text:span><text:span text:style-name="T20">more cheaply</text:span><text:span text:style-name="T15">. I observed to Chad that the place was dead. “Maybe I’ll sit out front with Lamont and see if anything happens,” I said.</text:span></text:p>
      <text:p text:style-name="P8"><text:span text:style-name="T15"><text:s text:c="3"/>Holly was calling the cops on a lady. I sat there listening to reggea and hip-hop coming from Lamont’s </text:span><text:span text:style-name="T21">bike</text:span><text:span text:style-name="T15">. Jackie and Annabelle joined us for a bit, then Grant, then Cam, </text:span><text:span text:style-name="T20">who said he had been to two graduation parties</text:span><text:span text:style-name="T15">. “</text:span><text:span text:style-name="T20">That must have been what was going on on my street,” I said.</text:span></text:p>
      <text:p text:style-name="P8"><text:span text:style-name="T20"><text:s text:c="3"/></text:span><text:span text:style-name="T15">Lamont rode his bicycle away and Cam wandered </text:span><text:span text:style-name="T20">back </text:span><text:span text:style-name="T15">around the corner. Grant was leaving, </text:span><text:span text:style-name="T20">too, </text:span><text:span text:style-name="T15">and after letting him compliment my chin for a third time, I walked </text:span><text:span text:style-name="T20">toward </text:span><text:span text:style-name="T15">home. </text:span><text:span text:style-name="T20">When I turned onto my street, I</text:span><text:span text:style-name="T15"> realized there </text:span><text:span text:style-name="T55">was</text:span><text:span text:style-name="T22"> a side gate open to the party, just not at an angle I could have ever noticed walking up from my house.</text:span></text:p>
      <text:p text:style-name="P7"><text:span text:style-name="T22"><text:s text:c="3"/>I went inside, ate </text:span><text:span text:style-name="T24">a few</text:span><text:span text:style-name="T22"> grapes, recycled my two Athletics, replaced the </text:span><text:span text:style-name="T25">liner</text:span><text:span text:style-name="T22"> from the trash I had </text:span><text:soft-page-break/><text:span text:style-name="T22">taken out earlier, took off my bag and hat, hung them on the side of my door, sat at my computer, smoked a bowl, put on </text:span><text:span text:style-name="T24">some </text:span><text:span text:style-name="T56">Piper Oz the Hound</text:span><text:span text:style-name="T22"> and wrote in my journal.</text:span></text:p>
      <text:p text:style-name="P25"/>
      <text:p text:style-name="P9"><text:span text:style-name="T22">I am very happy to be writing more verbosely at a computer, and I have had some ideas about how to do more of it. One idea is to go through </text:span><text:span text:style-name="T55">A Good Visit</text:span><text:span text:style-name="T22"> and rewrite/reformat it for 4x6, then find a random book to paste the story inside of.</text:span></text:p>
      <text:p text:style-name="P26"><text:s text:c="3"/>Obviously, another idea would be to start writing something new. I forgot to mention earlier I had purchased two notebooks from Ingles. One was too small for labels, but one has a hard cover, spiral binding and perforated pages. It could be really fun to prototype/iterate a story that way. Of course that could work with a donor paperback as well. It might even be extra cool to have random pages ripped out.</text:p>
      <text:p text:style-name="P9"><text:span text:style-name="T22"><text:s text:c="3"/></text:span><text:span text:style-name="T26">A third idea is go through and type up old journals. The slightly fictionalized ones I temporarily published might be a good candiate for that, if they aren’t too borin</text:span><text:span text:style-name="T27">g . . .</text:span><text:span text:style-name="T26"> </text:span><text:span text:style-name="T27">A quick glance makes them and the idea seem boring.</text:span></text:p>
      <text:p text:style-name="P9"><text:span text:style-name="T27"><text:s text:c="3"/>One thing I know for sure is I would like to get through this journal as quickly as possible so that I can start a new one. I do trust the process, though. </text:span><text:span text:style-name="T28">I think writing for no one, for now, is my best bet. I am on a roll because this method truly combines the best elements of typing and writing by hand.</text:span></text:p>
      <text:p text:style-name="P9"><text:soft-page-break/><text:span text:style-name="T28"><text:s text:c="3"/>Also, the notorious dots stolen from Mr. Vonnegut do their job better than ever. As always, they indicate how much writing was labored over in a sitting. But in this case, they indicate, while still </text:span><text:span text:style-name="T31">typing</text:span><text:span text:style-name="T28">, how far back an edit may go, </text:span><text:span text:style-name="T29">which could also be subconsciously interesting information upon reading.</text:span></text:p>
      <text:p text:style-name="P9"><text:span text:style-name="T29"><text:s text:c="3"/></text:span><text:span text:style-name="T30">What I’m trying to say is that this process may really encourage some healthy freewriting. I shouldn’t think too much about what I can extract from that, but I would certainly be open to the opportunity of a spinoff project. Conversely, being able to re-combine my journals and my freewriting after a short attempt of trying both months ago is very exiting. That process failed because, as I may have said earlier (or perhaps only in my excited text to Hannah,) having writing live on a computer only is just not exciting for me.</text:span></text:p>
      <text:p text:style-name="P11"><text:span text:style-name="T30"><text:s text:c="3"/></text:span><text:span text:style-name="T31">Said text: “This morning I realized I can print journal entries on my label printer and stick them into my journal so I can keep a consistent format whether I'm writing by hand or typing, both of which are great; I just hate that my hand cramps up if I have a lot to write or that they don't end up in the book if I switch to a keyboard. I can even write them out first and stick the label on top so my next one is gonna be fully printed... so stoked”</text:span></text:p>
      <text:p text:style-name="P9"><text:span text:style-name="T30"><text:s text:c="3"/></text:span><text:span text:style-name="T31">What I should do</text:span><text:span text:style-name="T30"> is print out the entries that only live on GitHub! Unlike the fictionalized sobriety </text:span><text:span text:style-name="T32">tales</text:span><text:span text:style-name="T30">, the GitHub ones have never existed in print. I would be very curious to read about that </text:span><text:soft-page-break/><text:span text:style-name="T33">not-so-long-ago </text:span><text:span text:style-name="T30">time </text:span><text:span text:style-name="T33">of my life</text:span><text:span text:style-name="T30">. If I remember correctly, it is mostly about playing World of Warcraft and music with Scott McMicken.</text:span></text:p>
      <text:p text:style-name="P27"/>
      <text:p text:style-name="P32">. . .</text:p>
      <text:p text:style-name="P28"/>
      <text:p text:style-name="P10"><text:span text:style-name="T30">I </text:span><text:span text:style-name="T22">copied the contents of my GitHub journal into LibreOffice Writer, formatted them into 4x6 format, printed 51 pages, smoked more weed, pasted pages into the notebook I had bought, sat on the bed, read them all and, at 2:30, wrote in my journal.</text:span></text:p>
      <text:p text:style-name="P29"/>
      <text:p text:style-name="P30">That was indeed a very interesting time of my life. It’s almost as if the motivation I had to work on keyboard and technical things during the day was a compensation to make up for the time lost while drinking and hungover.</text:p>
      <text:p text:style-name="P30"><text:s text:c="3"/>A logical way to fill the rest of the pages of that journal would be to transcribe the beginning of my next journal, but something about that seems inauthentic or maybe just unfun. Those entries already exist in physical form. It seems to imply the project is for someone other than me. A compromise would be to go back to the idea of printing the slightly fictionalized entries, but the original accounts of those days are in the very same journal. What should fill those pages?</text:p>
      <text:p text:style-name="P10"><text:span text:style-name="T22"><text:s text:c="3"/></text:span><text:span text:style-name="T34">I ate some grapes, laid in bed and eventually realized I couldn’t argue with sleep.</text:span></text:p>
      <text:p text:style-name="P10"><text:span text:style-name="T34"/></text:p>
      <text:p text:style-name="P10"><text:span text:style-name="T34"/></text:p>
      <text:p text:style-name="P34"><text:soft-page-break/><text:span text:style-name="T36">V</text:span><text:span text:style-name="T35">I.XXIII——</text:span></text:p>
      <text:p text:style-name="P34"><text:span text:style-name="T35"/></text:p>
      <text:p text:style-name="P35"><text:span text:style-name="T35">I woke around eight, went downstairs, made a cup of coffee and talked to Erica about my upcoming week. I went </text:span><text:span text:style-name="T43">back up</text:span><text:span text:style-name="T35">, used the restroom, printed and cleaned up my journal </text:span><text:span text:style-name="T43">crafting </text:span><text:span text:style-name="T35">mess from the day before. </text:span><text:span text:style-name="T37">I got dressed and, at 10:47, left the house and drove to Highland Brewing.</text:span></text:p>
      <text:p text:style-name="P35"><text:span text:style-name="T37"><text:s text:c="3"/>I set my drums up and sat </text:span><text:span text:style-name="T39">against a pillar at</text:span><text:span text:style-name="T37"> the </text:span><text:span text:style-name="T39">back of the</text:span><text:span text:style-name="T37"> </text:span><text:span text:style-name="T43">outdoor </text:span><text:span text:style-name="T37">stage. After Ryan had </text:span><text:span text:style-name="T43">arrived and </text:span><text:span text:style-name="T37">set up </text:span><text:span text:style-name="T53">his things</text:span><text:span text:style-name="T37">, he decided to go to the nearby</text:span><text:span text:style-name="T35"> </text:span><text:span text:style-name="T37">Starbucks, so I put in an order for a latte, “Tall hot whole.” We checked sounds once he returned, and then he disappeared again to get food for Melissa </text:span><text:span text:style-name="T43">and himself</text:span><text:span text:style-name="T37">. I continued to just sit on the stage.</text:span></text:p>
      <text:p text:style-name="P35"><text:span text:style-name="T37"><text:s text:c="3"/>Ryan and Tina checked out the craft tents while Melissa put </text:span><text:span text:style-name="T40">some paint on the barn</text:span><text:span text:style-name="T37">. Still, I sat. At 12:50, I walked slowly to the bathroom, then the bar, ordered an Athletic, walked back to the stage and played the first s</text:span><text:span text:style-name="T40">e</text:span><text:span text:style-name="T37">t. I still had half a beer, so I returned to my spot on the stage and sat some more.</text:span></text:p>
      <text:p text:style-name="P35"><text:span text:style-name="T37"><text:s text:c="3"/>We played our second set. Then, I went for a second Athletic and a Blunt pretzel. Rob the pretzel man gave me one for free because I was in the band. I thanked him and asked if he knew Lucy, told him to tell her Ross says hello. </text:span><text:span text:style-name="T38">I sat with Tina’s friends and the band in the shade near the stage and ate my pretzel w/ mustard but did not say much.</text:span></text:p>
      <text:p text:style-name="P35"><text:soft-page-break/><text:span text:style-name="T38"><text:s text:c="3"/>We played our third set, rocked out on the Angel Olsen finale. I packed up my drums, got a third Athletic and said my goodbyes, announcing that I was off to the beach. I got paid, drove home, unloaded my drums, laid on the bed for five seconds and decided I would leave </text:span><text:span text:style-name="T40">first thing </text:span><text:span text:style-name="T38">in the morning. I looked at my phone for a few minutes, finished my grapes, set out a laundry basket, threw my pants in it and wrote in my journal. </text:span></text:p>
      <text:p text:style-name="P35"><text:span text:style-name="T38"/></text:p>
      <text:p text:style-name="P38"><text:span text:style-name="T54">. . .</text:span></text:p>
      <text:p text:style-name="P36"><text:span text:style-name="T22"/></text:p>
      <text:p text:style-name="P37"><text:span text:style-name="T41">I napped for at least two hours, made noodles + peas and looked at my phone.</text:span></text:p>
      <text:p text:style-name="P37"><text:span text:style-name="T41"/></text:p>
      <text:p text:style-name="P37"><text:span text:style-name="T41">I am missing Hannah very much but don’t think I should tell her </text:span><text:span text:style-name="T43">so</text:span><text:span text:style-name="T41">. Instead, I sent her a reel. If she reacts to it, I may ask what she’s up to. I’m guessing she’s at home with her cats being lazy just like me. </text:span><text:span text:style-name="T42">Part of me fears she’s hanging out with someone else. </text:span><text:span text:style-name="T43">I know I shouldn’t be strategizing so much. </text:span><text:span text:style-name="T42">Driving to the beach would have been a good way to escape this mind trap, but I was obviously so very tired.</text:span></text:p>
      <text:p text:style-name="P37"><text:span text:style-name="T42"><text:s text:c="3"/>I am excited to ride Lazoom with her on Monday, but also realizing we don’t have an out-of-town opportunity to carpool anywhere together until Rare Bird Farm in September, which is worth being sad about no matter what becomes of our relationship. </text:span></text:p>
      <text:p text:style-name="P37"><text:span text:style-name="T42"><text:s text:c="3"/>That has been one of my favorite things to do ———something inherently fragile in it. Hopefully we can </text:span><text:soft-page-break/><text:span text:style-name="T42">do more of it next year, but it is </text:span><text:span text:style-name="T43">probably</text:span><text:span text:style-name="T42"> dependent upon what life looks like. Maybe I’m wrong about that. Maybe it’s a love language we can share no matter who we’re with in the future. I still hope </text:span><text:span text:style-name="T44">we </text:span><text:span text:style-name="T53">will be</text:span><text:span text:style-name="T44"> with</text:span><text:span text:style-name="T42"> each other.</text:span></text:p>
      <text:p text:style-name="P37"><text:span text:style-name="T42"><text:s text:c="3"/></text:span><text:span text:style-name="T45">I am ready for darkness to fall. I just want to lay in bed.</text:span></text:p>
      <text:p text:style-name="P37"><text:span text:style-name="T45"/></text:p>
      <text:p text:style-name="P39"><text:span text:style-name="T45">I </text:span><text:span text:style-name="T35">did it. I made it to the darkness. I haven’t had a drink in 113 days or watched porn in longer than that, nor have I played WoW for more than 20 minutes. </text:span><text:span text:style-name="T46">This is the first time I have said I am proud of myself for those things in writing.</text:span></text:p>
      <text:p text:style-name="P39"><text:span text:style-name="T46"><text:s text:c="3"/></text:span><text:span text:style-name="T47">My ability to be independent slowly grows, but I do yearn for just a little reassurance from Hannah, to know that she has some interest in trying to figure out what a life with me could look like. That is not the kind of validation I </text:span><text:span text:style-name="T48">should be seeking</text:span><text:span text:style-name="T47">, but there is no sense in denying that I crave it. </text:span></text:p>
      <text:p text:style-name="P39"><text:span text:style-name="T47"><text:s text:c="3"/></text:span><text:span text:style-name="T49">I realized a little while ago that it has only been three days since I saw </text:span><text:span text:style-name="T53">her</text:span><text:span text:style-name="T49">. It could be eight more until I see her again. What am I going to do when she’s gone in Europe all of August? What did I do before I became preoccupied with her? I drank.</text:span></text:p>
      <text:p text:style-name="P39"><text:span text:style-name="T49"><text:s text:c="3"/></text:span><text:span text:style-name="T50">Writing is the best. I will have no shame if I fill the rest of this journal with thoughts like I have avoided doing for so long. </text:span><text:span text:style-name="T51">I do hope to get a text from her soon, but I need to not be nosy. </text:span></text:p>
      <text:p text:style-name="P39"><text:span text:style-name="T51"><text:s text:c="3"/></text:span><text:span text:style-name="T52">If </text:span><text:span text:style-name="T53">she</text:span><text:span text:style-name="T52"> texted me asking how my night has been, I would say I’m grateful for alone time even though I’m feeling lonely.</text:span></text:p>
      <text:p text:style-name="P40"><text:soft-page-break/><text:span text:style-name="Source_20_Text"><text:span text:style-name="T84">—VI.XXIV</text:span></text:span></text:p>
      <text:p text:style-name="P40"><text:span text:style-name="Source_20_Text"><text:span text:style-name="T84"/></text:span></text:p>
      <text:p text:style-name="P44"><text:span text:style-name="Source_20_Text"><text:span text:style-name="T58">I dreamt of being in an airport with Hannah and others. She kept excitedly grabbing the hand of a lumberjack-type dude. I woke at 6:09 and was still very tired, so I decided to disable my 6:30 alarm. I fell back asleep and dreamt I was in the front yard with all three dogs. They were going crazy over passersby and wandering into the next yard through missing boards in the fence.</text:span></text:span><text:span text:style-name="Source_20_Text"><text:span text:style-name="T84"><text:line-break/> <text:s text:c="2"/></text:span></text:span><text:span text:style-name="Source_20_Text"><text:span text:style-name="T58">My alarm went off at 7 and I disabled it. I knew I needed to get up because my dreams were getting bad, and I eventually realized I shouldn’t have disabled the alarm. So, I played Wordle and threw my laptop into the laundry basket. I grabbed my blue bag and put my journal, charger, toothbrush and toothpaste inside, put on my clothes and hat and laid back on the bed for a while.</text:span></text:span><text:span text:style-name="Source_20_Text"><text:span text:style-name="T84"><text:line-break/> <text:s text:c="2"/></text:span></text:span><text:span text:style-name="Source_20_Text"><text:span text:style-name="T58">At 8:01 I left the house and drove all the way to exit 125 in Hickory, where I ordered a grande dark roast and bought $40 of gasoline. I continued east, encountering two almost-incidents near Greensboro, the first of which frazzled/confused me and led to me taking I-73 instead of I-40.</text:span></text:span><text:span text:style-name="Source_20_Text"><text:span text:style-name="T84"><text:line-break/> <text:s text:c="2"/></text:span></text:span><text:span text:style-name="Source_20_Text"><text:span text:style-name="T58">I eventually merged back with 40, took 440 East in Raleigh, then I-64. I exited onto 264 and stopped for more coffee and a pee at a Speedway in Farmville. I drove the remaining 45 minutes, ate two bowls of macaroni salad, took a tour of the house and yard, took a picture of me in my marching band uniform, sent it to Hannah saying, “Made it!” and sat on the couch with Dad while it rained and tried </text:span></text:span><text:soft-page-break/><text:span text:style-name="Source_20_Text"><text:span text:style-name="T58">not to look too bored.</text:span></text:span><text:span text:style-name="Source_20_Text"><text:span text:style-name="T84"><text:line-break/> <text:s text:c="2"/></text:span></text:span><text:span text:style-name="Source_20_Text"><text:span text:style-name="T57">“</text:span></text:span><text:span text:style-name="Source_20_Text"><text:span text:style-name="T58">Well, you two are an interesting pair,” Mom said.</text:span></text:span><text:span text:style-name="Source_20_Text"><text:span text:style-name="T84"><text:line-break/> <text:s text:c="2"/></text:span></text:span><text:span text:style-name="Source_20_Text"><text:span text:style-name="T58">I said, “That’s good!”</text:span></text:span><text:span text:style-name="Source_20_Text"><text:span text:style-name="T84"><text:line-break/></text:span></text:span><text:span text:style-name="Source_20_Text"><text:span text:style-name="T58">She told me about how she had been to a democrats meeting, taken two walks total, asked about purchasing her car vs renting it and said that there’s a gym with an indoor pool; she would probably check it out when she gets more settled in.</text:span></text:span><text:span text:style-name="Source_20_Text"><text:span text:style-name="T84"><text:line-break/></text:span></text:span><text:span text:style-name="Source_20_Text"><text:span text:style-name="T57">“</text:span></text:span><text:span text:style-name="Source_20_Text"><text:span text:style-name="T58">You look pretty settled in to me,” I said. </text:span></text:span><text:span text:style-name="Source_20_Text"><text:span text:style-name="T84"><text:line-break/> <text:s text:c="2"/></text:span></text:span><text:span text:style-name="Source_20_Text"><text:span text:style-name="T57">“</text:span></text:span><text:span text:style-name="Source_20_Text"><text:span text:style-name="T58">Well, I’ve got a lot of bare walls.”</text:span></text:span><text:span text:style-name="Source_20_Text"><text:span text:style-name="T84"><text:line-break/> <text:s text:c="2"/></text:span></text:span><text:span text:style-name="Source_20_Text"><text:span text:style-name="T58">I decided to go lie down and had a nice nap in the guest room in the rain. I woke up, ate four grapes, went to the car for my laundry basket, started a load and wrote in my journal. </text:span></text:span><text:span text:style-name="Source_20_Text"><text:span text:style-name="T84"><text:line-break/><text:line-break/></text:span></text:span><text:span text:style-name="Source_20_Text"><text:span text:style-name="T58">Hannah texted me back at 5:16, emphasizing my image and saying, “Yay!!!” It is an underwhelming response, but I think she’s doing double duty today, nanny bartender. I forgot to mention that she had texted me first today at 11:04, which made me feel good for a while. “Have a good trip!!! Did you leave yet?” she asked. “I-40 is a mess today.”</text:span></text:span><text:span text:style-name="Source_20_Text"><text:span text:style-name="T84"><text:line-break/><text:line-break/></text:span></text:span><text:span text:style-name="Source_20_Text"><text:span text:style-name="T58">We ate dinner, chicken &amp; white bean soup w/ salad. I sat on the back stoop while they cleaned up, then sat in the living room for a while. Me and Dad were looking at our phones while Mom read a book. She asked me while Dad was in the kitchen if everything was all right. I said, “Mm-hmm,” and her face shriveled up. She knew I was lying. It was upsetting because it was not a good invitation to talk about it. I guess no one wants to open up to a social </text:span></text:span><text:soft-page-break/><text:span text:style-name="Source_20_Text"><text:span text:style-name="T58">worker.</text:span></text:span><text:span text:style-name="Source_20_Text"><text:span text:style-name="T84"><text:line-break/> <text:s text:c="2"/></text:span></text:span><text:span text:style-name="Source_20_Text"><text:span text:style-name="T58">I rolled up my laundry and we went to the waterfront, took a walk along the boardwalk and got drinks on the back patio of Mulberry. I had a latte and a Ceebo, which tasted a bit like Mountain Water. Mom had a chocolate stout and Dad, of course, an IPA. I asked him what kind it was, but I can’t remember now.</text:span></text:span><text:span text:style-name="Source_20_Text"><text:span text:style-name="T84"><text:line-break/> <text:s text:c="2"/></text:span></text:span><text:span text:style-name="Source_20_Text"><text:span text:style-name="T58">I drove us back home and Mom said, “I miss my Mini logo, too,” one of several hints that she was mourning the loss of her convertible. I said, “We can trade back if you want.”</text:span></text:span><text:span text:style-name="Source_20_Text"><text:span text:style-name="T84"><text:line-break/> <text:s text:c="2"/></text:span></text:span><text:span text:style-name="Source_20_Text"><text:span text:style-name="T57">“</text:span></text:span><text:span text:style-name="Source_20_Text"><text:span text:style-name="T58">Well, that would make me happy. We can trade every so often and just say that you’re borrowing it.”</text:span></text:span><text:span text:style-name="Source_20_Text"><text:span text:style-name="T84"><text:line-break/></text:span></text:span><text:span text:style-name="Source_20_Text"><text:span text:style-name="T58">I walked in the house, sat down and wrote in my journal.</text:span></text:span><text:span text:style-name="Source_20_Text"><text:span text:style-name="T84"><text:line-break/><text:line-break/></text:span></text:span><text:span text:style-name="Source_20_Text"><text:span text:style-name="T58">The car trade a win/win for me because both options of buying and renting are monetarily stressful—buying in the short term because of registration and plate change costs, and renting in the long because she pays 90-something dollars in insurance. Honestly, I will not miss the convertible at all. I know people will ask me if I do, but keeping them guessing is always more interesting.</text:span></text:span><text:span text:style-name="Source_20_Text"><text:span text:style-name="T84"><text:line-break/> <text:s text:c="2"/></text:span></text:span><text:span text:style-name="Source_20_Text"><text:span text:style-name="T58">On the drive down, once I got some coffee in me, I had an exciting idea for how to fill the latter half of the github journal; I’m going to go through and create journal entries for the missing months, probably starting tonight, which should be fairly possible thanks to my calendar and Maps Timeline. I only wonder if there’s a way to view all of my text </text:span></text:span><text:soft-page-break/><text:span text:style-name="Source_20_Text"><text:span text:style-name="T58">messages in a purely chronological order, regardless of who sent them or who they were sent to.</text:span></text:span><text:span text:style-name="Source_20_Text"><text:span text:style-name="T84"><text:line-break/> <text:s text:c="2"/></text:span></text:span><text:span text:style-name="Source_20_Text"><text:span text:style-name="T58">It seems like the app Legal Text Collector will be the best option, but the process of going through it will be somewhat daunting. Perhaps I will start by collecting whatever I can via calendar and timeline only, and maybe even go through them one at a time. The start date is November 23rd and the end date is March 6. </text:span></text:span><text:span text:style-name="Source_20_Text"><text:span text:style-name="T84"><text:line-break/><text:line-break/></text:span></text:span><text:span text:style-name="Source_20_Text"><text:span text:style-name="T58">I went through my calendar and wrote a short summary for each day. I had hoped Hannah might text me by 11PM on account of the short response earlier and, at 10:30, I received an Emmylou update and an inquiry into how my visit was going. We texted a lot about her cowriting session and her appointment with her sister and her sister’s hair stylist. I warned her I would bug her more about the song when I saw her and we scheduled some outdoor time on Wednesday after 4.</text:span></text:span><text:span text:style-name="Source_20_Text"><text:span text:style-name="T84"><text:line-break/> <text:s text:c="2"/></text:span></text:span><text:span text:style-name="Source_20_Text"><text:span text:style-name="T58">This kinda makes me think I should find a way out of seeing Jenny Lewis with Cait, mainly because I want to have my evening free in case hers’ is. But also, I don’t want to have to tell her I’m going to a show with my ex. Also, that might be the best time to meet up with Scott regarding house sitting, and I would love to invite Hannah to that. I will have to think in depth about this tomorrow. Letting Cait know at the last minute would be lame, and I probably won’t receive any additional helpful information.</text:span></text:span><text:span text:style-name="Source_20_Text"><text:span text:style-name="T84"><text:line-break/> <text:s text:c="2"/></text:span></text:span><text:span text:style-name="Source_20_Text"><text:span text:style-name="T58">There was a half-hour lull at 11:30 and then we texted for another hour about the Olympics, Melissa, </text:span></text:span><text:soft-page-break/><text:span text:style-name="Source_20_Text"><text:span text:style-name="T58">Say She She and the Nashville notation system and said our night-nights.</text:span></text:span></text:p>
      <text:p text:style-name="P44"><text:span text:style-name="Source_20_Text"><text:span text:style-name="T58"/></text:span></text:p>
      <text:p text:style-name="P53"><text:span text:style-name="Source_20_Text"><text:span text:style-name="T84">—VI.XXV—</text:span></text:span><text:span text:style-name="Source_20_Text"><text:span text:style-name="T85"> </text:span></text:span></text:p>
      <text:p text:style-name="P43"><text:span text:style-name="Source_20_Text"><text:span text:style-name="T85"/></text:span></text:p>
      <text:p text:style-name="P48"><text:span text:style-name="Source_20_Text"><text:span text:style-name="T59">I woke up, got barked at by Nick, poured a tiny amount of coffee into my brown cast iron cup and sat on the couch. Mom was reading a book in the chair with her mouth open. I flipped through Time Magazine while she called the pontoon place, the Estuarium.</text:span></text:span><text:span text:style-name="Source_20_Text"><text:span text:style-name="T85"><text:line-break/> <text:s text:c="2"/></text:span></text:span><text:span text:style-name="Source_20_Text"><text:span text:style-name="T59">Time was so blatantly pro-Joe and Israel, and the boat was booked until late July. I decided I would walk downtown. My phone said it would take 37 minutes. Mom said she would meet me after she had dropped Mr. Spunky off for his grooming.</text:span></text:span><text:span text:style-name="Source_20_Text"><text:span text:style-name="T85"><text:line-break/> <text:s text:c="2"/></text:span></text:span><text:span text:style-name="Source_20_Text"><text:span text:style-name="T59">I set off, said hello to the growly black lab across the street and walked down the shady side of Market. I stopped at the Cash Points, deposited $100, snooped around a book store, scoped out coffee shops on my phone, turned onto Market Street and went to the pawn shop, where I bought an XLR cable for $15.</text:span></text:span><text:span text:style-name="Source_20_Text"><text:span text:style-name="T85"><text:line-break/> <text:s text:c="2"/></text:span></text:span><text:span text:style-name="Source_20_Text"><text:span text:style-name="T59">Mom was around the corner drinking a limeade, so I met up with her, walked back down Market to the Little Inn on Main, ordered a quad latte, sat outside and wrote in my journal. I was watching Mom mouth-breathe and wondering if she had always done that. Could it possibly be a cause of her COPD or rather a symptom? Dad walked up and ordered a frappe. I said, "Look at *that* thing!" He said, </text:span></text:span><text:soft-page-break/><text:span text:style-name="Source_20_Text"><text:span text:style-name="T59">"Hmm?"</text:span></text:span><text:span text:style-name="Source_20_Text"><text:span text:style-name="T85"><text:line-break/> <text:s text:c="2"/></text:span></text:span><text:span text:style-name="Source_20_Text"><text:span text:style-name="T59">We walked along the waterfront back to Mom’s car on Market Street. She was eager to get back home for some reason. Dad and I had lunch at Down on Main—he, a Po Boy w/ Red Oak and me, salmon over rice w/ Starry. He said he was looking forward to the Fall and I said, "The mountains are hot, too."</text:span></text:span><text:span text:style-name="Source_20_Text"><text:span text:style-name="T85"><text:line-break/> <text:s text:c="2"/></text:span></text:span><text:span text:style-name="Source_20_Text"><text:span text:style-name="T59">"Are they?</text:span></text:span><text:span text:style-name="Source_20_Text"><text:span text:style-name="T85"><text:line-break/> <text:s text:c="2"/></text:span></text:span><text:span text:style-name="Source_20_Text"><text:span text:style-name="T59">"Yep. The Fall is a ways away, so maybe you should find a way to be happy now."</text:span></text:span><text:span text:style-name="Source_20_Text"><text:span text:style-name="T85"><text:line-break/></text:span></text:span><text:span text:style-name="Source_20_Text"><text:span text:style-name="T59">He said he was going to the upcoming Rotary meeting. I walked him to his car and said I was going to hang out at the library, then, "You gonna hang at the house and listen to Nick?"</text:span></text:span><text:span text:style-name="Source_20_Text"><text:span text:style-name="T85"><text:line-break/></text:span></text:span><text:span text:style-name="Source_20_Text"><text:span text:style-name="T59">"Yeah, probably."</text:span></text:span><text:span text:style-name="Source_20_Text"><text:span text:style-name="T85"><text:line-break/> <text:s text:c="2"/></text:span></text:span><text:span text:style-name="Source_20_Text"><text:span text:style-name="T59">"I walked to the library with a painful poop looming. From the restroom, I texted Hannah a picture of my lunch and asked if she'd have enough time for a Hike when we got together. She asked if it was pie over rice and said she would figure out if she can.</text:span></text:span><text:span text:style-name="Source_20_Text"><text:span text:style-name="T85"><text:line-break/> <text:s text:c="2"/></text:span></text:span><text:span text:style-name="Source_20_Text"><text:span text:style-name="T59">"You mean Lookout? I love Lookout!" I sat at a table and wrote in my journal.</text:span></text:span></text:p>
      <text:p text:style-name="P48"><text:span text:style-name="Source_20_Text"><text:span text:style-name="T59"/></text:span></text:p>
      <text:p text:style-name="P56"><text:span text:style-name="Source_20_Text"><text:span text:style-name="T71">. . .</text:span></text:span></text:p>
      <text:p text:style-name="P48"><text:span text:style-name="Source_20_Text"><text:span text:style-name="T59"/></text:span></text:p>
      <text:p text:style-name="P48"><text:span text:style-name="Source_20_Text"><text:span text:style-name="T59">I wanted to check </text:span></text:span><text:span text:style-name="Source_20_Text"><text:span text:style-name="T61">out the BHM Regional Library Headquarters and started walking that way, but passed by the pawn shop</text:span></text:span><text:span text:style-name="Source_20_Text"><text:span text:style-name="T59"> and started thinking about the Chromebook I had seen inside for $40. I sat at a </text:span></text:span><text:soft-page-break/><text:span text:style-name="Source_20_Text"><text:span text:style-name="T59">table on the sidewalk, looked at my funds and decided it would probably be a worthwhile investment. I walked in, set up my phone as a hotspot, logged into the machine as a guest and did some Monkeytype. My first test was 120 WPM with a totally botched word and my second was 125 with 100% accuracy.</text:span></text:span><text:span text:style-name="Source_20_Text"><text:span text:style-name="T85"><text:line-break/> <text:s text:c="2"/></text:span></text:span><text:span text:style-name="Source_20_Text"><text:span text:style-name="T59">I decided I liked the keyboard and would buy the computer, but as I was walking towards the counter, it occurred to me I would have spent around $60 all day. I asked about returning the XLR cable if I bought the Chromebook and the guy went to the back to ask his boss. When they both came back to the front, I said, "If it's easier, I could give you $30 for the computer instead."</text:span></text:span><text:span text:style-name="Source_20_Text"><text:span text:style-name="T85"><text:line-break/> <text:s text:c="2"/></text:span></text:span><text:span text:style-name="Source_20_Text"><text:span text:style-name="T59">They fiddled around on the cash register for a minute and the boss said, "If you can do $30 plus tax, I'll do that. It should come out to 32-something." I said we had a deal, paid for the computer, put it in my bag and walked towards the other library. I tried calling Mom, but Dad answered, saying she was in the bathroom. Basically, Mom had noticed that I had a cheque in the convertible, so she met me at the Cash Points and I deposited my $75 from Bat Book, then rode back to the house. </text:span></text:span><text:span text:style-name="Source_20_Text"><text:span text:style-name="T85"><text:line-break/> <text:s text:c="2"/></text:span></text:span><text:span text:style-name="Source_20_Text"><text:span text:style-name="T59">I sat in the living room, set up my new computer and wrote in my journal, mostly in the Google Keep app with a quick test of Google Docs as well.</text:span></text:span><text:span text:style-name="Source_20_Text"><text:span text:style-name="T85"><text:line-break/><text:line-break/></text:span></text:span><text:span text:style-name="Source_20_Text"><text:span text:style-name="T59">The notes app is a very efficient way of mocking up my journal entries, and I like that it has dark mode, plus an appropriate font and page size. It </text:span></text:span><text:soft-page-break/><text:span text:style-name="Source_20_Text"><text:span text:style-name="T59">even syncs automatically with my phone, so I now have three options for journaling away from home: journal, phone, Chromebook. Once I get home and do some more testing in Google Docs, I may be able to just use that and have my master file with me all the time. That depends on whether I can get dark mode and printing to work properly. </text:span></text:span><text:span text:style-name="Source_20_Text"><text:span text:style-name="T85"><text:line-break/> <text:s text:c="2"/></text:span></text:span><text:span text:style-name="Source_20_Text"><text:span text:style-name="T59">I do, however, really appreciate the speed and simplicity of the Keep app, and could keep each entry as a separate note so that things are always lightweight when I'm on the go. My initial test of Docs was a little sluggish, and that would only get worse the longer my file gets. Even the phone app is a little slow sometimes.</text:span></text:span></text:p>
      <text:p text:style-name="P48"><text:span text:style-name="Source_20_Text"><text:span text:style-name="T59"/></text:span></text:p>
      <text:p text:style-name="P56"><text:span text:style-name="Source_20_Text"><text:span text:style-name="T71">. . .</text:span></text:span></text:p>
      <text:p text:style-name="P48"><text:span text:style-name="Source_20_Text"><text:span text:style-name="T59"/></text:span></text:p>
      <text:p text:style-name="P48"><text:span text:style-name="Source_20_Text"><text:span text:style-name="T59">I laid in bed for a while, went to the kitchen, ate a few grapes, got an Athletic, went back to my room and moved the previous journal entry from TextEdit to Google Keep. Mom and I swapped the belongings from our cars and drove them each around the block. I went inside, sat down with my beer and wrote in my journal from my phone.</text:span></text:span><text:span text:style-name="Source_20_Text"><text:span text:style-name="T85"><text:line-break/><text:line-break/></text:span></text:span><text:span text:style-name="Source_20_Text"><text:span text:style-name="T59">I am eagerly awaiting Hannah's response. I would like to see Jenny Lewis and not disappoint Cait, but the prospect of seeing Hannah before Monday and going on our first hike together is much more exciting. I suppose I will still see her even if we </text:span></text:span><text:soft-page-break/><text:span text:style-name="Source_20_Text"><text:span text:style-name="T59">just go on a short walk, but her request for a steep hill is a perfect opportunity for the invitation.</text:span></text:span><text:span text:style-name="Source_20_Text"><text:span text:style-name="T85"><text:line-break/><text:line-break/></text:span></text:span><text:span text:style-name="Source_20_Text"><text:span text:style-name="T59">I laid in bed some more. My dad poked his head through the doorway.</text:span></text:span><text:span text:style-name="Source_20_Text"><text:span text:style-name="T85"><text:line-break/> <text:s text:c="2"/></text:span></text:span><text:span text:style-name="Source_20_Text"><text:span text:style-name="T59">"Did Mom ask you about whether you want to go out to eat or eat here?"</text:span></text:span><text:span text:style-name="Source_20_Text"><text:span text:style-name="T85"><text:line-break/> <text:s text:c="2"/></text:span></text:span><text:span text:style-name="Source_20_Text"><text:span text:style-name="T59">"No."</text:span></text:span><text:span text:style-name="Source_20_Text"><text:span text:style-name="T85"><text:line-break/> <text:s text:c="2"/></text:span></text:span><text:span text:style-name="Source_20_Text"><text:span text:style-name="T59">"Well, she keeps asking me. I said I don't care!"</text:span></text:span><text:span text:style-name="Source_20_Text"><text:span text:style-name="T85"><text:line-break/> <text:s text:c="2"/></text:span></text:span><text:span text:style-name="Source_20_Text"><text:span text:style-name="T59">"Well," I said, with a sly pause. "Let's go out, then."</text:span></text:span><text:span text:style-name="Source_20_Text"><text:span text:style-name="T85"><text:line-break/> <text:s text:c="2"/></text:span></text:span><text:span text:style-name="Source_20_Text"><text:span text:style-name="T59">I took a bath, got back in bed and wrote in my journal. Alyse texted, saying, "hey bud! do you have time around 8:30/9 tonight to let young charles out??"</text:span></text:span><text:span text:style-name="Source_20_Text"><text:span text:style-name="T85"><text:line-break/></text:span></text:span><text:span text:style-name="Source_20_Text"><text:span text:style-name="T59">I said, "Sorry, I'm out of tooooooon"</text:span></text:span><text:span text:style-name="Source_20_Text"><text:span text:style-name="T85"><text:line-break/></text:span></text:span><text:span text:style-name="Source_20_Text"><text:span text:style-name="T59">And she said, "no worries!!"</text:span></text:span><text:span text:style-name="Source_20_Text"><text:span text:style-name="T85"><text:line-break/> <text:s text:c="2"/></text:span></text:span><text:span text:style-name="Source_20_Text"><text:span text:style-name="T59">Maddy texted me trying to tell me about George Harrison's self-titled album, Os Mutantes and The Zombies, just another reminder I am past that relationship.</text:span></text:span></text:p>
      <text:p text:style-name="P48"><text:span text:style-name="Source_20_Text"><text:span text:style-name="T59"/></text:span></text:p>
      <text:p text:style-name="P56"><text:span text:style-name="Source_20_Text"><text:span text:style-name="T71">. . .</text:span></text:span></text:p>
      <text:p text:style-name="P48"><text:span text:style-name="Source_20_Text"><text:span text:style-name="T59"/></text:span></text:p>
      <text:p text:style-name="P48"><text:span text:style-name="Source_20_Text"><text:span text:style-name="T59">I took a bath and we all put on our fancy shirts. I drove the four-door to Ribeyes on the waterfront, where we each got six-ounce cuts, mainly because they came with unlimited salad bar on special. Mom got a baked sweet potato. Dad and I got twice-baked regular potatoes. His steak was medium rare with a </text:span></text:span><text:soft-page-break/><text:span text:style-name="Source_20_Text"><text:span text:style-name="T59">Hazyum. Mine was rare with Starry. I drove us back home, took off my fancy shirt, asked if there were any Olympic trials scheduled for tonight (no,) and wrote in my journal.</text:span></text:span><text:span text:style-name="Source_20_Text"><text:span text:style-name="T85"><text:line-break/><text:line-break/></text:span></text:span><text:span text:style-name="Source_20_Text"><text:span text:style-name="T59">Lately, due to really enjoying writing and wanting to fill up journal pages, I've made a habit after writing out thoughts after outlining the facts, but I'm not sure I have any at the moment; I am content.</text:span></text:span></text:p>
      <text:p text:style-name="P56"><text:span text:style-name="Source_20_Text"><text:span text:style-name="T85"><text:line-break/><text:line-break/>. . .</text:span></text:span></text:p>
      <text:p text:style-name="P56"><text:span text:style-name="Source_20_Text"><text:span text:style-name="T85"/></text:span></text:p>
      <text:p text:style-name="P48"><text:span text:style-name="Source_20_Text"><text:span text:style-name="T59">My contentedness slowly faltered as I lay awake wishing Hannah would text me. I sent a meme via Instagram to let her know I was awake and watched the green dot linger over her Facebook profile with no response.</text:span></text:span></text:p>
      <text:p text:style-name="P54"><text:span text:style-name="Source_20_Text"><text:span text:style-name="T70">—VI.XXVI— </text:span></text:span></text:p>
      <text:p text:style-name="P54"><text:span text:style-name="Source_20_Text"><text:span text:style-name="T70"/></text:span></text:p>
      <text:p text:style-name="P45"><text:span text:style-name="Source_20_Text"><text:span text:style-name="T60">I woke to the dogs around 6:30 but still had an hour before my alarm. Hannah reacted with a laughing emoji to my meme. I couldn't help but think this was strategic timing on her part. Ned busted into my room and I gave him a few pats on the head. I played Wordle, hid under the blanket for a while and eventually threw all my belongings into the laundry basket. I ate a few grapes out of the fridge, put my laundry basket in the car, poured a cup of coffee, </text:span></text:span><text:soft-page-break/><text:span text:style-name="Source_20_Text"><text:span text:style-name="T60">said goodbye to Mom and then to Dad, who was up and dressed. Nick was barking the whole time.</text:span></text:span></text:p>
      <text:p text:style-name="P45"><text:span text:style-name="Source_20_Text"><text:span text:style-name="T60"><text:s text:c="3"/>I got in the car, left the neighborhood, turned right onto Market and then 15th. I drove past 264 at the Sheetz but realized my mistake right away. It wasn't until I was passing a farmer's market in Grifton on 11-South that I realized I had made a mistake. I think I had gone about 11 miles in the wrong direction. I got back on track, hopped onto 587-West and, after about 20 miles, found a Starbucks in Southern Village Phase II, an offshoot of Wilson, where I ordered a grande dark roast and wrote in my journal.</text:span></text:span></text:p>
      <text:p text:style-name="P45"><text:span text:style-name="Source_20_Text"><text:span text:style-name="T60"/></text:span></text:p>
      <text:p text:style-name="P45"><text:span text:style-name="Source_20_Text"><text:span text:style-name="T60">I almost walked into the Burger King at first but had recognized its signature brick siding.</text:span></text:span></text:p>
      <text:p text:style-name="P45"><text:span text:style-name="Source_20_Text"><text:span text:style-name="T60"/></text:span></text:p>
      <text:p text:style-name="P55"><text:span text:style-name="Source_20_Text"><text:span text:style-name="T70">. . .</text:span></text:span></text:p>
      <text:p text:style-name="P45"><text:span text:style-name="Source_20_Text"><text:span text:style-name="T60"/></text:span></text:p>
      <text:p text:style-name="P45"><text:span text:style-name="Source_20_Text"><text:span text:style-name="T60">I used the restroom, balancing my coffee on my laptop, got in the car and continued west all the way to exit 125, where I filled up the tank, ordered a tall latte and used the restroom again. I continued west and finally received a text from Hannah.</text:span></text:span></text:p>
      <text:p text:style-name="P45"><text:span text:style-name="Source_20_Text"><text:span text:style-name="T60"><text:s text:c="3"/>"You still game for a walk or a hike tonight?"</text:span></text:span></text:p>
      <text:p text:style-name="P45"><text:span text:style-name="Source_20_Text"><text:span text:style-name="T60"><text:s text:c="3"/>I said, using voice-to-text, "Yes! Either is better"</text:span></text:span></text:p>
      <text:p text:style-name="P45"><text:span text:style-name="Source_20_Text"><text:span text:style-name="T60"><text:s text:c="3"/>"I'm so confused," she said. "What do you mean either is better?" </text:span></text:span></text:p>
      <text:p text:style-name="P45"><text:span text:style-name="Source_20_Text"><text:span text:style-name="T60"><text:s text:c="3"/>"That is a famous Charlie quote we say that means both options sound great"</text:span></text:span></text:p>
      <text:p text:style-name="P45"><text:span text:style-name="Source_20_Text"><text:span text:style-name="T60"><text:s text:c="3"/>"I'm guessing not Charlie the dog"</text:span></text:span></text:p>
      <text:p text:style-name="P45"><text:soft-page-break/><text:span text:style-name="Source_20_Text"><text:span text:style-name="T60"><text:s text:c="3"/>"Not sure which Charlie said it first TBH"</text:span></text:span></text:p>
      <text:p text:style-name="P45"><text:span text:style-name="Source_20_Text"><text:span text:style-name="T60"><text:s text:c="3"/>I drove up the mountain, took the Patton Ave exit, ordered Chick-Fil-A via drivethru and drove hurriedly home, where that cat was sleeping on the porch. I ate my food, brought in my laundry basket and wrote in my journal.</text:span></text:span></text:p>
      <text:p text:style-name="P45"><text:span text:style-name="Source_20_Text"><text:span text:style-name="T60"/></text:span></text:p>
      <text:p text:style-name="P45"><text:span text:style-name="Source_20_Text"><text:span text:style-name="T60">I am very tired. I've decided that cancelling on Cait is the best and most honest move, but I am dreading it and not sure if she's out of work yet. It is 3:30, so if I wait an hour, that gives me time to hear from Hannah, get a read on her timeline and still leave Cait with three-and-a-half hours to find a friend to go with her.</text:span></text:span></text:p>
      <text:p text:style-name="P45"><text:span text:style-name="Source_20_Text"><text:span text:style-name="T60"><text:s text:c="3"/>And yet, something is telling me I should not go to the concert with Cait even if I have the time to. </text:span></text:span></text:p>
      <text:p text:style-name="P45"><text:span text:style-name="Source_20_Text"><text:span text:style-name="T60"/></text:span></text:p>
      <text:p text:style-name="P55"><text:span text:style-name="Source_20_Text"><text:span text:style-name="T70">. . .</text:span></text:span></text:p>
      <text:p text:style-name="P45"><text:span text:style-name="Source_20_Text"><text:span text:style-name="T60"/></text:span></text:p>
      <text:p text:style-name="P45"><text:span text:style-name="Source_20_Text"><text:span text:style-name="T60">I called Cait but got no answer. She soon texted back, saying, "Call ya in a sec. I'm visiting g Taylor in the hospital"</text:span></text:span></text:p>
      <text:p text:style-name="P45"><text:span text:style-name="Source_20_Text"><text:span text:style-name="T60"><text:s text:c="3"/>My eyes were tired and I tried to close them and rest as much as I could. I started feeling a bit revitalized around 5 and started seeing memes about manifestation on Instagram. They were all about centering on myself and remembering what I deserve. I put my phone down, closed my eyes and got a text from Hannah at 530 asking if I was home yet.</text:span></text:span></text:p>
      <text:p text:style-name="P45"><text:span text:style-name="Source_20_Text"><text:span text:style-name="T60"><text:s text:c="3"/>I said I was and asked what her timeline was. She'd be home around 6 and invited me to come eat beans and rice and salsa. I had not heard from Cait in an hour-and-a-half, so I texted her saying, "Well </text:span></text:span><text:soft-page-break/><text:span text:style-name="Source_20_Text"><text:span text:style-name="T60">I hate to hear it and really don't want to add to the bummer but I've got more to take care of tonight than I thought I did," with a slant face. "I'm house sitting for Scott starting tomorrow and need to go get the rundown so if I can make it to the show at all I'm prolly gonna be late. Is there anyone who can take my ticket?"</text:span></text:span></text:p>
      <text:p text:style-name="P45"><text:span text:style-name="Source_20_Text"><text:span text:style-name="T60"><text:s text:c="3"/>She said, "Yeah babe!" and called me right away, saying her friend Chels said she wanted to go, and she wasn't totally sure if she still wanted to after the draining experience of the hospital, anyway. I was relieved. I flossed, brushed, changed my T-shirt, plugged in the power adapter for my Chromebook and wrote in my journal.</text:span></text:span></text:p>
      <text:p text:style-name="P45"><text:span text:style-name="Source_20_Text"><text:span text:style-name="T60"/></text:span></text:p>
      <text:p text:style-name="P55"><text:span text:style-name="Source_20_Text"><text:span text:style-name="T70">. . .</text:span></text:span></text:p>
      <text:p text:style-name="P45"><text:span text:style-name="Source_20_Text"><text:span text:style-name="T60"/></text:span></text:p>
      <text:p text:style-name="P45"><text:span text:style-name="Source_20_Text"><text:span text:style-name="T60">I drove to Hannah's house and hung out in her kitchen while she made beans, rice and salsa with a side of cucumbers, hummus and grapes. We sat on the back porch, drank Hoppy Refreshers, ate and talked about familial struggles until Kathryn and her dog came outside and joined us. The neighbor from Afghanistan was not far behind.</text:span></text:span></text:p>
      <text:p text:style-name="P45"><text:span text:style-name="Source_20_Text"><text:span text:style-name="T60"><text:s text:c="3"/>Kathryn eventually went to the Orange Peel for Jenny Lewis, while Hannah and I went inside to prepare for our hike. We decided to go to the trail on Town Mountain since it was reasonably hilly but not too far away; the time was 7:30 and so sunset was two hours away. We talked mainly about how Julia, who is getting married this weekend, decided Rachel is autistic, and all the drama surrounding that.</text:span></text:span></text:p>
      <text:p text:style-name="P45"><text:soft-page-break/><text:span text:style-name="Source_20_Text"><text:span text:style-name="T60"><text:s text:c="3"/>We had a relatively short but great hike, drove back through downtown, then practiced setting up Hannah's PA for the wedding this weekend. She took lots of photos and notes. I felt like I could have lingered for as long as I wanted, but the time eventually came where it felt right to say my goodbyes. I don't think any further invitations would have come, nor could I think of any natural propositions. We hugged twice. I drove home and wrote in my journal.</text:span></text:span></text:p>
      <text:p text:style-name="P45"><text:span text:style-name="Source_20_Text"><text:span text:style-name="T60"/></text:span></text:p>
      <text:p text:style-name="P45"><text:span text:style-name="Source_20_Text"><text:span text:style-name="T60">If we remain only friends, I will still be grateful, but I fear that either of us finding romantic love elsewhere could put our closeness in jeopardy. I also know the idea of romantic emotions on top of the familial/wedding stress would be impossible for Hannah to take on right now. I am understanding her more than ever and I hope she feels that about me, too. What might have manifested as patience in some of her partners is pure adoration for her total innocence to me. She is an angel and I could keep her as safe as humanly possible. I love her.</text:span></text:span></text:p>
      <text:p text:style-name="P45"/>
      <text:p text:style-name="P55"><text:span text:style-name="Source_20_Text"><text:span text:style-name="T70">—VI.XXVI</text:span></text:span><text:span text:style-name="Source_20_Text"><text:span text:style-name="T72">I</text:span></text:span><text:span text:style-name="Source_20_Text"><text:span text:style-name="T70">—</text:span></text:span></text:p>
      <text:p text:style-name="P45"><text:span text:style-name="Source_20_Text"><text:span text:style-name="T60"/></text:span></text:p>
      <text:p text:style-name="P45"><text:span text:style-name="Source_20_Text"><text:span text:style-name="T60">I woke after some of the best rainy sleep I'd ever had. One of my dreams was being at a small lecture with Killer Mike and Phonte. Around 9, I watched a rhythmic swimming video Hannah had sent me, did my Wordle (Order in four) and started formatting my journal entries into LibreOffice Writer.</text:span></text:span></text:p>
      <text:p text:style-name="P46"><text:soft-page-break/><text:span text:style-name="Source_20_Text"><text:span text:style-name="T60"/></text:span></text:p>
      <text:p text:style-name="P45"><text:span text:style-name="Source_20_Text"><text:span text:style-name="T60">I think one of the main formatting difficulties I was having was stemming from double line breaks. I'm not entirely sure, but trying to center some of the elipses breaks was causing the whole area before it to be centered, so I had to go through and recreate those from scratch. Therefore, I think I will keep all entry formatting to single-spaced at first.</text:span></text:span></text:p>
      <text:p text:style-name="P45"><text:span text:style-name="Source_20_Text"><text:span text:style-name="T60"/></text:span></text:p>
      <text:p text:style-name="P55"><text:span text:style-name="Source_20_Text"><text:span text:style-name="T70">. . .</text:span></text:span></text:p>
      <text:p text:style-name="P45"><text:span text:style-name="Source_20_Text"><text:span text:style-name="T60"/></text:span></text:p>
      <text:p text:style-name="P47"><text:span text:style-name="Source_20_Text"><text:span text:style-name="T60">I laid in bed and thought about touching myself but shaved my face and brushed my teeth instead. I got dressed, moved the car out of the driveway (Erica was driving to FedEx Kinkos and Greenville today) and walked up to Kota Kai for a dark roast. I was thinking it might be nice to drink out of a ceramic mug, but the barista asked if I had my cup today.</text:span></text:span></text:p>
      <text:p text:style-name="P45"><text:span text:style-name="Source_20_Text"><text:span text:style-name="T60"><text:s text:c="3"/>I sat on the couch and read through my 15 new pages of journal entries from Washington while looking out at the rain.</text:span></text:span></text:p>
      <text:p text:style-name="P45"><text:span text:style-name="Source_20_Text"><text:span text:style-name="T60"/></text:span></text:p>
      <text:p text:style-name="P45"><text:span text:style-name="Source_20_Text"><text:span text:style-name="T60">Being in love with my journal is a great tool for reminding myself that I am in love with my life, even when it is difficult.</text:span></text:span></text:p>
      <text:p text:style-name="P45"><text:span text:style-name="Source_20_Text"><text:span text:style-name="T60"><text:s text:c="3"/>Is it crazy for me to want to transcribe all of my journals? How would I organize them? One idea is to stick every even page to the back of its odd counterpart and staple or somehow bind the pages together. That would have a very nice feel. </text:span></text:span></text:p>
      <text:p text:style-name="P45"><text:span text:style-name="Source_20_Text"><text:span text:style-name="T60"/></text:span></text:p>
      <text:p text:style-name="P49"><text:span text:style-name="Source_20_Text"><text:span text:style-name="T62">I ordered another (free) coffee, walked home in the rain and moved my journal to the master file.</text:span></text:span></text:p>
      <text:p text:style-name="P49"><text:soft-page-break/><text:span text:style-name="Source_20_Text"><text:span text:style-name="T62">I laid in bed for a while, listened to Say She She and packed everything I thought I'd need for house sitting at Scott's including, at the last minute, my drums. I drove up I-26 to exit 23, realized I was a little too early and pulled into the parking lot where I saw ALL DAY BREAKFAST. I didn't like anything I saw on the menu, so I said I forgot my wallet (since it was in the car,) looked up nearby coffee and drove to Rite Rite, where the barista made me a beautiful cortado. I sat at a table and wrote in my journal, feeling hungry but hoping to suppress my appetite just a little longer.</text:span></text:span></text:p>
      <text:p text:style-name="P49"><text:span text:style-name="Source_20_Text"><text:span text:style-name="T62"/></text:span></text:p>
      <text:p text:style-name="P57"><text:span text:style-name="Source_20_Text"><text:span text:style-name="T73">. . .</text:span></text:span></text:p>
      <text:p text:style-name="P49"><text:span text:style-name="Source_20_Text"><text:span text:style-name="T62"/></text:span></text:p>
      <text:p text:style-name="P49"><text:span text:style-name="Source_20_Text"><text:span text:style-name="T62">I drove to Scott and Leann's, got a rundown of all the things: cat food, dog food, quirky locks, litter, bathtub, food, projector, stereo, wifi, Myrtle roaming and barriers, keys, the T</text:span></text:span><text:span text:style-name="Source_20_Text"><text:span text:style-name="T63">e</text:span></text:span><text:span text:style-name="Source_20_Text"><text:span text:style-name="T62">rcel. I sat in a chair in the kitchen as they and Charlie grabbed their bags and left the house, then helped myself to blueberries, barbecue chips, trek mix and a turkey sandwich. I ate at the table, then moved to the bedroom, laid on the daybed and wrote in my journal.</text:span></text:span></text:p>
      <text:p text:style-name="P49"><text:span text:style-name="Source_20_Text"><text:span text:style-name="T62"/></text:span></text:p>
      <text:p text:style-name="P49"><text:span text:style-name="Source_20_Text"><text:span text:style-name="T62">It is worth putting into writing how surreal it is that my favorite living songwriter trusts me enough to live in his house for five days, and I am grateful for the opportunity to prove myself in this way. It is interesting how those facts and the coolness of their house makes me much more excited than when I was doing this for Kev and Alyse two-</text:span></text:span><text:soft-page-break/><text:span text:style-name="Source_20_Text"><text:span text:style-name="T62">and-a-half months ago, which I told a couple people I might never do again. There's also the remoteness of the property to consider, but I am also in a less depressed mindset.</text:span></text:span></text:p>
      <text:p text:style-name="P49"><text:span text:style-name="Source_20_Text"><text:span text:style-name="T62"><text:s text:c="3"/>The biggest difference in my life is that I have gone from being desperate in my desire for love from Hannah to accepting of how uncertain reality really is, and relatively unattached. I am in awe of the beauty in all my friendships and know, in case I haven't put it in writing yet, anyone I fall in love with henceforth must make me feel as good and safe and seen as her. Part of me is starting to wonder if I have confused her autistic friendship for intimacy.</text:span></text:span></text:p>
      <text:p text:style-name="P49"><text:span text:style-name="Source_20_Text"><text:span text:style-name="T62"/></text:span></text:p>
      <text:p text:style-name="P57"><text:span text:style-name="Source_20_Text"><text:span text:style-name="T73">. . .</text:span></text:span></text:p>
      <text:p text:style-name="P49"><text:span text:style-name="Source_20_Text"><text:span text:style-name="T62"/></text:span></text:p>
      <text:p text:style-name="P49"><text:span text:style-name="Source_20_Text"><text:span text:style-name="T62">I sat on the porch with the cats, walked around the yard with Myrtle and drove to Hendrix for Blob practice. We ran through Ryan's song, Come Away, Take it Easy, Pink Pony Club and We Can't Be Friends by Ariana Grande. I said goodbye to everyone individually, sped to Scott Land and let Myrtle out. She had a wild energy and was speeding around chewing toys and chasing cats while I wrote in my journal.</text:span></text:span></text:p>
      <text:p text:style-name="P49"><text:span text:style-name="Source_20_Text"><text:span text:style-name="T62"/></text:span></text:p>
      <text:p text:style-name="P49"><text:span text:style-name="Source_20_Text"><text:span text:style-name="T62">Kevin said he would be going to Philadelphia straight from Honeycutters tour in Michigan, so I said I probably wouldn't go to the Dr. Dog shows, which is a little sad but more of a relief. If I stay home, I can definitely do some house sitting for either the Williams or McMicken family.</text:span></text:span></text:p>
      <text:p text:style-name="P49"><text:soft-page-break/><text:span text:style-name="Source_20_Text"><text:span text:style-name="T62"/></text:span></text:p>
      <text:p text:style-name="P57"><text:span text:style-name="Source_20_Text"><text:span text:style-name="T73">. . .</text:span></text:span></text:p>
      <text:p text:style-name="P49"><text:span text:style-name="Source_20_Text"><text:span text:style-name="T62"/></text:span></text:p>
      <text:p text:style-name="P49"><text:span text:style-name="Source_20_Text"><text:span text:style-name="T62">I read the intro to Armageddon in Retrospect while diverting Myrtle from chewing on her beds and the rug, then texted with Hannah til 1230 and laid me down to sleep.</text:span></text:span></text:p>
      <text:p text:style-name="P49"><text:span text:style-name="Source_20_Text"><text:span text:style-name="T62"/></text:span></text:p>
      <text:p text:style-name="P57"><text:span text:style-name="Source_20_Text"><text:span text:style-name="T73">—VI.XXVIII— </text:span></text:span></text:p>
      <text:p text:style-name="P49"><text:span text:style-name="Source_20_Text"><text:span text:style-name="T62"/></text:span></text:p>
      <text:p text:style-name="P49"><text:span text:style-name="Source_20_Text"><text:span text:style-name="T62">As predicted, Myrtle woke me at six. She went outside while I put one-and-three-quarters cups of food in her bowl, then came in and ate. We both went out after that so she could poop, which happened quickly. I said, "Well, that was easy," as we walked inside together and went back to bed.</text:span></text:span></text:p>
      <text:p text:style-name="P49"><text:span text:style-name="Source_20_Text"><text:span text:style-name="T62"><text:s text:c="3"/>She was ready to get up again not long after that. I ate some snacks and convinced her to cuddle on the couch with me until she was asleep, at which point I carried her back to bed. I dreamed I was waking up, making coffee, eating snacks and taking care of Scott's adopted son. I also came to find there was a high school in the house, so children were running around everywhere.</text:span></text:span></text:p>
      <text:p text:style-name="P49"><text:span text:style-name="Source_20_Text"><text:span text:style-name="T62"><text:s text:c="2"/>When I woke up at ten, I was relieved to only be looking after three small animals. Myrtle was still sound asleep. Hannah wrote me back, saying she was hanging with family and eventually having wedding rehearsal. I told her to have fun and download the playlist songs onto her new phone. I struggled with the coffee maker but eventually got it working and wrote in my journal.</text:span></text:span></text:p>
      <text:p text:style-name="P49"><text:soft-page-break/><text:span text:style-name="Source_20_Text"><text:span text:style-name="T62"><text:s text:c="3"/>The machine was making all kinds of crazy popping noises, so I got up to turn it off and had my chair stolen by Myrtle. She was chewing on her dog beds again, so I offered her her shirt, which seemed to be a good substitution. </text:span></text:span></text:p>
      <text:p text:style-name="P49"><text:span text:style-name="Source_20_Text"><text:span text:style-name="T62"/></text:span></text:p>
      <text:p text:style-name="P57"><text:span text:style-name="Source_20_Text"><text:span text:style-name="T73">. . .</text:span></text:span><text:span text:style-name="Source_20_Text"><text:span text:style-name="T62"> </text:span></text:span></text:p>
      <text:p text:style-name="P49"><text:span text:style-name="Source_20_Text"><text:span text:style-name="T62"/></text:span></text:p>
      <text:p text:style-name="P49"><text:span text:style-name="Source_20_Text"><text:span text:style-name="T62">I drank coffee on the porch with the critters and thought about how bummed Scott and Leann really must be to have this house being built right next to them, blocking their view of the mountains. Hopefully the construction will not be happening on Saturday. I went inside, poured another splash and wrote in my journal.</text:span></text:span></text:p>
      <text:p text:style-name="P49"><text:span text:style-name="Source_20_Text"><text:span text:style-name="T62"/></text:span></text:p>
      <text:p text:style-name="P57"><text:span text:style-name="Source_20_Text"><text:span text:style-name="T73">. . .</text:span></text:span></text:p>
      <text:p text:style-name="P49"><text:span text:style-name="Source_20_Text"><text:span text:style-name="T62"/></text:span></text:p>
      <text:p text:style-name="P49"><text:span text:style-name="Source_20_Text"><text:span text:style-name="T62">I had a very relaxing hang around the house and spent a fair amount of time on the daybed, where Myrtle took a long nap and I ordered the classic sub + chips and Coke from Lennys Grill &amp; Subs to be picked up at three-fifteen. I carried Myrtle outside, made sure the cats were contained, put on my dark blue shirt, let Myrtle back in and left the house.</text:span></text:span></text:p>
      <text:p text:style-name="P49"><text:span text:style-name="Source_20_Text"><text:span text:style-name="T62"><text:s text:c="3"/>I went down 26 and took the downtown exit, but accidentally veered immediately onto 240, so I took Montford Ave, went around Battery Park, forgot it becomes one-way in front of Chai Pani, went back up around the basilica, then down to Pritchard Park, turned left, then right at the former Vance Monument. I drove down to Lennys, picked up my food, </text:span></text:span><text:soft-page-break/><text:span text:style-name="Source_20_Text"><text:span text:style-name="T62">went into the Biltmore estate and started setting up my drums. </text:span></text:span></text:p>
      <text:p text:style-name="P49"><text:span text:style-name="Source_20_Text"><text:span text:style-name="T62"><text:s text:c="3"/>I put down my throne, laid out the rug, unrolled and unfurled it. A worried woman said , "Are you guys setting up?" and I replied, "Starting to!" She winced. I walked back to the car and grabbed my hardware bag, the weapons, as Melissa calls them, an army duffel full of holes. I dumped the hardware onto the rug, retracted all the legs and set up the stands at their fixed heights. I sat on the throne, made sure the hi-hat stand was under my left foot, then placed the snare stand right behind it (which I remember because C in cymbal comes before S in snare.)</text:span></text:span></text:p>
      <text:p text:style-name="P49"><text:span text:style-name="Source_20_Text"><text:span text:style-name="T62"><text:s text:c="3"/>I rolled up the hardware bag and secured it with the bungee from my rug, then walked to the car, grabbed my loosely connected floor tom and snare bags. I took the snare out of its bag, placed it on the stand, then stuffed the hardware bag inside the snare bag. I made sure the tom legs matched the height of the snare drum, then rotated them to where they had some tension and flipped the drum upright, placing the snare bag inside the tom bag.</text:span></text:span></text:p>
      <text:p text:style-name="P49"><text:span text:style-name="Source_20_Text"><text:span text:style-name="T62"><text:s text:c="3"/>I grabbed my kick drum and removed its legs and the pedal. I sat on the throne and placed the pedal under my right foot, then put the rack tom on its stand (left cymbal) and put the small tom bag inside the larger tom bag. I set up the kick drum, placed it flush against the pedal and adjusted the blanket according to the resonance of the gazebo.</text:span></text:span></text:p>
      <text:p text:style-name="P49"><text:span text:style-name="Source_20_Text"><text:span text:style-name="T62"><text:s text:c="3"/>I put all the bags inside the kick bag, took them to the car and returned with my cymbal bag. I removed the cowbell, inside of which sits its mount </text:span></text:span><text:soft-page-break/><text:span text:style-name="Source_20_Text"><text:span text:style-name="T62">and a Ziploc full of felts, etc. I mounted the cowbell, placed the felts and washers on their cymbal stands and the drum key on a tom lug. When Dulci and Kevin arrived, I parked the car in a more permanent position and carried my food to the drum set. I covered my snare in the paper from my sandwich, used it as a table, used my cowbell as a napkin dispenser and ate my sub as fast as I could.</text:span></text:span></text:p>
      <text:p text:style-name="P49"><text:span text:style-name="Source_20_Text"><text:span text:style-name="T62"><text:s text:c="3"/>I wadded up the paper, threw it away, placed my wallet on the snare for dampening, took my sticks out of my cymbal bag and hit each drum. A kid was sitting nearby, watching me and said, "Are you just testing them?" I said, "Yeah, making sure they sound right. Maybe I will make this snare drum a little wetter." I loosened the tension on the snares, hit the drum again, shook my head, tightened them back up, and he said, "Yeah, that sounds better." I took my cymbals out of their bag, slid them onto their stands and had about ten minutes to sit on a nearby couch with my eyes closed before we started playing.</text:span></text:span></text:p>
      <text:p text:style-name="P49"><text:span text:style-name="Source_20_Text"><text:span text:style-name="T62"><text:s text:c="3"/>During our first set, we played Should I Have Stayed In Tonight, I really Don't Know, Iguana Song, Everybody's Talkin', Say nothing and Strawberry Wine. I went back to the couch and drank my Coca-Cola. During our second set, we played The Bottom, Excuses by Morning Benders, Bon voyage</text:span></text:span></text:p>
      <text:p text:style-name="P49"><text:span text:style-name="Source_20_Text"><text:span text:style-name="T62">Mouthfuls by Fruit Bats, On the Radio by Regina Spektor and Milky Way.</text:span></text:span></text:p>
      <text:p text:style-name="P49"><text:span text:style-name="Source_20_Text"><text:span text:style-name="T62"><text:s text:c="3"/>I went to get an iced latte from the sandwich shop while Kevin and Dulci got sparkling waters from Cedric's, and someone told me we sounded good as I was exiting the building. "Okay, I've got a million-dollar question for you," he said. "If she," as in </text:span></text:span><text:soft-page-break/><text:span text:style-name="Source_20_Text"><text:span text:style-name="T62">Dulci, "Could sing Carly Simon or Carole King, I'd throw some money in the tip bucket."</text:span></text:span></text:p>
      <text:p text:style-name="P49"><text:span text:style-name="Source_20_Text"><text:span text:style-name="T62"><text:s text:c="3"/>I said, "I bet we know some Carole King, but it'll cost you a million bucks."</text:span></text:span></text:p>
      <text:p text:style-name="P49"><text:span text:style-name="Source_20_Text"><text:span text:style-name="T62"><text:s text:c="3"/>He said, "No, I don't have that kind of money."</text:span></text:span></text:p>
      <text:p text:style-name="P49"><text:span text:style-name="Source_20_Text"><text:span text:style-name="T62"><text:s text:c="3"/>For our third said, we played Woe, Will You Still Love Me Tomorrow, Daddy, Harvest Moon, Oh No, More Than You Can Take and Only Got One. I sat on the couch again until we played our final set: Take It Easy, Walk on By, All My Friends, Don't Even Have To Try, Distance, We the Common, if you got a problem and Only Takes a Minute. I packed up my drums (cymbals away, moved car, bags over drums, drums to car, folded hardware, hardware to car, rug rolled up, rug and throne to car,) said I had to go let Myrtle out and sped to Scott and Leann's, where I cleaned a little poop &amp; pee, fed Myrtle and wrote way too much in my journal.</text:span></text:span></text:p>
      <text:p text:style-name="P49"><text:span text:style-name="Source_20_Text"><text:span text:style-name="T62"/></text:span></text:p>
      <text:p text:style-name="P57"><text:span text:style-name="Source_20_Text"><text:span text:style-name="T73">—VI.XXIX—</text:span></text:span></text:p>
      <text:p text:style-name="P49"><text:span text:style-name="Source_20_Text"><text:span text:style-name="T62"/></text:span></text:p>
      <text:p text:style-name="P49"><text:span text:style-name="Source_20_Text"><text:span text:style-name="T62">I woke to my phone buzzing at six AM and thought, "If that's Hannah, this is my chance to ask her how she is." It was indeed her, sending a reel about a cat festival in Minnesota. I said I hoped her day is great and she asked me how my gig was. Then, I said, "Smooth rehearsal day?" with the sly moon-face emoji.</text:span></text:span></text:p>
      <text:p text:style-name="P49"><text:span text:style-name="Source_20_Text"><text:span text:style-name="T62"><text:s text:c="3"/>She said, "Yes. A good day. Very long. I had a break yesterday morning then I got the chance to go to the nature center with emmylou and Peter, so I jumped at it" and sent a picture of Emmylou riding Peter's back.</text:span></text:span></text:p>
      <text:p text:style-name="P49"><text:soft-page-break/><text:span text:style-name="Source_20_Text"><text:span text:style-name="T62"><text:s text:c="3"/>I let Myrtle out, fed her, let her back out again and took her to bed. I could tell I was sleeping very hard even in short spurts. She went into the living room to chew on stuff so I brought her back to the bedroom and shut the door. I had very vivid dreams until noon: a three-story pub where he found a grenade launcher, a rural highway to a restaurant that could be played alongside a video game with a real-life shortcut, a grocery store with a new friend where I saw Jordan Powers and Liz and tried to apologize; he didn't buy it. I felt embarrassed and started to realize it might be a dream, so I started gliding on the floor and shot a stranger in the face just to be sure.</text:span></text:span></text:p>
      <text:p text:style-name="P49"><text:span text:style-name="Source_20_Text"><text:span text:style-name="T62"><text:s text:c="3"/>I woke up, went to the living room, had lots of responses to my first-person perspective drumming IG story and made coffee. I realized the button that was confusing me says, "Brew\Stop" not "Brew Stop." That's a big syntactical difference. I drank a coffee on the porch with the animals, heard a car door, went inside for another coffee, accepted a package from USPS, took my laptop outside, locked myself out and wrote in my journal.</text:span></text:span></text:p>
      <text:p text:style-name="P49"><text:span text:style-name="Source_20_Text"><text:span text:style-name="T62"/></text:span></text:p>
      <text:p text:style-name="P57"><text:span text:style-name="Source_20_Text"><text:span text:style-name="T73">. . .</text:span></text:span></text:p>
      <text:p text:style-name="P49"><text:span text:style-name="Source_20_Text"><text:span text:style-name="T62"/></text:span></text:p>
      <text:p text:style-name="P49"><text:span text:style-name="Source_20_Text"><text:span text:style-name="T62">Myrtle and I walked around to the kitchen door, which was not fully latched. I went inside, opened the door to the porch, put on my shoes and went back to get Myrtle, who was eating a wad of bird poop and dirt. She made me chase her around to the shed until I tapped the ground with a stick, picked her up, put her on the porch, let the cats inside, got another </text:span></text:span><text:soft-page-break/><text:span text:style-name="Source_20_Text"><text:span text:style-name="T62">coffee, rewrote my drum setup description from the day before and wrote in my journal.</text:span></text:span></text:p>
      <text:p text:style-name="P49"><text:span text:style-name="Source_20_Text"><text:span text:style-name="T62"/></text:span></text:p>
      <text:p text:style-name="P49"><text:span text:style-name="Source_20_Text"><text:span text:style-name="T62">Last night, I was having a very hard time writing that part in the past tense and was feeling very overstimulated in general. I suppose those two factors were connected. I wanted to just relax, but there were journals to write, pictures to sort through, video to trim/crop/share, social media to catch up on, potato chips to eat, etc.</text:span></text:span></text:p>
      <text:p text:style-name="P49"><text:span text:style-name="Source_20_Text"><text:span text:style-name="T62"><text:s text:c="3"/>Today there is no construction, no gigs, no rehearsals and I will not be attending the Ether Jam. Knowing myself, I probably won't even go to the grocery store for the fruit I desire. It's allegedly 83 degrees, but overcast with a cool breeze and an impending chance of rain. Part of me wishes I was at Julia's wedding with Hannah, but a relaxingly larger part feels like this is my reward from the Universe for choosing myself instead of hoping to be chosen. </text:span></text:span></text:p>
      <text:p text:style-name="P49"><text:span text:style-name="Source_20_Text"><text:span text:style-name="T62"/></text:span></text:p>
      <text:p text:style-name="P57"><text:span text:style-name="Source_20_Text"><text:span text:style-name="T73">. . .</text:span></text:span></text:p>
      <text:p text:style-name="P49"><text:span text:style-name="Source_20_Text"><text:span text:style-name="T62"/></text:span></text:p>
      <text:p text:style-name="P49"><text:span text:style-name="Source_20_Text"><text:span text:style-name="T62">I sat on the porch drinking coffee and working on the mystery months until my battery died, at which point I read little bits of Toni Morrison and Alan Watts. Once the sun started going down, I ate a bunch of snacks, worked on the mystery months some more, laid on the couch looking at manifestation memes with Myrtle and went to bed as soon as it was dark.</text:span></text:span></text:p>
      <text:p text:style-name="P49"><text:span text:style-name="Source_20_Text"><text:span text:style-name="T62"/></text:span></text:p>
      <text:p text:style-name="P49"><text:span text:style-name="Source_20_Text"><text:span text:style-name="T62"/></text:span></text:p>
      <text:p text:style-name="P49"><text:span text:style-name="Source_20_Text"><text:span text:style-name="T62"/></text:span></text:p>
      <text:p text:style-name="P41"><text:soft-page-break/><text:span text:style-name="Source_20_Text"><text:span text:style-name="T73">—VI.XXX</text:span></text:span></text:p>
      <text:p text:style-name="P49"><text:span text:style-name="Source_20_Text"><text:span text:style-name="T62"/></text:span></text:p>
      <text:p text:style-name="P49"><text:span text:style-name="Source_20_Text"><text:span text:style-name="T62">I dreamed I had signed up for classes at Greensboro College with Erica, but at first I didn't have a schedule, and, once I did, there were room numbers, but no building names. I ran into Kevin, whose private phone conversation was being broadcast over the intercom.</text:span></text:span></text:p>
      <text:p text:style-name="P49"><text:span text:style-name="Source_20_Text"><text:span text:style-name="T62"><text:s text:c="3"/>I woke up, let Myrtle out, fed her, let her out again and went back to bed, then dreamed about a pool party. I started waking up again a little before my 10:00 alarm, but stayed in bed until it went off, then made a pot of coffee, let Myrtle out and wrote in my journal.</text:span></text:span></text:p>
      <text:p text:style-name="P49"><text:span text:style-name="Source_20_Text"><text:span text:style-name="T62"/></text:span></text:p>
      <text:p text:style-name="P49"><text:span text:style-name="Source_20_Text"><text:span text:style-name="T62">Yesterday was very relaxing and I hope to be able to choose myself like this all the time. Of course, I realize the irony that I am in such a relaxing place because Scott has chosen me to be here.</text:span></text:span></text:p>
      <text:p text:style-name="P49"><text:span text:style-name="Source_20_Text"><text:span text:style-name="T62"/></text:span></text:p>
      <text:p text:style-name="P57"><text:span text:style-name="Source_20_Text"><text:span text:style-name="T73">. . .</text:span></text:span></text:p>
      <text:p text:style-name="P49"><text:span text:style-name="Source_20_Text"><text:span text:style-name="T62"/></text:span></text:p>
      <text:p text:style-name="P49"><text:span text:style-name="Source_20_Text"><text:span text:style-name="T62">I put on my light blue Moves shirt, poured a cup of coffee and drank it in Myrtle's courtyard. I checked my phone, had a text from Maddy saying she was still trying to be my friend. I said that was okay and poured myself another cup of coffee.</text:span></text:span></text:p>
      <text:p text:style-name="P49"><text:span text:style-name="Source_20_Text"><text:span text:style-name="T62"><text:s text:c="3"/>I sat in the comfy chair looking at Instagram, scooped the litter box and poured some more coffee.</text:span></text:span></text:p>
      <text:p text:style-name="P49"><text:span text:style-name="Source_20_Text"><text:span text:style-name="T62"><text:s text:c="3"/>I changed into my smaller purple shirt, put on the fancy white shirt Cait gave me, put on my hat, put the car key in my pocket, laid out a pee pad, filled my to-go cup up with coffee and had a whole </text:span></text:span><text:soft-page-break/><text:span text:style-name="Source_20_Text"><text:span text:style-name="T62">nother cup's worth. I responded to Dad with my Wordle score, tried to chug a little more coffee, shut all the windows, checked the porch door, laid eyes on two cats, wrote in my journal and left the house.</text:span></text:span></text:p>
      <text:p text:style-name="P49"><text:span text:style-name="Source_20_Text"><text:span text:style-name="T62"/></text:span></text:p>
      <text:p text:style-name="P57"><text:span text:style-name="Source_20_Text"><text:span text:style-name="T73">. . .</text:span></text:span></text:p>
      <text:p text:style-name="P49"><text:span text:style-name="Source_20_Text"><text:span text:style-name="T62"/></text:span></text:p>
      <text:p text:style-name="P49"><text:span text:style-name="Source_20_Text"><text:span text:style-name="T62">I drove in the right lane down 26 to the airport exit, called Sierra Nevada security, went through the back gate and parked to find myself the first one there. I loaded up the golf cart limo with Tyler, rode down to the stage and started setting up. Keith seemed stressed that we were bringing seven people and they both wanted to make sure I knew they only had five monitors.</text:span></text:span></text:p>
      <text:p text:style-name="P49"><text:span text:style-name="Source_20_Text"><text:span text:style-name="T62"><text:s text:c="3"/>When Tyler said, "I'm gonna go get the next band member," I said, "I bet it's Charlie," and was correct. I didn't notice at first, but Wyndham was with him, too. We all went into the greenroom and ordered food. Wyndham said, "Let's jam!" I didn't want to Jam, but I knew he would play my drums if I didn't sit there. We noodled on some light jazz for two minutes until Keith got the house working and started playing what was surely Lake Street Dive radio.</text:span></text:span></text:p>
      <text:p text:style-name="P49"><text:span text:style-name="Source_20_Text"><text:span text:style-name="T62"><text:s text:c="3"/>It started to drizzle as Kevin, Dulci and Alyse arrived. Dulci said, "A hearty rain!"</text:span></text:span></text:p>
      <text:p text:style-name="P49"><text:span text:style-name="Source_20_Text"><text:span text:style-name="T62"><text:s text:c="3"/>I said, "That's not hearty!" and charlie didn't believe it was raining at all.</text:span></text:span></text:p>
      <text:p text:style-name="P49"><text:span text:style-name="Source_20_Text"><text:span text:style-name="T62"><text:s text:c="3"/>Dulci said, "It is, I swear!"</text:span></text:span></text:p>
      <text:p text:style-name="P49"><text:span text:style-name="Source_20_Text"><text:span text:style-name="T62"><text:s text:c="3"/>The food came and I decided I would eat at my drums again, the burger on my snare and the fries on </text:span></text:span><text:soft-page-break/><text:span text:style-name="Source_20_Text"><text:span text:style-name="T62">my floor tom. Tyler came to the stage and said, "There's been a lightning strike within five miles, so we're postponing sound check until 1:30 after what happened at the Biltmore estate."</text:span></text:span></text:p>
      <text:p text:style-name="P49"><text:span text:style-name="Source_20_Text"><text:span text:style-name="T62"><text:s text:c="3"/>I said, "What happened at Biltmore?"</text:span></text:span></text:p>
      <text:p text:style-name="P49"><text:span text:style-name="Source_20_Text"><text:span text:style-name="T62"><text:s text:c="3"/>Tyler said, "Lightning struck a dead tree, fell onto a car, killed two people," and then with hardly any pause, clearly the point of his statement, "And Biltmore settled."</text:span></text:span></text:p>
      <text:p text:style-name="P49"><text:span text:style-name="Source_20_Text"><text:span text:style-name="T62"><text:s text:c="3"/>It started raining pretty good. Everyone was inside the green room and I had finished my burger. I could see Keith was up eating some food, possibly a burger under his sound tent. I texted Hannah, saying, "Excited to hear about your weekend and hope you get some chill time today"</text:span></text:span></text:p>
      <text:p text:style-name="P49"><text:span text:style-name="Source_20_Text"><text:span text:style-name="T62"><text:s text:c="3"/>She immediately liked my message and the last one from three days before, then said, "Currently under a weighted blanket drinking hop water with my cats!!" then "Some family is still here but it appears that the most intense part is finally over!"</text:span></text:span></text:p>
      <text:p text:style-name="P49"><text:span text:style-name="Source_20_Text"><text:span text:style-name="T62"><text:s text:c="3"/>I said, "Oh awesome! I too am having a hop water sitting on the stage by myself in the rain" with a cry-laugh emoji.</text:span></text:span></text:p>
      <text:p text:style-name="P49"><text:span text:style-name="Source_20_Text"><text:span text:style-name="T62"><text:s text:c="3"/>She loved my message, asked if we were rain delayed and said, "Maybe we can meet for a bite to eat before LaZoom tomorrow evening?"</text:span></text:span></text:p>
      <text:p text:style-name="P49"><text:span text:style-name="Source_20_Text"><text:span text:style-name="T62"><text:s text:c="3"/>"A bite sounds great!" I said. "We're not supposed to start until 2 but we've still got a couple things to check so maybe a short delay"</text:span></text:span></text:p>
      <text:p text:style-name="P49"><text:span text:style-name="Source_20_Text"><text:span text:style-name="T62"><text:s text:c="3"/>I was the only one who had taken my deads to the green room. Most of them were at the edge of the stage and getting wet. Ryan's were especially all over the place. I sat cross-legged until Wyndham </text:span></text:span><text:soft-page-break/><text:span text:style-name="Source_20_Text"><text:span text:style-name="T62">came out and Keith proposed we start checking at 1:45.</text:span></text:span></text:p>
      <text:p text:style-name="P49"><text:span text:style-name="Source_20_Text"><text:span text:style-name="T62"><text:s text:c="3"/>We finished at 2:05, delayed mainly by the Crumar organ needing a reboot.</text:span></text:span></text:p>
      <text:p text:style-name="P49"><text:span text:style-name="Source_20_Text"><text:span text:style-name="T62"><text:s text:c="3"/>Dulci said, "Can we take five?"</text:span></text:span></text:p>
      <text:p text:style-name="P49"><text:span text:style-name="Source_20_Text"><text:span text:style-name="T62"><text:s text:c="3"/>Kevin said, "Thank you, five."</text:span></text:span></text:p>
      <text:p text:style-name="P49"><text:span text:style-name="Source_20_Text"><text:span text:style-name="T62"><text:s text:c="3"/>We went into the greenroom, came back out and played from 2:30 to 3:45. We were playing Only Takes a Minute when Kevin's bass cut out, Wyndham got a bubble in his mouth and my right arm tensed up. "Let's take that break now," I said.</text:span></text:span></text:p>
      <text:p text:style-name="P49"><text:span text:style-name="Source_20_Text"><text:span text:style-name="T62"><text:s text:c="3"/>"Good idea," said Dulci.</text:span></text:span></text:p>
      <text:p text:style-name="P49"><text:span text:style-name="Source_20_Text"><text:span text:style-name="T62"><text:s text:c="3"/>Barb joined us in the greenroom and I sat outside on the wall with Charlie.</text:span></text:span></text:p>
      <text:p text:style-name="P49"><text:span text:style-name="Source_20_Text"><text:span text:style-name="T62"><text:s text:c="3"/>"Going on a LaZoom Ghosted tour tomorrow," I said.</text:span></text:span></text:p>
      <text:p text:style-name="P49"><text:span text:style-name="Source_20_Text"><text:span text:style-name="T62"><text:s text:c="3"/>"Why?"</text:span></text:span></text:p>
      <text:p text:style-name="P49"><text:span text:style-name="Source_20_Text"><text:span text:style-name="T62"><text:s text:c="3"/>"Hannah's their PR person and needs to be able to write about it."</text:span></text:span></text:p>
      <text:p text:style-name="P49"><text:span text:style-name="Source_20_Text"><text:span text:style-name="T62"><text:s text:c="3"/>"Oh," he said, "And she invited you along? Y'all hang out much outside of band stuff?"</text:span></text:span></text:p>
      <text:p text:style-name="P49"><text:span text:style-name="Source_20_Text"><text:span text:style-name="T62"><text:s text:c="3"/>"We have been," I said. "Went for a hike last week."</text:span></text:span></text:p>
      <text:p text:style-name="P49"><text:span text:style-name="Source_20_Text"><text:span text:style-name="T62"><text:s text:c="3"/>"Romantic in nature?"</text:span></text:span></text:p>
      <text:p text:style-name="P49"><text:span text:style-name="Source_20_Text"><text:span text:style-name="T62"><text:s text:c="3"/>I said, "As long as I don't ask about it, it seems to be going that way."</text:span></text:span></text:p>
      <text:p text:style-name="P49"><text:span text:style-name="Source_20_Text"><text:span text:style-name="T62"><text:s text:c="3"/>"Do you want that?"</text:span></text:span></text:p>
      <text:p text:style-name="P49"><text:span text:style-name="Source_20_Text"><text:span text:style-name="T62"><text:s text:c="3"/>"Yes!"</text:span></text:span></text:p>
      <text:p text:style-name="P49"><text:span text:style-name="Source_20_Text"><text:span text:style-name="T62"><text:s text:c="3"/>"Well," he said. "I noticed when we were at the Thomas Kozak show she was looking at you like she kinda liked you."</text:span></text:span></text:p>
      <text:p text:style-name="P49"><text:span text:style-name="Source_20_Text"><text:span text:style-name="T62"><text:s text:c="3"/>"When I brought up that observation months ago, she said, 'I'm gonna have to think about that…'"</text:span></text:span></text:p>
      <text:p text:style-name="P49"><text:soft-page-break/><text:span text:style-name="Source_20_Text"><text:span text:style-name="T62"><text:s text:c="3"/>And he said, "She's a nice girl," as he has said several times before.</text:span></text:span></text:p>
      <text:p text:style-name="P49"><text:span text:style-name="Source_20_Text"><text:span text:style-name="T62"><text:s text:c="3"/>We took the stage for 45 more minutes and ended with Go + Dreams. I packed up my drums, threw them on the cart and talked to neighbor Courtney about his ska band and AVL Fest. Then I hung by the green room with Ryan, Kevin, Dan and Molly. We loaded down the limo, exited the amphitheater, packed our cars and said goodbye. I probably wouldn't see Kevin, Dulci or Alyse until after their Dr. Dog tour.</text:span></text:span></text:p>
      <text:p text:style-name="P49"><text:span text:style-name="Source_20_Text"><text:span text:style-name="T62"><text:s text:c="3"/>I sped up Brevard Rd. and got on 26 right by my house, drove to Scott's, let Myrtle out, looked around but couldn't find any pee or poop, which was weird because she had been in the house for seven hours. I fed her, let her back out, opened some windows, ate some snacks and then wrote in my journal, first at the kitchen table, then on the porch in the rain. </text:span></text:span></text:p>
      <text:p text:style-name="P49"><text:span text:style-name="Source_20_Text"><text:span text:style-name="T62"/></text:span></text:p>
      <text:p text:style-name="P57"><text:span text:style-name="Source_20_Text"><text:span text:style-name="T73">. . .</text:span></text:span></text:p>
      <text:p text:style-name="P49"><text:span text:style-name="Source_20_Text"><text:span text:style-name="T62"/></text:span></text:p>
      <text:p text:style-name="P49"><text:span text:style-name="Source_20_Text"><text:span text:style-name="T62">I stayed outside until the sun went down, then got cozy on the bed and looked at social media. Hannah had shared some really pretty photos from the wedding, and as soon as I liked them, she texted me saying, "Whatcha up to? I might walk up to the store or the hop, want to come?"</text:span></text:span></text:p>
      <text:p text:style-name="P49"><text:span text:style-name="Source_20_Text"><text:span text:style-name="T62"><text:s text:c="3"/>I drove down to her house, then to Ingles. We walked to the Hop, then around the block behind the Pub and back to the car. I felt we were close to kissing. I drove her home, continued on to Scott's, loaded in my groceries, got in bed and wrote in my journal.</text:span></text:span></text:p>
      <text:p text:style-name="P49"><text:soft-page-break/><text:span text:style-name="Source_20_Text"><text:span text:style-name="T73">VII.I—</text:span></text:span></text:p>
      <text:p text:style-name="P49"><text:span text:style-name="Source_20_Text"><text:span text:style-name="T62"/></text:span></text:p>
      <text:p text:style-name="P49"><text:span text:style-name="Source_20_Text"><text:span text:style-name="T62">I dreamed I was going around to all the different dive bars inside the Grove Arcade, seeing familiar faces including Eden and Jack Black. I went down the street to a house party that turned out to be Dulci's new apartment — very reminiscent of Bristol days.</text:span></text:span></text:p>
      <text:p text:style-name="P49"><text:span text:style-name="Source_20_Text"><text:span text:style-name="T62"><text:s text:c="3"/>I was reluctant to wake up. I tried shutting Myrtle in the bedroom with me, but got yelled at by a cat. I don't even remember the exact order of events, but I definitely left a pile of paper towels to soak up a pee spot in the kitchen. At some point, she jumped back onto the bed with me, which was probably a first. I laid there feeling dead but not necessarily asleep until almost 11:30, at which point I got up, made coffee and ate a handful of </text:span></text:span><text:span text:style-name="Source_20_Text"><text:span text:style-name="T63">CheezIts</text:span></text:span><text:span text:style-name="Source_20_Text"><text:span text:style-name="T62"> + grapes.</text:span></text:span></text:p>
      <text:p text:style-name="P49"><text:span text:style-name="Source_20_Text"><text:span text:style-name="T62"><text:s text:c="3"/>I caught up on phone stuff from the bathroom while Myrtle hung outside. I opened the door to the porch, took a cup of coffee out there, got another handful of </text:span></text:span><text:span text:style-name="Source_20_Text"><text:span text:style-name="T63">CheezIts</text:span></text:span><text:span text:style-name="Source_20_Text"><text:span text:style-name="T62"> + grapes, went to the comfy chair and drank a cup while looking at Instagram. I went inside, poured another cup, came back to the chair and started writing in my journal.</text:span></text:span></text:p>
      <text:p text:style-name="P49"><text:span text:style-name="Source_20_Text"><text:span text:style-name="T62"/></text:span></text:p>
      <text:p text:style-name="P49"><text:span text:style-name="Source_20_Text"><text:span text:style-name="T62">There were talks about having Moon &amp; You rehearsal today, but Ryan misread his calendar as usual, and I am relieved. On the one hand, it is a long day to sit around thinking how to clean up the house, but having to drive to WAVL for a rehearsal would only serve to make me feel like I have things to do, not aid in my peace of mind.</text:span></text:span></text:p>
      <text:p text:style-name="P49"><text:soft-page-break/><text:span text:style-name="Source_20_Text"><text:span text:style-name="T62"><text:s text:c="3"/>As of yesterday, I now know my complete AVL Fest schedule:</text:span></text:span></text:p>
      <text:p text:style-name="P49"><text:span text:style-name="Source_20_Text"><text:span text:style-name="T62"/></text:span></text:p>
      <text:p text:style-name="P49"><text:span text:style-name="Source_20_Text"><text:span text:style-name="T73">Thursday at 6PM: Tina &amp; Her Pony at The Funkatorium</text:span></text:span></text:p>
      <text:p text:style-name="P49"><text:span text:style-name="Source_20_Text"><text:span text:style-name="T73">Friday at 6:30PM: Hannah Kaminer at The Funkatorium</text:span></text:span></text:p>
      <text:p text:style-name="P49"><text:span text:style-name="Source_20_Text"><text:span text:style-name="T73">Saturday at 2:30: Dulci at New Belgium</text:span></text:span></text:p>
      <text:p text:style-name="P49"><text:span text:style-name="Source_20_Text"><text:span text:style-name="T73">Saturday at 5ish: Ever-Expanding at New Belgium</text:span></text:span></text:p>
      <text:p text:style-name="P49"><text:span text:style-name="Source_20_Text"><text:span text:style-name="T73">Saturday at 9:30: Secret-B Sides at the Music Hall</text:span></text:span></text:p>
      <text:p text:style-name="P49"><text:span text:style-name="Source_20_Text"><text:span text:style-name="T73">Sunday at 3:30: The Moon and You at the Kava Bar</text:span></text:span></text:p>
      <text:p text:style-name="P49"><text:span text:style-name="Source_20_Text"><text:span text:style-name="T62"/></text:span></text:p>
      <text:p text:style-name="P49"><text:span text:style-name="Source_20_Text"><text:span text:style-name="T62">I am excited to share how busy I am on social media, but will wait until all official announcements have been made.</text:span></text:span></text:p>
      <text:p text:style-name="P49"><text:span text:style-name="Source_20_Text"><text:span text:style-name="T62"><text:s text:c="3"/>As far as my day today, I need to stock the fridge, make some lunch sandwiches, clean the litter, feed Myrtle once more, move my belongings to the car, do the dishes, take out the trash and recycling, make the bed, sweep around the litter box, clean up the courtyard poop, maybe even sweep the kitchen and possibly even go to my house to drop off groceries before picking up Hannah at 7PM, which is in six hours and twenty minutes.</text:span></text:span></text:p>
      <text:p text:style-name="P49"><text:span text:style-name="Source_20_Text"><text:span text:style-name="T62"><text:s text:c="3"/>This is why my brain is averse to doing things.</text:span></text:span></text:p>
      <text:p text:style-name="P49"><text:span text:style-name="Source_20_Text"><text:span text:style-name="T62"/></text:span></text:p>
      <text:p text:style-name="P57"><text:span text:style-name="Source_20_Text"><text:span text:style-name="T73">. . .</text:span></text:span></text:p>
      <text:p text:style-name="P49"><text:span text:style-name="Source_20_Text"><text:span text:style-name="T62"/></text:span></text:p>
      <text:p text:style-name="P49"><text:span text:style-name="Source_20_Text"><text:span text:style-name="T62">I cuddled on the porch with Myrtle drinking coffee and eating my two bananas until 4:00, then took out the trash, cleaned up her poops, did the dishes and locked down the porch. I scrolled on the couch, cleaned the litter, swept around it, charged my phone, hung outside with Myrtle, ate a bunch of </text:span></text:span><text:soft-page-break/><text:span text:style-name="Source_20_Text"><text:span text:style-name="T63">CheezIts</text:span></text:span><text:span text:style-name="Source_20_Text"><text:span text:style-name="T62">, felt a little lightheaded, drank an orange La Croix and wrote in my journal.</text:span></text:span></text:p>
      <text:p text:style-name="P49"><text:span text:style-name="Source_20_Text"><text:span text:style-name="T62"/></text:span></text:p>
      <text:p text:style-name="P57"><text:span text:style-name="Source_20_Text"><text:span text:style-name="T73">. . .</text:span></text:span></text:p>
      <text:p text:style-name="P49"><text:span text:style-name="Source_20_Text"><text:span text:style-name="T62"/></text:span></text:p>
      <text:p text:style-name="P49"><text:span text:style-name="Source_20_Text"><text:span text:style-name="T62">I closed all the windows, turned on the AC, flossed, brushed my teeth, put my </text:span></text:span><text:span text:style-name="Source_20_Text"><text:span text:style-name="T63">CheezIts</text:span></text:span><text:span text:style-name="Source_20_Text"><text:span text:style-name="T62"> in my laundry basket and wrote a note on the back of their note that said, "</text:span></text:span><text:span text:style-name="Source_20_Text"><text:span text:style-name="T78">Scott and Leann,</text:span></text:span></text:p>
      <text:p text:style-name="P49"><text:span text:style-name="Source_20_Text"><text:span text:style-name="T78"><text:s text:c="3"/>Thank you so much for letting me hang out in your home with these fine animals the last few days. We had the most relaxing time! I'm happy to kick it with Sal, Theo &amp; Myrtle any time I might be needed/available and have decided to stay in town this month, so just let me know if that's ever helpful and of course no sweat if not!</text:span></text:span></text:p>
      <text:p text:style-name="P49"><text:span text:style-name="Source_20_Text"><text:span text:style-name="T78"><text:s text:c="3"/>--Ross</text:span></text:span></text:p>
      <text:p text:style-name="P49"><text:span text:style-name="Source_20_Text"><text:span text:style-name="T78"><text:s text:c="3"/>P.S., I hope you had a fun and easy, perhaps even radical trip. Thanks again for the purple drink!</text:span></text:span><text:span text:style-name="Source_20_Text"><text:span text:style-name="T62">"</text:span></text:span></text:p>
      <text:p text:style-name="P49"><text:span text:style-name="Source_20_Text"><text:span text:style-name="T62"><text:s text:c="3"/>And then I drew a slightly angry looking picture of Myrtle.</text:span></text:span></text:p>
      <text:p text:style-name="P49"><text:span text:style-name="Source_20_Text"><text:span text:style-name="T62"><text:s text:c="3"/>I got in the car, drove to my house, shaved the contours of my face and got a text from Hannah. "See you soon? I am home and getting ready."</text:span></text:span></text:p>
      <text:p text:style-name="P49"><text:span text:style-name="Source_20_Text"><text:span text:style-name="T62"><text:s text:c="3"/>I said, "Yeah!!" and then, "Omw"</text:span></text:span></text:p>
      <text:p text:style-name="P49"><text:span text:style-name="Source_20_Text"><text:span text:style-name="T62"><text:s text:c="3"/>I drove to Hannah's, parked in the driveway, knocked on the back door, and thought I heard, "Come in!" but it was locked, and apparently she had said, "Just a minute!" I explained they sounded dangerously similar and she agreed. I was sitting at the table eating grapes with Bruce when she said, "I just need a little peanut butter to get me there."</text:span></text:span></text:p>
      <text:p text:style-name="P49"><text:soft-page-break/><text:span text:style-name="Source_20_Text"><text:span text:style-name="T62"><text:s text:c="3"/>I explained she sounded just like an alcoholic and said, "I know you don't have vodka in there." I drove us to Mamacita's, her for the second time that day. I pointed out the Big Secret flyer and she said I knew it wasn't her genre, but she said she liked Skidoo and would go with me, and prefers going to concerts that are "out-of-genre" anyway, and that it would probably be good dancing, which she needs more of.</text:span></text:span></text:p>
      <text:p text:style-name="P49"><text:span text:style-name="Source_20_Text"><text:span text:style-name="T62"><text:s text:c="3"/>I paid for parking while standing in line. She realized she didn't have any cash and asked to borrow some money, to which we both laughed. Then she realized she could Venmo me for $15. I ordered a fried chicken burrito and she, a taco. We both had chips, salsa and Mexican Cokes. We had a nice dinner, talking mostly about the wedding. She then got worried about how scared the tour might make her, and I said, "Well, you can hold my hand if you need to. I give you permission."</text:span></text:span></text:p>
      <text:p text:style-name="P49"><text:span text:style-name="Source_20_Text"><text:span text:style-name="T62"><text:s text:c="3"/>She said, "I might just grab your arm," and then started choking on salsa and got up to go to the restroom.</text:span></text:span></text:p>
      <text:p text:style-name="P49"><text:span text:style-name="Source_20_Text"><text:span text:style-name="T62"><text:s text:c="3"/>We went across the street, checked in with Driver Mike and driver Mike and ordered drinks. She said she would get mine since I paid for parking. We said hey two Scott with two Ts and boarded the bus. Scott hyped the crowd and introduced the real host, Lorelai Killmore, then left.</text:span></text:span></text:p>
      <text:p text:style-name="P49"><text:span text:style-name="Source_20_Text"><text:span text:style-name="T62"><text:s text:c="3"/>We drove slowly around town, occasionally encountering different characters played by Scott and laughing the whole time. I knew we would probably be asked about the nature of our relationship on mic and, when the time came, said we </text:span></text:span><text:soft-page-break/><text:span text:style-name="Source_20_Text"><text:span text:style-name="T62">were in a band together. Lorelai said, "Ohhhh, what do you playyy?"</text:span></text:span></text:p>
      <text:p text:style-name="P49"><text:span text:style-name="Source_20_Text"><text:span text:style-name="T62"><text:s text:c="3"/>Hannah said, "Instruments!"</text:span></text:span></text:p>
      <text:p text:style-name="P49"><text:span text:style-name="Source_20_Text"><text:span text:style-name="T62"><text:s text:c="3"/>We pulled into the station, tipped and got in the car. I asked Hannah if she would like to check out the Mashup or just maybe get a drink and she said, "I think I want to eat sour candy on the porch," so we drove to Ingles at the same time as the night before, approximately 9:50. We encountered Zack Kardon (why do I feel I just recently wrote about him?) who was going to grill peaches with ice cream. We announced we were going to get sour gummies.</text:span></text:span></text:p>
      <text:p text:style-name="P49"><text:span text:style-name="Source_20_Text"><text:span text:style-name="T62"><text:s text:c="3"/>We walked out into the parking lot and Hannah said, "I hear Ashley Heath!" so we followed the sound of singing across the street to Country Club open mic. Connor was very annoyed as he sometimes is. Hannah got a Fruit Smash and me, and Athletic. We listened to two songs by Ashley, and then Hannah got up and played, Wish We Could Talk, Oh, Sweet Home and She's Got You.</text:span></text:span></text:p>
      <text:p text:style-name="P49"><text:span text:style-name="Source_20_Text"><text:span text:style-name="T62"><text:s text:c="3"/>I agreed with Taylor, Dave, James that she had the voice of an Angel. She gave me a little touch on the back when she got off the stage, which reminds me I forgot to mention how one of my biggest hopes of the night had earlier been fulfilled: she had put her head on my sho</text:span></text:span><text:span text:style-name="Source_20_Text"><text:span text:style-name="T63">u</text:span></text:span><text:span text:style-name="Source_20_Text"><text:span text:style-name="T62">lder while on the bus.</text:span></text:span></text:p>
      <text:p text:style-name="P49"><text:span text:style-name="Source_20_Text"><text:span text:style-name="T62"><text:s text:c="3"/>After being cornered by a seemingly drunk but sober-for-at-least-a-year Ashley, we decided it was time to go, which reminds me of another comforting feeling I had had while she was on stage: that no matter how much fun we were having, there was almost no chance we would stay for more than one or two drinks.</text:span></text:span></text:p>
      <text:p text:style-name="P49"><text:soft-page-break/><text:span text:style-name="Source_20_Text"><text:span text:style-name="T62"><text:s text:c="3"/>We said Aloha to Cam, Kate, Jackie, Alan, Lyric, walked back across the street to Ingles and drove to Hannah's house. I asked as we were pulling up if she still wanted to do candy on the porch; we had had a fair amount of Mike &amp; Ike's while at the bar, after all. She said she was ready for bed, but once I had parked, changed her mind. She made us two hopmosas because the hop water wasn't cold and we went out to the porch, where Tim was smoking weed.</text:span></text:span></text:p>
      <text:p text:style-name="P49"><text:span text:style-name="Source_20_Text"><text:span text:style-name="T62"><text:s text:c="3"/>We were joined by Kathryn and Suli (?,) listened to distant fireworks, talked about the weekend and ate our sour octopi. Kathryn went to bed with a tummy ache, which seemed to be our cue as well. I said I was excited to sleep in my own bed as I gathered my things and walked through the house, and she said, "I bet." I thought it would be a great time to kiss, but when we hugged, her big Irish noggin was in the way.</text:span></text:span></text:p>
      <text:p text:style-name="P49"><text:span text:style-name="Source_20_Text"><text:span text:style-name="T62"><text:s text:c="3"/>I drove home at midnight, said hey to Erica, laid down to bed, looked at my phone sporadically and thought about things until 2AM. I dreamed I was playing a PS2 game with Jack Foster. He was trying to beat it for a friend, and I had already done so. You're supposed to parachute in from space, land on a street that looks just like my high school home, stake out a guy in a tow truck and follow him, but it is very difficult and takes many attempts. The friend he was trying to beat it for eventually came over, and so did a food delivery person, who stayed to hang out as well.</text:span></text:span></text:p>
      <text:p text:style-name="P49"><text:span text:style-name="Source_20_Text"><text:span text:style-name="T62"><text:s text:c="3"/>I woke at five AM, charged my phone and wrote in my journal.</text:span></text:span></text:p>
      <text:p text:style-name="P49"><text:span text:style-name="Source_20_Text"><text:span text:style-name="T64"/></text:span></text:p>
      <text:p text:style-name="P49"><text:soft-page-break/><text:span text:style-name="Source_20_Text"><text:span text:style-name="T74">VII.II—</text:span></text:span></text:p>
      <text:p text:style-name="P49"><text:span text:style-name="Source_20_Text"><text:span text:style-name="T64"/></text:span></text:p>
      <text:p text:style-name="P49"><text:span text:style-name="Source_20_Text"><text:span text:style-name="T64">I struggled to sleep until about 9:30, at which point I opened a hop water and took the drums out of my car. I formatted several days worth of entries and printed out 20 pages.</text:span></text:span></text:p>
      <text:p text:style-name="P49"><text:span text:style-name="Source_20_Text"><text:span text:style-name="T64"><text:s text:c="3"/>I shaved my face, got dressed, packed my bag (journal, phone, wallet, cup,) put on my hat and announced with a peace sign to Erica from the top of the stairs I was walking to the bank.</text:span></text:span></text:p>
      <text:p text:style-name="P49"><text:span text:style-name="Source_20_Text"><text:span text:style-name="T64"><text:s text:c="3"/>I walked straight there, frequently smelling sewage and realizing how the only thing in life I need to focus on/care about is my journaling.</text:span></text:span></text:p>
      <text:p text:style-name="P49"><text:span text:style-name="Source_20_Text"><text:span text:style-name="T64"><text:s text:c="3"/>The sidewalk at Hilliard and S Ann was finally open and I said, "Oh hell yeah." I deposited $70 and walked to High Five, where a very cute barista was taking out the trash. She walked up to the register and said, "Ten-ounce dark roast in a to-go cup? You know what to do," so I guess she remembered me.</text:span></text:span></text:p>
      <text:p text:style-name="P49"><text:span text:style-name="Source_20_Text"><text:span text:style-name="T64"><text:s text:c="3"/>I walked to Pritchard, sat, drank and read all my recent entries, then wrote.</text:span></text:span></text:p>
      <text:p text:style-name="P49"><text:span text:style-name="Source_20_Text"><text:span text:style-name="T64"/></text:span></text:p>
      <text:p text:style-name="P57"><text:span text:style-name="Source_20_Text"><text:span text:style-name="T74">. . .</text:span></text:span></text:p>
      <text:p text:style-name="P49"><text:span text:style-name="Source_20_Text"><text:span text:style-name="T64"/></text:span></text:p>
      <text:p text:style-name="P49"><text:span text:style-name="Source_20_Text"><text:span text:style-name="T64">I walked up to Malaprops and carefully considered all the journals, eventually deciding on a B6 Moleskine, lined, 208 pages. It cost around $25 w/ tax, which is more than 10 cents a page!</text:span></text:span></text:p>
      <text:p text:style-name="P49"><text:span text:style-name="Source_20_Text"><text:span text:style-name="T64"><text:s text:c="3"/>I walked to the Greagle and got triggered by the disproportionately fat, oblivious and in-the-way crowd. I used the restroom and, as I was leaving, realized they were all part of the same tourist family. Of Montreal's bus was parked there as well. </text:span></text:span><text:soft-page-break/><text:span text:style-name="Source_20_Text"><text:span text:style-name="T64">I walked up the street, sat at the shady bus stop and wrote in my journal.</text:span></text:span></text:p>
      <text:p text:style-name="P49"><text:span text:style-name="Source_20_Text"><text:span text:style-name="T64"/></text:span></text:p>
      <text:p text:style-name="P57"><text:span text:style-name="Source_20_Text"><text:span text:style-name="T74">. . .</text:span></text:span></text:p>
      <text:p text:style-name="P49"><text:span text:style-name="Source_20_Text"><text:span text:style-name="T64"/></text:span></text:p>
      <text:p text:style-name="P49"><text:span text:style-name="Source_20_Text"><text:span text:style-name="T64">I continued walking, stopped at the next bus stop, looked at my phone, went to Battle Cat, bought an iced latte and a sticker, continued west through the farmer's market, walked home, set down all my belongings, put the sticker on my laptop, opened it and wrote in my journal. </text:span></text:span></text:p>
      <text:p text:style-name="P49"><text:span text:style-name="Source_20_Text"><text:span text:style-name="T64"/></text:span></text:p>
      <text:p text:style-name="P57"><text:span text:style-name="Source_20_Text"><text:span text:style-name="T74">. . .</text:span></text:span></text:p>
      <text:p text:style-name="P57"><text:span text:style-name="Source_20_Text"><text:span text:style-name="T64"/></text:span></text:p>
      <text:p text:style-name="P50"><text:span text:style-name="Source_20_Text"><text:span text:style-name="T65">I took a short nap, did the dishes, made some noodles w/ ham, walked to the market and looked for razors and/or Dr. Bronner's shaving cream. They didn't have either, so I went across the street to the Brew Pump and drank an Athletic with Travis, Lenny and Adam. When Mark showed up, I decided I would walk to Aldi, where I bought grapes, bananas and found a four-pack of three-blade razors for under $5.</text:span></text:span></text:p>
      <text:p text:style-name="P50"><text:span text:style-name="Source_20_Text"><text:span text:style-name="T65"><text:s text:c="3"/>I ran into Adam Grabowski, who said he was very impressed with my drum solo video Courtney posted the other day. I said I was too and missed having him on the west side.</text:span></text:span></text:p>
      <text:p text:style-name="P50"><text:span text:style-name="Source_20_Text"><text:span text:style-name="T65"><text:s text:c="3"/>I snooped around Diatribe and Firestorm for a place to sit and drink my second Athletic, but it was too sunny. I checked out Alan's house. His truck was there, but I didn't see him outside so I kept walking, checked my phone and saw I had missed a call from Hannah four minutes before.</text:span></text:span></text:p>
      <text:p text:style-name="P50"><text:soft-page-break/><text:span text:style-name="Source_20_Text"><text:span text:style-name="T65"><text:s text:c="3"/>"Did you listen to my voicemail?" she asked. I had not. She said, "You are a true millennial." She said she wouldn't be ready to meet regarding cat instructions until after eight and started to say why, but I interrupted saying I was on my way to let out Charlie the Dog on foot, so that timing would be perfect.</text:span></text:span></text:p>
      <text:p text:style-name="P50"><text:span text:style-name="Source_20_Text"><text:span text:style-name="T65"><text:s text:c="3"/>I apologized for interrupting and said she could give me her reasons if she liked. She was simply just getting off of work and had errands to run. I asked her how her day was and she said it was either pretty fun or fine, probably fine; work was busy and she managed to renegotiate her contract, which I thought was awesome. I said I would ask her about that later and she said, "You don't have to!"</text:span></text:span></text:p>
      <text:p text:style-name="P50"><text:span text:style-name="Source_20_Text"><text:span text:style-name="T65"><text:s text:c="3"/>We wrapped up our conversation while I sat at the edge of the park on Clinton, just south of Redfern drinking my beer. I listened to her voicemail, walked down Sulfur Springs, cut through the park across the new Bridge, walked up Hendrix, unlocked the house, let Charlie out, sat on the porch and wrote in my journal.</text:span></text:span></text:p>
      <text:p text:style-name="P50"><text:span text:style-name="Source_20_Text"><text:span text:style-name="T65"/></text:span></text:p>
      <text:p text:style-name="P50"><text:span text:style-name="Source_20_Text"><text:span text:style-name="T65">I'm going to give Hannah plenty of time and patience tonight. Her post-work pre-tour voice is flustered, and I have a feeling the flirtatious vibes from yesterday will be on me to create. Thankfully I remember I am choosing myself over her and know that I am worth flirting with; I am sprawling on an outdoor couch eating grapes from the stem as I write that.</text:span></text:span></text:p>
      <text:p text:style-name="P50"><text:span text:style-name="Source_20_Text"><text:span text:style-name="T65"/></text:span></text:p>
      <text:p text:style-name="P58"><text:span text:style-name="Source_20_Text"><text:span text:style-name="T75">. . .</text:span></text:span></text:p>
      <text:p text:style-name="P50"><text:soft-page-break/><text:span text:style-name="Source_20_Text"><text:span text:style-name="T65"/></text:span></text:p>
      <text:p text:style-name="P50"><text:span text:style-name="Source_20_Text"><text:span text:style-name="T65">I walked down Hendrix and through the park, across the rocks, took off my shoes and went barefoot up Harris, turned left at Carrier and said hi to Kate and her friend, whose name I think might have been Lola. We talked about Hannah, Amanda, Tuvi. I turned right at her street, left at Delaware, right at Sulfur Springs, walked up to Haywood, and, as I approached The Odd, put my shoes back on.</text:span></text:span></text:p>
      <text:p text:style-name="P50"><text:span text:style-name="Source_20_Text"><text:span text:style-name="T65"><text:s text:c="3"/>Hannah said she'd made it home and to come any time. I said I'd be there in 15ish and popped into UJ. I picked up Claire's pen that she dropped when I walked in, then sat next to Jamie, who I hadn't seen in a long time, since his amputation. He said it was Tanya's birthday, but she couldn't hear me wishing her a happy one. I ordered a Lagunitas IPNA, said farewell and walked to Hannah's house.</text:span></text:span></text:p>
      <text:p text:style-name="P50"><text:span text:style-name="Source_20_Text"><text:span text:style-name="T65"><text:s text:c="3"/>The back door was open, so I went inside, got the rundown, helped Hannah make a list of things myself and the other sitter might need to know. She said she was going to be focused, and so not very talkative, but she would enjoy my company, but also understand if I wanted to go home. I said, "I'll hang!" I drank a hop water, coiled a cable, helped hang up the shower curtain, changed over the laundry, gave the cats some drugs, ate a string cheese, made up a song about it and had a hopmosa.</text:span></text:span></text:p>
      <text:p text:style-name="P50"><text:span text:style-name="Source_20_Text"><text:span text:style-name="T65"><text:s text:c="3"/>Not too far into it, Hannah said, "I need to kick you out. You're being too much fun."</text:span></text:span></text:p>
      <text:p text:style-name="P50"><text:span text:style-name="Source_20_Text"><text:span text:style-name="T65"><text:s text:c="3"/>I said, "I have to chug it," and put on my hat shoes and bag.</text:span></text:span></text:p>
      <text:p text:style-name="P50"><text:soft-page-break/><text:span text:style-name="Source_20_Text"><text:span text:style-name="T65"><text:s text:c="3"/>"No, please sit down and don't chug it." I drank my orange juice expeditiously. She said, "Thank you for coming over."</text:span></text:span></text:p>
      <text:p text:style-name="P50"><text:span text:style-name="Source_20_Text"><text:span text:style-name="T65"><text:s text:c="3"/>I jokingly said, "Thanks for letting me bother you."</text:span></text:span></text:p>
      <text:p text:style-name="P50"><text:span text:style-name="Source_20_Text"><text:span text:style-name="T65"><text:s text:c="3"/>She said, "You aren't bothering me. I just need to focus," and offered me a ride home.</text:span></text:span></text:p>
      <text:p text:style-name="P50"><text:span text:style-name="Source_20_Text"><text:span text:style-name="T65"><text:s text:c="3"/>I rejected and put my arms out for a hug, then said, "Have a great time. I'll miss ya.'"</text:span></text:span></text:p>
      <text:p text:style-name="P50"><text:span text:style-name="Source_20_Text"><text:span text:style-name="T65"><text:s text:c="3"/>She said, seriously, "I'll miss you, too. Thanks for watching the cats."</text:span></text:span></text:p>
      <text:p text:style-name="P50"><text:span text:style-name="Source_20_Text"><text:span text:style-name="T65"><text:s text:c="3"/>"I'll probably come over," I said with a pause. "Around 11:30?"</text:span></text:span></text:p>
      <text:p text:style-name="P50"><text:span text:style-name="Source_20_Text"><text:span text:style-name="T65"><text:s text:c="3"/>I left, walked up the hill, thought a slice from Standard sounded real nice. I saw the bartender from Country Club whose name I'll never remember, Shane Brain and Michel. I walked home with some pep(peroni) in my step, deposited the pizza box in my neighbor's bin, put my grapes and bananas away, hung my bag and hat on the door, took off my clothes in the darkness, got in bed and wrote in my journal.</text:span></text:span></text:p>
      <text:p text:style-name="P50"><text:span text:style-name="Source_20_Text"><text:span text:style-name="T65"/></text:span></text:p>
      <text:p text:style-name="P50"><text:span text:style-name="Source_20_Text"><text:span text:style-name="T65">I wanted to take a bath, but as usual decided against it with the basement being dark and Erica probably asleep. </text:span></text:span></text:p>
      <text:p text:style-name="P50"><text:span text:style-name="Source_20_Text"><text:span text:style-name="T65"/></text:span></text:p>
      <text:p text:style-name="P59"><text:span text:style-name="Source_20_Text"><text:span text:style-name="T76">—VII.III— </text:span></text:span></text:p>
      <text:p text:style-name="P59"><text:span text:style-name="Source_20_Text"><text:span text:style-name="T66"/></text:span></text:p>
      <text:p text:style-name="P51"><text:span text:style-name="Source_20_Text"><text:span text:style-name="T66">I was having dreams of annoying white noise, which Erica confirmed was happening all over the place. I went downstairs, made a cup of coffee, listened to her tales in applying for a visa, talked briefly about walking and journaling, including my new </text:span></text:span><text:soft-page-break/><text:span text:style-name="Source_20_Text"><text:span text:style-name="T66">Chromebook, made another cup of coffee, came upstairs, formatted and wrote in my journal.</text:span></text:span></text:p>
      <text:p text:style-name="P51"><text:span text:style-name="Source_20_Text"><text:span text:style-name="T66"/></text:span></text:p>
      <text:p text:style-name="P51"><text:span text:style-name="Source_20_Text"><text:span text:style-name="T66">I forgot to mention some things from the day before: while hanging out with Hannah, drinking my hopmosa, she came out of her bedroom and said, "Do you ever think about what you want to be when you grow up?"</text:span></text:span></text:p>
      <text:p text:style-name="P51"><text:span text:style-name="Source_20_Text"><text:span text:style-name="T66"><text:s text:c="3"/>I laughed and said, "I'm already doing it! What do you want to be when you grew up?"</text:span></text:span></text:p>
      <text:p text:style-name="P51"><text:span text:style-name="Source_20_Text"><text:span text:style-name="T66"><text:s text:c="3"/>When she was little, she wanted to teach at a community college. The main reason she had brought it up was she had been thinking about how all her sister really wanted to do was get married and have kids. I explained how that seemed like an important part of one's life, but not exactly what to do with it, in my opinion.</text:span></text:span></text:p>
      <text:p text:style-name="P51"><text:span text:style-name="Source_20_Text"><text:span text:style-name="T66"><text:s text:c="3"/>When I got home I thought more about how that could have been at least the second time she had sneakily tried to ask me if I was interested in having kids, so I sent her a text saying, "Stopped at Standard and put a little pep(peroni) in my step for the walk home. Did I answer your question satisfactorily about what I wanted to be when I grew up?"</text:span></text:span></text:p>
      <text:p text:style-name="P51"><text:span text:style-name="Source_20_Text"><text:span text:style-name="T66"><text:s text:c="3"/>I had fallen asleep by the time she texted me back 30 minutes later, saying, "I think so! I was curious if being around kids made you want to have your own kids." and then, "My smoke alarm just did a weird thing where it went off twice and then stopped. I hope that doesn't happen while you and the other house sitter are here"</text:span></text:span></text:p>
      <text:p text:style-name="P51"><text:span text:style-name="Source_20_Text"><text:span text:style-name="T66"><text:s text:c="3"/>I woke up and saw these messages at about 3:30 and spent a while formulating and reforming a </text:span></text:span><text:soft-page-break/><text:span text:style-name="Source_20_Text"><text:span text:style-name="T66">response. I knew I didn't want to text her until the morning in case her notifications were on, and, when I first woke up at 8:14, I said, "Haha yeah, I was starting to wonder if that's what you were asking about. I would love to be a dad with the right special person/partner, especially if I could be home a lot!"</text:span></text:span></text:p>
      <text:p text:style-name="P51"><text:span text:style-name="Source_20_Text"><text:span text:style-name="T66"><text:s text:c="3"/>She wrote me back at 10:30, saying, "Hi! I made it into the tour van and the house is sort of clean! Kind of. Thank you for coming over and hanging out last night!</text:span></text:span></text:p>
      <text:p text:style-name="P51"><text:span text:style-name="Source_20_Text"><text:span text:style-name="T66"><text:s text:c="3"/>Ok a few things to download - </text:span></text:span></text:p>
      <text:p text:style-name="P51"><text:span text:style-name="Source_20_Text"><text:span text:style-name="T66">All sheets and pillowcases on the beds are clean. I did leave dishes though. Do you mind transferring what's in the washer to the dryer? The cats may need a little more food today and they def need clean water. I left a key on the mailbox and left my car keys (with another house key) on the hook in case you want to use the car for anything. One thing that would help my other house sitter is moving my car to the other part of the driveway, if you have time. (Any spot is fine as long as we can fit four across.) I told her to park her suburban where my car is now."</text:span></text:span></text:p>
      <text:p text:style-name="P51"><text:span text:style-name="Source_20_Text"><text:span text:style-name="T66"><text:s text:c="3"/>It doesn't surprise me that she made no response to my comment about kids, but I'm glad she has something to think about. It's definitely still too intense for me to tell her that is the only person with whom I've ever considered that a possibility.</text:span></text:span></text:p>
      <text:p text:style-name="P51"><text:span text:style-name="Source_20_Text"><text:span text:style-name="T66"/></text:span></text:p>
      <text:p text:style-name="P59"><text:span text:style-name="Source_20_Text"><text:span text:style-name="T76">. . .</text:span></text:span></text:p>
      <text:p text:style-name="P51"><text:span text:style-name="Source_20_Text"><text:span text:style-name="T66"/></text:span></text:p>
      <text:p text:style-name="P51"><text:soft-page-break/><text:span text:style-name="Source_20_Text"><text:span text:style-name="T66">Scott texted me, saying, "Good day ross! <text:s/>I hope your well. <text:s/>Been meaning to compensate you for helping us immensly! <text:s/>Does 70 bux a day feel good? <text:s/>5 days. <text:s/>Grand total 350? <text:s/>That feel fair to you? <text:s/>Please hit me with whatever reaction is upon you! <text:s/>Cant thank you enough."</text:span></text:span></text:p>
      <text:p text:style-name="P51"><text:span text:style-name="Source_20_Text"><text:span text:style-name="T66"><text:s text:c="3"/>I said, "That's generous indeed, thank you!!"</text:span></text:span></text:p>
      <text:p text:style-name="P51"><text:span text:style-name="Source_20_Text"><text:span text:style-name="T66"><text:s text:c="3"/>I printed six pages and pasted them into my journal. I decided I might want to start using my old messenger bag again, so I removed from it a legal pad, a David Sedaris book, at least three toothbrushes, a ton of condoms and hair ties, a multi tool, a tin of old-ass weed, two AA batteries and a silver dollar.</text:span></text:span></text:p>
      <text:p text:style-name="P51"><text:span text:style-name="Source_20_Text"><text:span text:style-name="T66"><text:s text:c="3"/>I packed my Chromebook, journal, toothbrush, toothpaste, shorts and phone charger, attached my cup to the strap, then packed my blue bag with grapes, bananas, phone, wallet and a pack of ramen.</text:span></text:span></text:p>
      <text:p text:style-name="P51"><text:span text:style-name="Source_20_Text"><text:span text:style-name="T66"><text:s text:c="3"/>I walked to Kota Kai, and they were fairly busy. The barista asked if I wanted a dark roast and I said I would do an iced latte, actually, with whole milk. She asked if I wanted that in my cup and I could tell she was worried because that is too small a size for such a drink. But no, I was okay with a 16-ounce plastic to-go cup, and I think that surprised her.</text:span></text:span></text:p>
      <text:p text:style-name="P51"><text:span text:style-name="Source_20_Text"><text:span text:style-name="T66"><text:s text:c="3"/>I went down Herron Ave, turned right at Saluda, left at Dunwell, right at Tryon, right at Louisiana, left at Crown, left at Dorchester and veered right onto Florida as normal. I walked to Hannah's front door, possibly for the first time, fished the Batman key out of the mailbox, went into the house, set my things down on the table, put my food in the </text:span></text:span><text:soft-page-break/><text:span text:style-name="Source_20_Text"><text:span text:style-name="T66">kitchen, laid on Hannah's bed and wrote in my journal.</text:span></text:span></text:p>
      <text:p text:style-name="P51"><text:span text:style-name="Source_20_Text"><text:span text:style-name="T66"/></text:span></text:p>
      <text:p text:style-name="P51"><text:span text:style-name="Source_20_Text"><text:span text:style-name="T66">Bruce is chilling next to me and Neville is making careful periodic visits. A hand-written poster is on the wall that says:</text:span></text:span></text:p>
      <text:p text:style-name="P51"><text:span text:style-name="Source_20_Text"><text:span text:style-name="T66"><text:s text:c="3"/>"</text:span></text:span><text:span text:style-name="Source_20_Text"><text:span text:style-name="T79">We are not producers. I am not a factory. I am a human with a heart + soul + mind. 'I am more conduit than creator of what I express' is the artist's way. </text:span></text:span></text:p>
      <text:p text:style-name="P51"><text:span text:style-name="Source_20_Text"><text:span text:style-name="T79"><text:s text:c="3"/>I will relish the making of art + allow it to be strange to others. I will open my life to opportunities where art can be shared, where stories can be told, and where I see a glimmer of holy or grace. And what I mean is the glimmer of wholeness and people returning to their true hearts. I choose to use my other gifts to do what else is necessary to pay my rent. I will reject being 'the best in the biz' there.</text:span></text:span></text:p>
      <text:p text:style-name="P51"><text:span text:style-name="Source_20_Text"><text:span text:style-name="T79"><text:s text:c="3"/>Believing that the world does not need more hustle or impatience or dismissiveness. Believing that the gift I have been given is to tell the stories and to sing and create space where good things can happen. A true + untidy welcome. Where pain can be unkempt + healed. Rejecting over + over comparison + competitive thinking as poison to the ecosystem I want to be part of.</text:span></text:span></text:p>
      <text:p text:style-name="P51"><text:span text:style-name="Source_20_Text"><text:span text:style-name="T79"><text:s text:c="3"/>Instead...</text:span></text:span></text:p>
      <text:p text:style-name="P51"><text:span text:style-name="Source_20_Text"><text:span text:style-name="T79"><text:s text:c="3"/>Cultivating the soil of my life + heart</text:span></text:span></text:p>
      <text:p text:style-name="P51"><text:span text:style-name="Source_20_Text"><text:span text:style-name="T79"><text:s text:c="3"/>Planting good seeds</text:span></text:span></text:p>
      <text:p text:style-name="P51"><text:span text:style-name="Source_20_Text"><text:span text:style-name="T79"><text:s text:c="3"/>Giving them space + time (no overcrowded rows)</text:span></text:span></text:p>
      <text:p text:style-name="P51"><text:span text:style-name="Source_20_Text"><text:span text:style-name="T79"><text:s text:c="3"/>And love + sunlight + water + attention + faithfulness to small things.</text:span></text:span></text:p>
      <text:p text:style-name="P51"><text:soft-page-break/><text:span text:style-name="Source_20_Text"><text:span text:style-name="T79"><text:s text:c="3"/>I will not measure by achievement but by what is able to grow + flourish over time.</text:span></text:span><text:span text:style-name="Source_20_Text"><text:span text:style-name="T66">"</text:span></text:span></text:p>
      <text:p text:style-name="P51"><text:span text:style-name="Source_20_Text"><text:span text:style-name="T66"/></text:span></text:p>
      <text:p text:style-name="P59"><text:span text:style-name="Source_20_Text"><text:span text:style-name="T76">. . .</text:span></text:span></text:p>
      <text:p text:style-name="P51"><text:span text:style-name="Source_20_Text"><text:span text:style-name="T66"/></text:span></text:p>
      <text:p text:style-name="P51"><text:span text:style-name="Source_20_Text"><text:span text:style-name="T66">I read my recent entries and texted Hannah a picture of Neville in the window, saying, "Laundry has been swapped and dried. Summer camp is fully underway!" She thanked me for encouraging her to take her big blanket and, in the midst of that conversation, went back and loved my message about possibly wanting kids.</text:span></text:span></text:p>
      <text:p text:style-name="P52"><text:span text:style-name="Source_20_Text"><text:span text:style-name="T66"><text:s text:c="3"/>I said that I had been recruited to let Charlie out again this evening, that I was turning into a real pet sitter, and she asked where Kevin and Alyse were. I said Kevin was probably working and Alyse was probably at Dr. Dog rehearsal, which was still funny and surreal to see in writing. Four minutes later, I said, "Wait!! That's not where Kevin is" with four laugh-cry emoji, sent her a reel of a comfortable orange cat and wrote in my journal.</text:span></text:span></text:p>
      <text:p text:style-name="P52"><text:span text:style-name="Source_20_Text"><text:span text:style-name="T66"/></text:span></text:p>
      <text:p text:style-name="P52"><text:span text:style-name="Source_20_Text"><text:span text:style-name="T66"><text:s/>Kevin is, of course, on tour with the Honeycutters and Hannah Kaminer.</text:span></text:span></text:p>
      <text:p text:style-name="P52"><text:span text:style-name="Source_20_Text"><text:span text:style-name="T66"/></text:span></text:p>
      <text:p text:style-name="P60"><text:span text:style-name="Source_20_Text"><text:span text:style-name="T76">. . .</text:span></text:span></text:p>
      <text:p text:style-name="P52"><text:span text:style-name="Source_20_Text"><text:span text:style-name="T66"/></text:span></text:p>
      <text:p text:style-name="P52"><text:span text:style-name="Source_20_Text"><text:span text:style-name="T66">I texted Hannah at 2:23. "Exciting adventure plans: I'm going to walk to my house, print some journal entries, walk down to Kev's, let Charlie out, swing by Aldi, get a burrito from El Kimchi at the Brew Pump and come back. I hope you have a great show and a fun time in Nashville!"</text:span></text:span></text:p>
      <text:p text:style-name="P52"><text:soft-page-break/><text:span text:style-name="Source_20_Text"><text:span text:style-name="T66"><text:s text:c="3"/>I changed into shorts, put on my hat, packed my blue bag with wallet, phone, journal. I walked outside shoeless, but the pavement was too hot. At my house, I formatted and printed entries, ate a brownie, laid on my bed and scrolled on my phone until 3:50, at which pointed I cracked an Athletic and walked down to Hendrix, running into Courtney and one of his offspring at the intersection of Delaware and Woodgate; we mainly talked about where Kevin and Scott lived.</text:span></text:span></text:p>
      <text:p text:style-name="P52"><text:span text:style-name="Source_20_Text"><text:span text:style-name="T66"><text:s text:c="3"/>I let Charlie out, sat on their couch, took a picture of Nubs, sent it to (in order of enthusiasm of response) Hannah, Cait, Kevin and Alyse. I scrolled on the couch and let Charlie in around 5:00. I filled her Kong with peanut butter and she tried to convince me to let her eat it under the bed. I placed it in her kennel and she went for it after 30 seconds of resisting.</text:span></text:span></text:p>
      <text:p text:style-name="P52"><text:span text:style-name="Source_20_Text"><text:span text:style-name="T66"><text:s text:c="3"/>I walked to the Brew Pump, running into neighbor Scott outside of Odd. I was starting to get woozily low on blood sugar. I ordered a Bulgogi beef burrito with a can of Coke, went inside, bought a six-pack of Trail Pass, gave Holly $2, ate my burrito and drank my Coke while sitting across from Tate at the first picnic table. Allen came in as I was finishing, and we both headed toward the back bench.</text:span></text:span></text:p>
      <text:p text:style-name="P52"><text:span text:style-name="Source_20_Text"><text:span text:style-name="T66"><text:s text:c="3"/>I sat back there and absorbed nutrients while Adam, Rob, Tate, Francis and Chad gathered. Francis and I talked about him moving to town, drinking less beer and possibly donating his piano to Cait. When Drew arrived, who he had considered moving in with, he said, "I like Drew. He's honest."</text:span></text:span></text:p>
      <text:p text:style-name="P52"><text:soft-page-break/><text:span text:style-name="Source_20_Text"><text:span text:style-name="T66"><text:s text:c="3"/>It dawned on my at that exact moment that Drew might be on the spectrum, so I said, "Perhaps autisticly so."</text:span></text:span></text:p>
      <text:p text:style-name="P52"><text:span text:style-name="Source_20_Text"><text:span text:style-name="T66"><text:s text:c="3"/>Francis said, "Yes, excellent, even better."</text:span></text:span></text:p>
      <text:p text:style-name="P52"><text:span text:style-name="Source_20_Text"><text:span text:style-name="T66"><text:s text:c="3"/>Drew came over and said, "Wow, Ross, you need to grow back your facial hair this instant." Rob's dog started barking at Drew and never stopped.</text:span></text:span></text:p>
      <text:p text:style-name="P52"><text:span text:style-name="Source_20_Text"><text:span text:style-name="T66"><text:s text:c="3"/>Chad passed a bowl around. Francis eventually left. Drew railed AVL Fest for being too mainstream while singing Melissa's praises as a friend, then departed. Chad vanished as well, so after appeasing Drunk Rob with a couple minutes of conversation about AVL Fest and the presidential election, I said, Aiight, I'ma skedaddle."</text:span></text:span></text:p>
      <text:p text:style-name="P52"><text:span text:style-name="Source_20_Text"><text:span text:style-name="T66"><text:s text:c="3"/>I walked east with my beer, finishing it in front of the Country Club. I went down to Hannah's house, deposited my things, laid on her bed and wrote in my journal. I realized I hadn't read the entries I'd printed earlier, so I did that too. </text:span></text:span></text:p>
      <text:p text:style-name="P52"><text:span text:style-name="Source_20_Text"><text:span text:style-name="T66"/></text:span></text:p>
      <text:p text:style-name="P60"><text:span text:style-name="Source_20_Text"><text:span text:style-name="T76">. . .</text:span></text:span></text:p>
      <text:p text:style-name="P52"><text:span text:style-name="Source_20_Text"><text:span text:style-name="T66"/></text:span></text:p>
      <text:p text:style-name="P52"><text:span text:style-name="Source_20_Text"><text:span text:style-name="T66">Hannah texted me at 9:44:</text:span></text:span></text:p>
      <text:p text:style-name="P52"><text:span text:style-name="Source_20_Text"><text:span text:style-name="T66"/></text:span></text:p>
      <text:p text:style-name="P52"><text:span text:style-name="Source_20_Text"><text:span text:style-name="T79">How are things there? 2 out of 3 green room occupants are fast asleep here.</text:span></text:span></text:p>
      <text:p text:style-name="P52"><text:span text:style-name="Source_20_Text"><text:span text:style-name="T79"/></text:span></text:p>
      <text:p text:style-name="P42"><text:span text:style-name="Source_20_Text"><text:span text:style-name="T79">A well-known summer camp tradition is to eat all the string cheese, so very successful, I would say. I just took a bath and Neville was very curious about it. How was your set?</text:span></text:span></text:p>
      <text:p text:style-name="P42"><text:span text:style-name="Source_20_Text"><text:span text:style-name="T79"/></text:span></text:p>
      <text:p text:style-name="P42"><text:span text:style-name="Source_20_Text"><text:span text:style-name="T79">Kevin's gotta be one of the sleepers </text:span></text:span></text:p>
      <text:p text:style-name="P52"><text:soft-page-break/><text:span text:style-name="Source_20_Text"><text:span text:style-name="T79"/></text:span></text:p>
      <text:p text:style-name="P52"><text:span text:style-name="Source_20_Text"><text:span text:style-name="T79">Neville and Bruce love keeping me company during baths! Sometimes they perch on the side </text:span></text:span></text:p>
      <text:p text:style-name="P52"><text:span text:style-name="Source_20_Text"><text:span text:style-name="T79">It was good! Started off a little rough and then I found my footing and by the end I was feeling good about it!</text:span></text:span></text:p>
      <text:p text:style-name="P52"><text:span text:style-name="Source_20_Text"><text:span text:style-name="T79"/></text:span></text:p>
      <text:p text:style-name="P42"><text:span text:style-name="Source_20_Text"><text:span text:style-name="T79">Bruce didn't even check it out... not sure WHAT he was up to</text:span></text:span></text:p>
      <text:p text:style-name="P42"><text:span text:style-name="Source_20_Text"><text:span text:style-name="T79"/></text:span></text:p>
      <text:p text:style-name="P42"><text:span text:style-name="Source_20_Text"><text:span text:style-name="T79">He mainly just wants the string cheese and the wrappers so he may have been sulking</text:span></text:span></text:p>
      <text:p text:style-name="P52"><text:span text:style-name="Source_20_Text"><text:span text:style-name="T79"/></text:span></text:p>
      <text:p text:style-name="P52"><text:span text:style-name="Source_20_Text"><text:span text:style-name="T79">Maybe smelling shoes? One of his other hobbies </text:span></text:span></text:p>
      <text:p text:style-name="P52"><text:span text:style-name="Source_20_Text"><text:span text:style-name="T79">There is yacht rock on the stage next door to the green room and it is impossibly loud. I am ready to never hear another yacht rock song for about five years </text:span></text:span></text:p>
      <text:p text:style-name="P52"><text:span text:style-name="Source_20_Text"><text:span text:style-name="T79"/></text:span></text:p>
      <text:p text:style-name="P42"><text:span text:style-name="Source_20_Text"><text:span text:style-name="T79">Did you bring your headphones??</text:span></text:span></text:p>
      <text:p text:style-name="P52"><text:span text:style-name="Source_20_Text"><text:span text:style-name="T79"/></text:span></text:p>
      <text:p text:style-name="P52"><text:span text:style-name="Source_20_Text"><text:span text:style-name="T79">No :( not the big foam ones</text:span></text:span></text:p>
      <text:p text:style-name="P52"><text:span text:style-name="Source_20_Text"><text:span text:style-name="T79">Bad idea to leave them!</text:span></text:span></text:p>
      <text:p text:style-name="P52"><text:span text:style-name="Source_20_Text"><text:span text:style-name="T79"/></text:span></text:p>
      <text:p text:style-name="P42"><text:span text:style-name="Source_20_Text"><text:span text:style-name="T79">Oh no! I wish I had thought of that last night!</text:span></text:span></text:p>
      <text:p text:style-name="P42"><text:span text:style-name="Source_20_Text"><text:span text:style-name="T79">The PetSmart hotel had toppled over when I got back today so it's being anchored down by my blue bag and they think that is an excellent addition</text:span></text:span></text:p>
      <text:p text:style-name="P52"><text:span text:style-name="Source_20_Text"><text:span text:style-name="T79"/></text:span></text:p>
      <text:p text:style-name="P52"><text:span text:style-name="Source_20_Text"><text:span text:style-name="T79">Have you ever played yacht rock?</text:span></text:span></text:p>
      <text:p text:style-name="P52"><text:span text:style-name="Source_20_Text"><text:span text:style-name="T79"/></text:span></text:p>
      <text:p text:style-name="P42"><text:soft-page-break/><text:span text:style-name="Source_20_Text"><text:span text:style-name="T79">Hmm, I don't think I have. Secret B-Sides would be the closest but we don't really rock so we thankfully stay more in the R&amp;B/hip-hop realm </text:span></text:span></text:p>
      <text:p text:style-name="P42"><text:span text:style-name="Source_20_Text"><text:span text:style-name="T79">And I hate Steely Dan. Does playing Dreams by Fleetwood Mac count?</text:span></text:span></text:p>
      <text:p text:style-name="P52"><text:span text:style-name="Source_20_Text"><text:span text:style-name="T79"/></text:span></text:p>
      <text:p text:style-name="P52"><text:span text:style-name="Source_20_Text"><text:span text:style-name="T79">Awww thanks for looking out for them. And me sometimes too!!</text:span></text:span></text:p>
      <text:p text:style-name="P52"><text:span text:style-name="Source_20_Text"><text:span text:style-name="T79"/></text:span></text:p>
      <text:p text:style-name="P52"><text:span text:style-name="Source_20_Text"><text:span text:style-name="T79">Oh that's good. I don't think Fleetwood Mac counts but now I'm pondering the definition at all</text:span></text:span></text:p>
      <text:p text:style-name="P52"><text:span text:style-name="Source_20_Text"><text:span text:style-name="T79"/></text:span></text:p>
      <text:p text:style-name="P42"><text:span text:style-name="Source_20_Text"><text:span text:style-name="T79">You're welcome!</text:span></text:span></text:p>
      <text:p text:style-name="P42"><text:span text:style-name="Source_20_Text"><text:span text:style-name="T79"/></text:span></text:p>
      <text:p text:style-name="P42"><text:span text:style-name="Source_20_Text"><text:span text:style-name="T79">It's all very tricky. I googled yacht rock examples and that came up, but I'm gonna let them and me slide on this one. I've covered it in almost every band including with Tina and she would never admit to playing yacht rock... I don't think </text:span></text:span></text:p>
      <text:p text:style-name="P42"><text:span text:style-name="Source_20_Text"><text:span text:style-name="T79">Thanks for trusting me and giving me the opportunities to look out for y'all sometimes</text:span></text:span></text:p>
      <text:p text:style-name="P42"><text:span text:style-name="Source_20_Text"><text:span text:style-name="T79"/></text:span></text:p>
      <text:p text:style-name="P42"><text:span text:style-name="Source_20_Text"><text:span text:style-name="T77">—VI.IV</text:span></text:span></text:p>
      <text:p text:style-name="P52"><text:span text:style-name="Source_20_Text"><text:span text:style-name="T67"/></text:span></text:p>
      <text:p text:style-name="P52"><text:span text:style-name="Source_20_Text"><text:span text:style-name="T67">I had an assortment of intense feeling, possibly generic dreams. I woke at ten and had a difficult time with Wordle. I knew the fourth letter was a U and that there was an E in the word. I broke the rules of hard mode for my second guess, going with PAINT and was glad to find the word ended with T. But there were no other vowels. I was afraid it might take me all day, but after brute-forcing a few </text:span></text:span><text:soft-page-break/><text:span text:style-name="Source_20_Text"><text:span text:style-name="T67">made up words, I realized it had to be DEBUT and took pride in a hard earned three-guess.</text:span></text:span></text:p>
      <text:p text:style-name="P52"><text:span text:style-name="Source_20_Text"><text:span text:style-name="T67"><text:s text:c="3"/>I went to make coffee, but Hannah's sink was too full of dishes to fit the kettle, and the hose sprayer didn't seem to work, so, after a long pee, I put on my clothes, put the clean dishes away and washed the dirty ones. I filled the electric kettle halfway, spent way too long sorting through all the possible mugs (I'm always looking for the smallest and most textured,) put a filter in the pour-over cone, poured hot water over it, dumped the last of the coffee on top of the wet filter, dumped the hot water out of the mug, moved the whole setup to a sunny spot by the back window and started pouring. Bruce was watching from atop the time machine dishwasher. I gave him a kiss and a headbutt.</text:span></text:span></text:p>
      <text:p text:style-name="P52"><text:span text:style-name="Source_20_Text"><text:span text:style-name="T67"><text:s text:c="3"/>I took my half cup of coffee to the living room, which was fairly clean and invitingly well lit. I scanned the bookshelf (tickled to find Prayer for Owen Meany and even more so Confederacy of Dunces) looking for the book we had talked about at Mamacita's about a woman who realizes she's autistic in her late 30s and found it, The Electricity of Every Living Thing. I enjoyed the prologue about her driving through the rain, tuning into the middle of a radio interview with an autistic woman, getting defensive about autistic people being difficult to date and surprising herself by using the word 'we.'</text:span></text:span></text:p>
      <text:p text:style-name="P52"><text:span text:style-name="Source_20_Text"><text:span text:style-name="T67"><text:s text:c="3"/>I went to the bedroom, glanced at my phone, grabbed my computer, returned to the living room and wrote in my journal.</text:span></text:span></text:p>
      <text:p text:style-name="P52"><text:span text:style-name="Source_20_Text"><text:span text:style-name="T67"/></text:span></text:p>
      <text:p text:style-name="P52"><text:soft-page-break/><text:span text:style-name="Source_20_Text"><text:span text:style-name="T67">I always know I have found a good book when it makes me want to write more. I have been wanting to write a lot lately, but it is an unmistakable feeling. I could see this fourth of July hopefully being a day of not leaving the house, but I would have to be scrappy with food. The thought of ordering a pizza is intriguing, but the thought of pizza itself is not. My diet could be better lately, but I have definitely at least noticed a desire to avoid certain hate-myself type foods. </text:span></text:span></text:p>
      <text:p text:style-name="P52"><text:span text:style-name="Source_20_Text"><text:span text:style-name="T67"/></text:span></text:p>
      <text:p text:style-name="P60"><text:span text:style-name="Source_20_Text"><text:span text:style-name="T77">. . .</text:span></text:span></text:p>
      <text:p text:style-name="P52"><text:span text:style-name="Source_20_Text"><text:span text:style-name="T67"/></text:span></text:p>
      <text:p text:style-name="P52"><text:span text:style-name="Source_20_Text"><text:span text:style-name="T67">I read a chapter, texted with Ryan about a cookout at his parents' place and Dan about a potential July 19 gig. Then I remembered a message I had been thinking about imaginarily writing out for Hannah the past couple days (after making sure she is ready for emotion-related content.)</text:span></text:span></text:p>
      <text:p text:style-name="P52"><text:span text:style-name="Source_20_Text"><text:span text:style-name="T67"><text:s text:c="3"/>I'm don't know what's going on between us; I don't think you do either and that's okay with me because I'm happy with how things are. For a long time, I've wanted to say this next thing but I have struggled endlessly with the syntax. I can only think of two ways to say it, and neither is quite right.</text:span></text:span></text:p>
      <text:p text:style-name="P52"><text:span text:style-name="Source_20_Text"><text:span text:style-name="T67"><text:s text:c="3"/>One is: I'm not going to date anybody in the near future.</text:span></text:span></text:p>
      <text:p text:style-name="P52"><text:span text:style-name="Source_20_Text"><text:span text:style-name="T67"><text:s text:c="3"/>I don't like the way that reads because I'm afraid it could be confused as including you, whom I still very much would like to date.</text:span></text:span></text:p>
      <text:p text:style-name="P52"><text:span text:style-name="Source_20_Text"><text:span text:style-name="T67"><text:s text:c="3"/>The other: I'm not going to date anybody else any time soon.</text:span></text:span></text:p>
      <text:p text:style-name="P52"><text:soft-page-break/><text:span text:style-name="Source_20_Text"><text:span text:style-name="T67"><text:s text:c="3"/>I don't like this way either because it represents me as mistakenly thinking we are dating, which you have made clear we are not. </text:span></text:span></text:p>
      <text:p text:style-name="P52"><text:span text:style-name="Source_20_Text"><text:span text:style-name="T67"/></text:span></text:p>
      <text:p text:style-name="P52"><text:span text:style-name="Source_20_Text"><text:span text:style-name="T67">This is exactly one of the things she was talking about when she said not to overthink it. So, unless I happen to, in a state of surrender, come across a simple way of saying what I need to, I will continue to keep this to myself. I think and hope she knows this already. It has been six weeks since I went on a date with Maddy. I guess that's not yet anything to brag about. I could call that almost two months if I was feeling defensive, but it still doesn't sound very impressive.</text:span></text:span></text:p>
      <text:p text:style-name="P52"><text:span text:style-name="Source_20_Text"><text:span text:style-name="T67"/></text:span></text:p>
      <text:p text:style-name="P52"><text:span text:style-name="Source_20_Text"><text:span text:style-name="T67">At 12:43, she laughed and loved my final two texts from the night before, but did not write a response.</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oogle Sans" svg:font-family="'Google Sans', Roboto,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Mono" svg:font-family="'Noto Mono'" style:font-pitch="fixed"/>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04T14:34:24.328874123</dc:date>
    <meta:editing-duration>P2DT1H2M9S</meta:editing-duration>
    <meta:editing-cycles>61</meta:editing-cycles>
    <meta:generator>LibreOffice/7.3.7.2$Linux_X86_64 LibreOffice_project/30$Build-2</meta:generator>
    <meta:print-date>2024-07-04T14:34:13.974018167</meta:print-date>
    <meta:document-statistic meta:table-count="0" meta:image-count="0" meta:object-count="0" meta:page-count="64" meta:paragraph-count="348" meta:word-count="16416" meta:character-count="85816" meta:non-whitespace-character-count="69015"/>
  </office:meta>
</office:document-meta>
</file>